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6.301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7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3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36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37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38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9" style:family="table-cell" style:parent-style-name="Pivot_20_Table_20_Category" style:data-style-name="N0"/>
    <style:style style:name="ce4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1" style:family="table-cell" style:parent-style-name="Pivot_20_Table_20_Value" style:data-style-name="N0"/>
    <style:style style:name="ce42" style:family="table-cell" style:parent-style-name="Pivot_20_Table_20_Corner">
      <style:table-cell-properties fo:border-bottom="none" fo:border-left="none" fo:border-right="none" fo:border-top="2.01pt solid #000000"/>
    </style:style>
    <style:style style:name="ce43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44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45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HAVIOR FI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blem Name</text:p>
          </table:table-cell>
          <table:table-cell table:style-name="Default" office:value-type="string" calcext:value-type="string">
            <text:p>Short 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2]=&quot;Connected Maximum-density Still Life&quot;; &quot;CMSL&quot;;&#10;IF([.C2]=&quot;Crossing Minimization&quot;; &quot;CM&quot;;&#10;IF([.C2]=&quot;Graceful Graphs&quot;; &quot;GG&quot;;&#10;IF([.C2]=&quot;Graph Colouring&quot;; &quot;GC&quot;;&#10;IF([.C2]=&quot;Incremental Scheduling&quot;; &quot;IS&quot;;&#10;IF([.C2]=&quot;Knight Tour&quot;; &quot;KT&quot;;&#10;IF([.C2]=&quot;Knight Tour With Holes&quot;; &quot;KTWH&quot;;&#10;IF([.C2]=&quot;Labyrinth&quot;; &quot;L&quot;;&#10;IF([.C2]=&quot;Maximal Clique Problem&quot;; &quot;MCP&quot;;&#10;IF([.C2]=&quot;Nomystery&quot;; &quot;NM&quot;;&#10;IF([.C2]=&quot;Partner Units&quot;; &quot;PU&quot;;&#10;IF([.C2]=&quot;Permutation Pattern Matching&quot;; &quot;PPM&quot;;&#10;IF([.C2]=&quot;Ricochet Robots&quot;; &quot;RR&quot;;&#10;IF([.C2]=&quot;Sokoban&quot;; &quot;S&quot;;&#10;IF([.C2]=&quot;Stable Marriage&quot;; &quot;SM&quot;;&#10;IF([.C2]=&quot;Valves Location Problem&quot;; &quot;VLP&quot;;&#10;IF([.C2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3]=&quot;Connected Maximum-density Still Life&quot;; &quot;CMSL&quot;;&#10;IF([.C3]=&quot;Crossing Minimization&quot;; &quot;CM&quot;;&#10;IF([.C3]=&quot;Graceful Graphs&quot;; &quot;GG&quot;;&#10;IF([.C3]=&quot;Graph Colouring&quot;; &quot;GC&quot;;&#10;IF([.C3]=&quot;Incremental Scheduling&quot;; &quot;IS&quot;;&#10;IF([.C3]=&quot;Knight Tour&quot;; &quot;KT&quot;;&#10;IF([.C3]=&quot;Knight Tour With Holes&quot;; &quot;KTWH&quot;;&#10;IF([.C3]=&quot;Labyrinth&quot;; &quot;L&quot;;&#10;IF([.C3]=&quot;Maximal Clique Problem&quot;; &quot;MCP&quot;;&#10;IF([.C3]=&quot;Nomystery&quot;; &quot;NM&quot;;&#10;IF([.C3]=&quot;Partner Units&quot;; &quot;PU&quot;;&#10;IF([.C3]=&quot;Permutation Pattern Matching&quot;; &quot;PPM&quot;;&#10;IF([.C3]=&quot;Ricochet Robots&quot;; &quot;RR&quot;;&#10;IF([.C3]=&quot;Sokoban&quot;; &quot;S&quot;;&#10;IF([.C3]=&quot;Stable Marriage&quot;; &quot;SM&quot;;&#10;IF([.C3]=&quot;Valves Location Problem&quot;; &quot;VLP&quot;;&#10;IF([.C3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4]=&quot;Connected Maximum-density Still Life&quot;; &quot;CMSL&quot;;&#10;IF([.C4]=&quot;Crossing Minimization&quot;; &quot;CM&quot;;&#10;IF([.C4]=&quot;Graceful Graphs&quot;; &quot;GG&quot;;&#10;IF([.C4]=&quot;Graph Colouring&quot;; &quot;GC&quot;;&#10;IF([.C4]=&quot;Incremental Scheduling&quot;; &quot;IS&quot;;&#10;IF([.C4]=&quot;Knight Tour&quot;; &quot;KT&quot;;&#10;IF([.C4]=&quot;Knight Tour With Holes&quot;; &quot;KTWH&quot;;&#10;IF([.C4]=&quot;Labyrinth&quot;; &quot;L&quot;;&#10;IF([.C4]=&quot;Maximal Clique Problem&quot;; &quot;MCP&quot;;&#10;IF([.C4]=&quot;Nomystery&quot;; &quot;NM&quot;;&#10;IF([.C4]=&quot;Partner Units&quot;; &quot;PU&quot;;&#10;IF([.C4]=&quot;Permutation Pattern Matching&quot;; &quot;PPM&quot;;&#10;IF([.C4]=&quot;Ricochet Robots&quot;; &quot;RR&quot;;&#10;IF([.C4]=&quot;Sokoban&quot;; &quot;S&quot;;&#10;IF([.C4]=&quot;Stable Marriage&quot;; &quot;SM&quot;;&#10;IF([.C4]=&quot;Valves Location Problem&quot;; &quot;VLP&quot;;&#10;IF([.C4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5]=&quot;Connected Maximum-density Still Life&quot;; &quot;CMSL&quot;;&#10;IF([.C5]=&quot;Crossing Minimization&quot;; &quot;CM&quot;;&#10;IF([.C5]=&quot;Graceful Graphs&quot;; &quot;GG&quot;;&#10;IF([.C5]=&quot;Graph Colouring&quot;; &quot;GC&quot;;&#10;IF([.C5]=&quot;Incremental Scheduling&quot;; &quot;IS&quot;;&#10;IF([.C5]=&quot;Knight Tour&quot;; &quot;KT&quot;;&#10;IF([.C5]=&quot;Knight Tour With Holes&quot;; &quot;KTWH&quot;;&#10;IF([.C5]=&quot;Labyrinth&quot;; &quot;L&quot;;&#10;IF([.C5]=&quot;Maximal Clique Problem&quot;; &quot;MCP&quot;;&#10;IF([.C5]=&quot;Nomystery&quot;; &quot;NM&quot;;&#10;IF([.C5]=&quot;Partner Units&quot;; &quot;PU&quot;;&#10;IF([.C5]=&quot;Permutation Pattern Matching&quot;; &quot;PPM&quot;;&#10;IF([.C5]=&quot;Ricochet Robots&quot;; &quot;RR&quot;;&#10;IF([.C5]=&quot;Sokoban&quot;; &quot;S&quot;;&#10;IF([.C5]=&quot;Stable Marriage&quot;; &quot;SM&quot;;&#10;IF([.C5]=&quot;Valves Location Problem&quot;; &quot;VLP&quot;;&#10;IF([.C5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9" calcext:value-type="float">
            <text:p>0.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6]=&quot;Connected Maximum-density Still Life&quot;; &quot;CMSL&quot;;&#10;IF([.C6]=&quot;Crossing Minimization&quot;; &quot;CM&quot;;&#10;IF([.C6]=&quot;Graceful Graphs&quot;; &quot;GG&quot;;&#10;IF([.C6]=&quot;Graph Colouring&quot;; &quot;GC&quot;;&#10;IF([.C6]=&quot;Incremental Scheduling&quot;; &quot;IS&quot;;&#10;IF([.C6]=&quot;Knight Tour&quot;; &quot;KT&quot;;&#10;IF([.C6]=&quot;Knight Tour With Holes&quot;; &quot;KTWH&quot;;&#10;IF([.C6]=&quot;Labyrinth&quot;; &quot;L&quot;;&#10;IF([.C6]=&quot;Maximal Clique Problem&quot;; &quot;MCP&quot;;&#10;IF([.C6]=&quot;Nomystery&quot;; &quot;NM&quot;;&#10;IF([.C6]=&quot;Partner Units&quot;; &quot;PU&quot;;&#10;IF([.C6]=&quot;Permutation Pattern Matching&quot;; &quot;PPM&quot;;&#10;IF([.C6]=&quot;Ricochet Robots&quot;; &quot;RR&quot;;&#10;IF([.C6]=&quot;Sokoban&quot;; &quot;S&quot;;&#10;IF([.C6]=&quot;Stable Marriage&quot;; &quot;SM&quot;;&#10;IF([.C6]=&quot;Valves Location Problem&quot;; &quot;VLP&quot;;&#10;IF([.C6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7]=&quot;Connected Maximum-density Still Life&quot;; &quot;CMSL&quot;;&#10;IF([.C7]=&quot;Crossing Minimization&quot;; &quot;CM&quot;;&#10;IF([.C7]=&quot;Graceful Graphs&quot;; &quot;GG&quot;;&#10;IF([.C7]=&quot;Graph Colouring&quot;; &quot;GC&quot;;&#10;IF([.C7]=&quot;Incremental Scheduling&quot;; &quot;IS&quot;;&#10;IF([.C7]=&quot;Knight Tour&quot;; &quot;KT&quot;;&#10;IF([.C7]=&quot;Knight Tour With Holes&quot;; &quot;KTWH&quot;;&#10;IF([.C7]=&quot;Labyrinth&quot;; &quot;L&quot;;&#10;IF([.C7]=&quot;Maximal Clique Problem&quot;; &quot;MCP&quot;;&#10;IF([.C7]=&quot;Nomystery&quot;; &quot;NM&quot;;&#10;IF([.C7]=&quot;Partner Units&quot;; &quot;PU&quot;;&#10;IF([.C7]=&quot;Permutation Pattern Matching&quot;; &quot;PPM&quot;;&#10;IF([.C7]=&quot;Ricochet Robots&quot;; &quot;RR&quot;;&#10;IF([.C7]=&quot;Sokoban&quot;; &quot;S&quot;;&#10;IF([.C7]=&quot;Stable Marriage&quot;; &quot;SM&quot;;&#10;IF([.C7]=&quot;Valves Location Problem&quot;; &quot;VLP&quot;;&#10;IF([.C7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8]=&quot;Connected Maximum-density Still Life&quot;; &quot;CMSL&quot;;&#10;IF([.C8]=&quot;Crossing Minimization&quot;; &quot;CM&quot;;&#10;IF([.C8]=&quot;Graceful Graphs&quot;; &quot;GG&quot;;&#10;IF([.C8]=&quot;Graph Colouring&quot;; &quot;GC&quot;;&#10;IF([.C8]=&quot;Incremental Scheduling&quot;; &quot;IS&quot;;&#10;IF([.C8]=&quot;Knight Tour&quot;; &quot;KT&quot;;&#10;IF([.C8]=&quot;Knight Tour With Holes&quot;; &quot;KTWH&quot;;&#10;IF([.C8]=&quot;Labyrinth&quot;; &quot;L&quot;;&#10;IF([.C8]=&quot;Maximal Clique Problem&quot;; &quot;MCP&quot;;&#10;IF([.C8]=&quot;Nomystery&quot;; &quot;NM&quot;;&#10;IF([.C8]=&quot;Partner Units&quot;; &quot;PU&quot;;&#10;IF([.C8]=&quot;Permutation Pattern Matching&quot;; &quot;PPM&quot;;&#10;IF([.C8]=&quot;Ricochet Robots&quot;; &quot;RR&quot;;&#10;IF([.C8]=&quot;Sokoban&quot;; &quot;S&quot;;&#10;IF([.C8]=&quot;Stable Marriage&quot;; &quot;SM&quot;;&#10;IF([.C8]=&quot;Valves Location Problem&quot;; &quot;VLP&quot;;&#10;IF([.C8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9]=&quot;Connected Maximum-density Still Life&quot;; &quot;CMSL&quot;;&#10;IF([.C9]=&quot;Crossing Minimization&quot;; &quot;CM&quot;;&#10;IF([.C9]=&quot;Graceful Graphs&quot;; &quot;GG&quot;;&#10;IF([.C9]=&quot;Graph Colouring&quot;; &quot;GC&quot;;&#10;IF([.C9]=&quot;Incremental Scheduling&quot;; &quot;IS&quot;;&#10;IF([.C9]=&quot;Knight Tour&quot;; &quot;KT&quot;;&#10;IF([.C9]=&quot;Knight Tour With Holes&quot;; &quot;KTWH&quot;;&#10;IF([.C9]=&quot;Labyrinth&quot;; &quot;L&quot;;&#10;IF([.C9]=&quot;Maximal Clique Problem&quot;; &quot;MCP&quot;;&#10;IF([.C9]=&quot;Nomystery&quot;; &quot;NM&quot;;&#10;IF([.C9]=&quot;Partner Units&quot;; &quot;PU&quot;;&#10;IF([.C9]=&quot;Permutation Pattern Matching&quot;; &quot;PPM&quot;;&#10;IF([.C9]=&quot;Ricochet Robots&quot;; &quot;RR&quot;;&#10;IF([.C9]=&quot;Sokoban&quot;; &quot;S&quot;;&#10;IF([.C9]=&quot;Stable Marriage&quot;; &quot;SM&quot;;&#10;IF([.C9]=&quot;Valves Location Problem&quot;; &quot;VLP&quot;;&#10;IF([.C9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10]=&quot;Connected Maximum-density Still Life&quot;; &quot;CMSL&quot;;&#10;IF([.C10]=&quot;Crossing Minimization&quot;; &quot;CM&quot;;&#10;IF([.C10]=&quot;Graceful Graphs&quot;; &quot;GG&quot;;&#10;IF([.C10]=&quot;Graph Colouring&quot;; &quot;GC&quot;;&#10;IF([.C10]=&quot;Incremental Scheduling&quot;; &quot;IS&quot;;&#10;IF([.C10]=&quot;Knight Tour&quot;; &quot;KT&quot;;&#10;IF([.C10]=&quot;Knight Tour With Holes&quot;; &quot;KTWH&quot;;&#10;IF([.C10]=&quot;Labyrinth&quot;; &quot;L&quot;;&#10;IF([.C10]=&quot;Maximal Clique Problem&quot;; &quot;MCP&quot;;&#10;IF([.C10]=&quot;Nomystery&quot;; &quot;NM&quot;;&#10;IF([.C10]=&quot;Partner Units&quot;; &quot;PU&quot;;&#10;IF([.C10]=&quot;Permutation Pattern Matching&quot;; &quot;PPM&quot;;&#10;IF([.C10]=&quot;Ricochet Robots&quot;; &quot;RR&quot;;&#10;IF([.C10]=&quot;Sokoban&quot;; &quot;S&quot;;&#10;IF([.C10]=&quot;Stable Marriage&quot;; &quot;SM&quot;;&#10;IF([.C10]=&quot;Valves Location Problem&quot;; &quot;VLP&quot;;&#10;IF([.C10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1]=&quot;Connected Maximum-density Still Life&quot;; &quot;CMSL&quot;;&#10;IF([.C11]=&quot;Crossing Minimization&quot;; &quot;CM&quot;;&#10;IF([.C11]=&quot;Graceful Graphs&quot;; &quot;GG&quot;;&#10;IF([.C11]=&quot;Graph Colouring&quot;; &quot;GC&quot;;&#10;IF([.C11]=&quot;Incremental Scheduling&quot;; &quot;IS&quot;;&#10;IF([.C11]=&quot;Knight Tour&quot;; &quot;KT&quot;;&#10;IF([.C11]=&quot;Knight Tour With Holes&quot;; &quot;KTWH&quot;;&#10;IF([.C11]=&quot;Labyrinth&quot;; &quot;L&quot;;&#10;IF([.C11]=&quot;Maximal Clique Problem&quot;; &quot;MCP&quot;;&#10;IF([.C11]=&quot;Nomystery&quot;; &quot;NM&quot;;&#10;IF([.C11]=&quot;Partner Units&quot;; &quot;PU&quot;;&#10;IF([.C11]=&quot;Permutation Pattern Matching&quot;; &quot;PPM&quot;;&#10;IF([.C11]=&quot;Ricochet Robots&quot;; &quot;RR&quot;;&#10;IF([.C11]=&quot;Sokoban&quot;; &quot;S&quot;;&#10;IF([.C11]=&quot;Stable Marriage&quot;; &quot;SM&quot;;&#10;IF([.C11]=&quot;Valves Location Problem&quot;; &quot;VLP&quot;;&#10;IF([.C11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74" calcext:value-type="float">
            <text:p>0.74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12]=&quot;Connected Maximum-density Still Life&quot;; &quot;CMSL&quot;;&#10;IF([.C12]=&quot;Crossing Minimization&quot;; &quot;CM&quot;;&#10;IF([.C12]=&quot;Graceful Graphs&quot;; &quot;GG&quot;;&#10;IF([.C12]=&quot;Graph Colouring&quot;; &quot;GC&quot;;&#10;IF([.C12]=&quot;Incremental Scheduling&quot;; &quot;IS&quot;;&#10;IF([.C12]=&quot;Knight Tour&quot;; &quot;KT&quot;;&#10;IF([.C12]=&quot;Knight Tour With Holes&quot;; &quot;KTWH&quot;;&#10;IF([.C12]=&quot;Labyrinth&quot;; &quot;L&quot;;&#10;IF([.C12]=&quot;Maximal Clique Problem&quot;; &quot;MCP&quot;;&#10;IF([.C12]=&quot;Nomystery&quot;; &quot;NM&quot;;&#10;IF([.C12]=&quot;Partner Units&quot;; &quot;PU&quot;;&#10;IF([.C12]=&quot;Permutation Pattern Matching&quot;; &quot;PPM&quot;;&#10;IF([.C12]=&quot;Ricochet Robots&quot;; &quot;RR&quot;;&#10;IF([.C12]=&quot;Sokoban&quot;; &quot;S&quot;;&#10;IF([.C12]=&quot;Stable Marriage&quot;; &quot;SM&quot;;&#10;IF([.C12]=&quot;Valves Location Problem&quot;; &quot;VLP&quot;;&#10;IF([.C12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13]=&quot;Connected Maximum-density Still Life&quot;; &quot;CMSL&quot;;&#10;IF([.C13]=&quot;Crossing Minimization&quot;; &quot;CM&quot;;&#10;IF([.C13]=&quot;Graceful Graphs&quot;; &quot;GG&quot;;&#10;IF([.C13]=&quot;Graph Colouring&quot;; &quot;GC&quot;;&#10;IF([.C13]=&quot;Incremental Scheduling&quot;; &quot;IS&quot;;&#10;IF([.C13]=&quot;Knight Tour&quot;; &quot;KT&quot;;&#10;IF([.C13]=&quot;Knight Tour With Holes&quot;; &quot;KTWH&quot;;&#10;IF([.C13]=&quot;Labyrinth&quot;; &quot;L&quot;;&#10;IF([.C13]=&quot;Maximal Clique Problem&quot;; &quot;MCP&quot;;&#10;IF([.C13]=&quot;Nomystery&quot;; &quot;NM&quot;;&#10;IF([.C13]=&quot;Partner Units&quot;; &quot;PU&quot;;&#10;IF([.C13]=&quot;Permutation Pattern Matching&quot;; &quot;PPM&quot;;&#10;IF([.C13]=&quot;Ricochet Robots&quot;; &quot;RR&quot;;&#10;IF([.C13]=&quot;Sokoban&quot;; &quot;S&quot;;&#10;IF([.C13]=&quot;Stable Marriage&quot;; &quot;SM&quot;;&#10;IF([.C13]=&quot;Valves Location Problem&quot;; &quot;VLP&quot;;&#10;IF([.C13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81" calcext:value-type="float">
            <text:p>0.8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4]=&quot;Connected Maximum-density Still Life&quot;; &quot;CMSL&quot;;&#10;IF([.C14]=&quot;Crossing Minimization&quot;; &quot;CM&quot;;&#10;IF([.C14]=&quot;Graceful Graphs&quot;; &quot;GG&quot;;&#10;IF([.C14]=&quot;Graph Colouring&quot;; &quot;GC&quot;;&#10;IF([.C14]=&quot;Incremental Scheduling&quot;; &quot;IS&quot;;&#10;IF([.C14]=&quot;Knight Tour&quot;; &quot;KT&quot;;&#10;IF([.C14]=&quot;Knight Tour With Holes&quot;; &quot;KTWH&quot;;&#10;IF([.C14]=&quot;Labyrinth&quot;; &quot;L&quot;;&#10;IF([.C14]=&quot;Maximal Clique Problem&quot;; &quot;MCP&quot;;&#10;IF([.C14]=&quot;Nomystery&quot;; &quot;NM&quot;;&#10;IF([.C14]=&quot;Partner Units&quot;; &quot;PU&quot;;&#10;IF([.C14]=&quot;Permutation Pattern Matching&quot;; &quot;PPM&quot;;&#10;IF([.C14]=&quot;Ricochet Robots&quot;; &quot;RR&quot;;&#10;IF([.C14]=&quot;Sokoban&quot;; &quot;S&quot;;&#10;IF([.C14]=&quot;Stable Marriage&quot;; &quot;SM&quot;;&#10;IF([.C14]=&quot;Valves Location Problem&quot;; &quot;VLP&quot;;&#10;IF([.C14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5]=&quot;Connected Maximum-density Still Life&quot;; &quot;CMSL&quot;;&#10;IF([.C15]=&quot;Crossing Minimization&quot;; &quot;CM&quot;;&#10;IF([.C15]=&quot;Graceful Graphs&quot;; &quot;GG&quot;;&#10;IF([.C15]=&quot;Graph Colouring&quot;; &quot;GC&quot;;&#10;IF([.C15]=&quot;Incremental Scheduling&quot;; &quot;IS&quot;;&#10;IF([.C15]=&quot;Knight Tour&quot;; &quot;KT&quot;;&#10;IF([.C15]=&quot;Knight Tour With Holes&quot;; &quot;KTWH&quot;;&#10;IF([.C15]=&quot;Labyrinth&quot;; &quot;L&quot;;&#10;IF([.C15]=&quot;Maximal Clique Problem&quot;; &quot;MCP&quot;;&#10;IF([.C15]=&quot;Nomystery&quot;; &quot;NM&quot;;&#10;IF([.C15]=&quot;Partner Units&quot;; &quot;PU&quot;;&#10;IF([.C15]=&quot;Permutation Pattern Matching&quot;; &quot;PPM&quot;;&#10;IF([.C15]=&quot;Ricochet Robots&quot;; &quot;RR&quot;;&#10;IF([.C15]=&quot;Sokoban&quot;; &quot;S&quot;;&#10;IF([.C15]=&quot;Stable Marriage&quot;; &quot;SM&quot;;&#10;IF([.C15]=&quot;Valves Location Problem&quot;; &quot;VLP&quot;;&#10;IF([.C15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16]=&quot;Connected Maximum-density Still Life&quot;; &quot;CMSL&quot;;&#10;IF([.C16]=&quot;Crossing Minimization&quot;; &quot;CM&quot;;&#10;IF([.C16]=&quot;Graceful Graphs&quot;; &quot;GG&quot;;&#10;IF([.C16]=&quot;Graph Colouring&quot;; &quot;GC&quot;;&#10;IF([.C16]=&quot;Incremental Scheduling&quot;; &quot;IS&quot;;&#10;IF([.C16]=&quot;Knight Tour&quot;; &quot;KT&quot;;&#10;IF([.C16]=&quot;Knight Tour With Holes&quot;; &quot;KTWH&quot;;&#10;IF([.C16]=&quot;Labyrinth&quot;; &quot;L&quot;;&#10;IF([.C16]=&quot;Maximal Clique Problem&quot;; &quot;MCP&quot;;&#10;IF([.C16]=&quot;Nomystery&quot;; &quot;NM&quot;;&#10;IF([.C16]=&quot;Partner Units&quot;; &quot;PU&quot;;&#10;IF([.C16]=&quot;Permutation Pattern Matching&quot;; &quot;PPM&quot;;&#10;IF([.C16]=&quot;Ricochet Robots&quot;; &quot;RR&quot;;&#10;IF([.C16]=&quot;Sokoban&quot;; &quot;S&quot;;&#10;IF([.C16]=&quot;Stable Marriage&quot;; &quot;SM&quot;;&#10;IF([.C16]=&quot;Valves Location Problem&quot;; &quot;VLP&quot;;&#10;IF([.C16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77" calcext:value-type="float">
            <text:p>0.7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17]=&quot;Connected Maximum-density Still Life&quot;; &quot;CMSL&quot;;&#10;IF([.C17]=&quot;Crossing Minimization&quot;; &quot;CM&quot;;&#10;IF([.C17]=&quot;Graceful Graphs&quot;; &quot;GG&quot;;&#10;IF([.C17]=&quot;Graph Colouring&quot;; &quot;GC&quot;;&#10;IF([.C17]=&quot;Incremental Scheduling&quot;; &quot;IS&quot;;&#10;IF([.C17]=&quot;Knight Tour&quot;; &quot;KT&quot;;&#10;IF([.C17]=&quot;Knight Tour With Holes&quot;; &quot;KTWH&quot;;&#10;IF([.C17]=&quot;Labyrinth&quot;; &quot;L&quot;;&#10;IF([.C17]=&quot;Maximal Clique Problem&quot;; &quot;MCP&quot;;&#10;IF([.C17]=&quot;Nomystery&quot;; &quot;NM&quot;;&#10;IF([.C17]=&quot;Partner Units&quot;; &quot;PU&quot;;&#10;IF([.C17]=&quot;Permutation Pattern Matching&quot;; &quot;PPM&quot;;&#10;IF([.C17]=&quot;Ricochet Robots&quot;; &quot;RR&quot;;&#10;IF([.C17]=&quot;Sokoban&quot;; &quot;S&quot;;&#10;IF([.C17]=&quot;Stable Marriage&quot;; &quot;SM&quot;;&#10;IF([.C17]=&quot;Valves Location Problem&quot;; &quot;VLP&quot;;&#10;IF([.C17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18]=&quot;Connected Maximum-density Still Life&quot;; &quot;CMSL&quot;;&#10;IF([.C18]=&quot;Crossing Minimization&quot;; &quot;CM&quot;;&#10;IF([.C18]=&quot;Graceful Graphs&quot;; &quot;GG&quot;;&#10;IF([.C18]=&quot;Graph Colouring&quot;; &quot;GC&quot;;&#10;IF([.C18]=&quot;Incremental Scheduling&quot;; &quot;IS&quot;;&#10;IF([.C18]=&quot;Knight Tour&quot;; &quot;KT&quot;;&#10;IF([.C18]=&quot;Knight Tour With Holes&quot;; &quot;KTWH&quot;;&#10;IF([.C18]=&quot;Labyrinth&quot;; &quot;L&quot;;&#10;IF([.C18]=&quot;Maximal Clique Problem&quot;; &quot;MCP&quot;;&#10;IF([.C18]=&quot;Nomystery&quot;; &quot;NM&quot;;&#10;IF([.C18]=&quot;Partner Units&quot;; &quot;PU&quot;;&#10;IF([.C18]=&quot;Permutation Pattern Matching&quot;; &quot;PPM&quot;;&#10;IF([.C18]=&quot;Ricochet Robots&quot;; &quot;RR&quot;;&#10;IF([.C18]=&quot;Sokoban&quot;; &quot;S&quot;;&#10;IF([.C18]=&quot;Stable Marriage&quot;; &quot;SM&quot;;&#10;IF([.C18]=&quot;Valves Location Problem&quot;; &quot;VLP&quot;;&#10;IF([.C18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19]=&quot;Connected Maximum-density Still Life&quot;; &quot;CMSL&quot;;&#10;IF([.C19]=&quot;Crossing Minimization&quot;; &quot;CM&quot;;&#10;IF([.C19]=&quot;Graceful Graphs&quot;; &quot;GG&quot;;&#10;IF([.C19]=&quot;Graph Colouring&quot;; &quot;GC&quot;;&#10;IF([.C19]=&quot;Incremental Scheduling&quot;; &quot;IS&quot;;&#10;IF([.C19]=&quot;Knight Tour&quot;; &quot;KT&quot;;&#10;IF([.C19]=&quot;Knight Tour With Holes&quot;; &quot;KTWH&quot;;&#10;IF([.C19]=&quot;Labyrinth&quot;; &quot;L&quot;;&#10;IF([.C19]=&quot;Maximal Clique Problem&quot;; &quot;MCP&quot;;&#10;IF([.C19]=&quot;Nomystery&quot;; &quot;NM&quot;;&#10;IF([.C19]=&quot;Partner Units&quot;; &quot;PU&quot;;&#10;IF([.C19]=&quot;Permutation Pattern Matching&quot;; &quot;PPM&quot;;&#10;IF([.C19]=&quot;Ricochet Robots&quot;; &quot;RR&quot;;&#10;IF([.C19]=&quot;Sokoban&quot;; &quot;S&quot;;&#10;IF([.C19]=&quot;Stable Marriage&quot;; &quot;SM&quot;;&#10;IF([.C19]=&quot;Valves Location Problem&quot;; &quot;VLP&quot;;&#10;IF([.C19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20]=&quot;Connected Maximum-density Still Life&quot;; &quot;CMSL&quot;;&#10;IF([.C20]=&quot;Crossing Minimization&quot;; &quot;CM&quot;;&#10;IF([.C20]=&quot;Graceful Graphs&quot;; &quot;GG&quot;;&#10;IF([.C20]=&quot;Graph Colouring&quot;; &quot;GC&quot;;&#10;IF([.C20]=&quot;Incremental Scheduling&quot;; &quot;IS&quot;;&#10;IF([.C20]=&quot;Knight Tour&quot;; &quot;KT&quot;;&#10;IF([.C20]=&quot;Knight Tour With Holes&quot;; &quot;KTWH&quot;;&#10;IF([.C20]=&quot;Labyrinth&quot;; &quot;L&quot;;&#10;IF([.C20]=&quot;Maximal Clique Problem&quot;; &quot;MCP&quot;;&#10;IF([.C20]=&quot;Nomystery&quot;; &quot;NM&quot;;&#10;IF([.C20]=&quot;Partner Units&quot;; &quot;PU&quot;;&#10;IF([.C20]=&quot;Permutation Pattern Matching&quot;; &quot;PPM&quot;;&#10;IF([.C20]=&quot;Ricochet Robots&quot;; &quot;RR&quot;;&#10;IF([.C20]=&quot;Sokoban&quot;; &quot;S&quot;;&#10;IF([.C20]=&quot;Stable Marriage&quot;; &quot;SM&quot;;&#10;IF([.C20]=&quot;Valves Location Problem&quot;; &quot;VLP&quot;;&#10;IF([.C20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21]=&quot;Connected Maximum-density Still Life&quot;; &quot;CMSL&quot;;&#10;IF([.C21]=&quot;Crossing Minimization&quot;; &quot;CM&quot;;&#10;IF([.C21]=&quot;Graceful Graphs&quot;; &quot;GG&quot;;&#10;IF([.C21]=&quot;Graph Colouring&quot;; &quot;GC&quot;;&#10;IF([.C21]=&quot;Incremental Scheduling&quot;; &quot;IS&quot;;&#10;IF([.C21]=&quot;Knight Tour&quot;; &quot;KT&quot;;&#10;IF([.C21]=&quot;Knight Tour With Holes&quot;; &quot;KTWH&quot;;&#10;IF([.C21]=&quot;Labyrinth&quot;; &quot;L&quot;;&#10;IF([.C21]=&quot;Maximal Clique Problem&quot;; &quot;MCP&quot;;&#10;IF([.C21]=&quot;Nomystery&quot;; &quot;NM&quot;;&#10;IF([.C21]=&quot;Partner Units&quot;; &quot;PU&quot;;&#10;IF([.C21]=&quot;Permutation Pattern Matching&quot;; &quot;PPM&quot;;&#10;IF([.C21]=&quot;Ricochet Robots&quot;; &quot;RR&quot;;&#10;IF([.C21]=&quot;Sokoban&quot;; &quot;S&quot;;&#10;IF([.C21]=&quot;Stable Marriage&quot;; &quot;SM&quot;;&#10;IF([.C21]=&quot;Valves Location Problem&quot;; &quot;VLP&quot;;&#10;IF([.C21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22]=&quot;Connected Maximum-density Still Life&quot;; &quot;CMSL&quot;;&#10;IF([.C22]=&quot;Crossing Minimization&quot;; &quot;CM&quot;;&#10;IF([.C22]=&quot;Graceful Graphs&quot;; &quot;GG&quot;;&#10;IF([.C22]=&quot;Graph Colouring&quot;; &quot;GC&quot;;&#10;IF([.C22]=&quot;Incremental Scheduling&quot;; &quot;IS&quot;;&#10;IF([.C22]=&quot;Knight Tour&quot;; &quot;KT&quot;;&#10;IF([.C22]=&quot;Knight Tour With Holes&quot;; &quot;KTWH&quot;;&#10;IF([.C22]=&quot;Labyrinth&quot;; &quot;L&quot;;&#10;IF([.C22]=&quot;Maximal Clique Problem&quot;; &quot;MCP&quot;;&#10;IF([.C22]=&quot;Nomystery&quot;; &quot;NM&quot;;&#10;IF([.C22]=&quot;Partner Units&quot;; &quot;PU&quot;;&#10;IF([.C22]=&quot;Permutation Pattern Matching&quot;; &quot;PPM&quot;;&#10;IF([.C22]=&quot;Ricochet Robots&quot;; &quot;RR&quot;;&#10;IF([.C22]=&quot;Sokoban&quot;; &quot;S&quot;;&#10;IF([.C22]=&quot;Stable Marriage&quot;; &quot;SM&quot;;&#10;IF([.C22]=&quot;Valves Location Problem&quot;; &quot;VLP&quot;;&#10;IF([.C22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83" calcext:value-type="float">
            <text:p>0.8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23]=&quot;Connected Maximum-density Still Life&quot;; &quot;CMSL&quot;;&#10;IF([.C23]=&quot;Crossing Minimization&quot;; &quot;CM&quot;;&#10;IF([.C23]=&quot;Graceful Graphs&quot;; &quot;GG&quot;;&#10;IF([.C23]=&quot;Graph Colouring&quot;; &quot;GC&quot;;&#10;IF([.C23]=&quot;Incremental Scheduling&quot;; &quot;IS&quot;;&#10;IF([.C23]=&quot;Knight Tour&quot;; &quot;KT&quot;;&#10;IF([.C23]=&quot;Knight Tour With Holes&quot;; &quot;KTWH&quot;;&#10;IF([.C23]=&quot;Labyrinth&quot;; &quot;L&quot;;&#10;IF([.C23]=&quot;Maximal Clique Problem&quot;; &quot;MCP&quot;;&#10;IF([.C23]=&quot;Nomystery&quot;; &quot;NM&quot;;&#10;IF([.C23]=&quot;Partner Units&quot;; &quot;PU&quot;;&#10;IF([.C23]=&quot;Permutation Pattern Matching&quot;; &quot;PPM&quot;;&#10;IF([.C23]=&quot;Ricochet Robots&quot;; &quot;RR&quot;;&#10;IF([.C23]=&quot;Sokoban&quot;; &quot;S&quot;;&#10;IF([.C23]=&quot;Stable Marriage&quot;; &quot;SM&quot;;&#10;IF([.C23]=&quot;Valves Location Problem&quot;; &quot;VLP&quot;;&#10;IF([.C23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99" calcext:value-type="float">
            <text:p>0.9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24]=&quot;Connected Maximum-density Still Life&quot;; &quot;CMSL&quot;;&#10;IF([.C24]=&quot;Crossing Minimization&quot;; &quot;CM&quot;;&#10;IF([.C24]=&quot;Graceful Graphs&quot;; &quot;GG&quot;;&#10;IF([.C24]=&quot;Graph Colouring&quot;; &quot;GC&quot;;&#10;IF([.C24]=&quot;Incremental Scheduling&quot;; &quot;IS&quot;;&#10;IF([.C24]=&quot;Knight Tour&quot;; &quot;KT&quot;;&#10;IF([.C24]=&quot;Knight Tour With Holes&quot;; &quot;KTWH&quot;;&#10;IF([.C24]=&quot;Labyrinth&quot;; &quot;L&quot;;&#10;IF([.C24]=&quot;Maximal Clique Problem&quot;; &quot;MCP&quot;;&#10;IF([.C24]=&quot;Nomystery&quot;; &quot;NM&quot;;&#10;IF([.C24]=&quot;Partner Units&quot;; &quot;PU&quot;;&#10;IF([.C24]=&quot;Permutation Pattern Matching&quot;; &quot;PPM&quot;;&#10;IF([.C24]=&quot;Ricochet Robots&quot;; &quot;RR&quot;;&#10;IF([.C24]=&quot;Sokoban&quot;; &quot;S&quot;;&#10;IF([.C24]=&quot;Stable Marriage&quot;; &quot;SM&quot;;&#10;IF([.C24]=&quot;Valves Location Problem&quot;; &quot;VLP&quot;;&#10;IF([.C24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25]=&quot;Connected Maximum-density Still Life&quot;; &quot;CMSL&quot;;&#10;IF([.C25]=&quot;Crossing Minimization&quot;; &quot;CM&quot;;&#10;IF([.C25]=&quot;Graceful Graphs&quot;; &quot;GG&quot;;&#10;IF([.C25]=&quot;Graph Colouring&quot;; &quot;GC&quot;;&#10;IF([.C25]=&quot;Incremental Scheduling&quot;; &quot;IS&quot;;&#10;IF([.C25]=&quot;Knight Tour&quot;; &quot;KT&quot;;&#10;IF([.C25]=&quot;Knight Tour With Holes&quot;; &quot;KTWH&quot;;&#10;IF([.C25]=&quot;Labyrinth&quot;; &quot;L&quot;;&#10;IF([.C25]=&quot;Maximal Clique Problem&quot;; &quot;MCP&quot;;&#10;IF([.C25]=&quot;Nomystery&quot;; &quot;NM&quot;;&#10;IF([.C25]=&quot;Partner Units&quot;; &quot;PU&quot;;&#10;IF([.C25]=&quot;Permutation Pattern Matching&quot;; &quot;PPM&quot;;&#10;IF([.C25]=&quot;Ricochet Robots&quot;; &quot;RR&quot;;&#10;IF([.C25]=&quot;Sokoban&quot;; &quot;S&quot;;&#10;IF([.C25]=&quot;Stable Marriage&quot;; &quot;SM&quot;;&#10;IF([.C25]=&quot;Valves Location Problem&quot;; &quot;VLP&quot;;&#10;IF([.C25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26]=&quot;Connected Maximum-density Still Life&quot;; &quot;CMSL&quot;;&#10;IF([.C26]=&quot;Crossing Minimization&quot;; &quot;CM&quot;;&#10;IF([.C26]=&quot;Graceful Graphs&quot;; &quot;GG&quot;;&#10;IF([.C26]=&quot;Graph Colouring&quot;; &quot;GC&quot;;&#10;IF([.C26]=&quot;Incremental Scheduling&quot;; &quot;IS&quot;;&#10;IF([.C26]=&quot;Knight Tour&quot;; &quot;KT&quot;;&#10;IF([.C26]=&quot;Knight Tour With Holes&quot;; &quot;KTWH&quot;;&#10;IF([.C26]=&quot;Labyrinth&quot;; &quot;L&quot;;&#10;IF([.C26]=&quot;Maximal Clique Problem&quot;; &quot;MCP&quot;;&#10;IF([.C26]=&quot;Nomystery&quot;; &quot;NM&quot;;&#10;IF([.C26]=&quot;Partner Units&quot;; &quot;PU&quot;;&#10;IF([.C26]=&quot;Permutation Pattern Matching&quot;; &quot;PPM&quot;;&#10;IF([.C26]=&quot;Ricochet Robots&quot;; &quot;RR&quot;;&#10;IF([.C26]=&quot;Sokoban&quot;; &quot;S&quot;;&#10;IF([.C26]=&quot;Stable Marriage&quot;; &quot;SM&quot;;&#10;IF([.C26]=&quot;Valves Location Problem&quot;; &quot;VLP&quot;;&#10;IF([.C26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27]=&quot;Connected Maximum-density Still Life&quot;; &quot;CMSL&quot;;&#10;IF([.C27]=&quot;Crossing Minimization&quot;; &quot;CM&quot;;&#10;IF([.C27]=&quot;Graceful Graphs&quot;; &quot;GG&quot;;&#10;IF([.C27]=&quot;Graph Colouring&quot;; &quot;GC&quot;;&#10;IF([.C27]=&quot;Incremental Scheduling&quot;; &quot;IS&quot;;&#10;IF([.C27]=&quot;Knight Tour&quot;; &quot;KT&quot;;&#10;IF([.C27]=&quot;Knight Tour With Holes&quot;; &quot;KTWH&quot;;&#10;IF([.C27]=&quot;Labyrinth&quot;; &quot;L&quot;;&#10;IF([.C27]=&quot;Maximal Clique Problem&quot;; &quot;MCP&quot;;&#10;IF([.C27]=&quot;Nomystery&quot;; &quot;NM&quot;;&#10;IF([.C27]=&quot;Partner Units&quot;; &quot;PU&quot;;&#10;IF([.C27]=&quot;Permutation Pattern Matching&quot;; &quot;PPM&quot;;&#10;IF([.C27]=&quot;Ricochet Robots&quot;; &quot;RR&quot;;&#10;IF([.C27]=&quot;Sokoban&quot;; &quot;S&quot;;&#10;IF([.C27]=&quot;Stable Marriage&quot;; &quot;SM&quot;;&#10;IF([.C27]=&quot;Valves Location Problem&quot;; &quot;VLP&quot;;&#10;IF([.C27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28]=&quot;Connected Maximum-density Still Life&quot;; &quot;CMSL&quot;;&#10;IF([.C28]=&quot;Crossing Minimization&quot;; &quot;CM&quot;;&#10;IF([.C28]=&quot;Graceful Graphs&quot;; &quot;GG&quot;;&#10;IF([.C28]=&quot;Graph Colouring&quot;; &quot;GC&quot;;&#10;IF([.C28]=&quot;Incremental Scheduling&quot;; &quot;IS&quot;;&#10;IF([.C28]=&quot;Knight Tour&quot;; &quot;KT&quot;;&#10;IF([.C28]=&quot;Knight Tour With Holes&quot;; &quot;KTWH&quot;;&#10;IF([.C28]=&quot;Labyrinth&quot;; &quot;L&quot;;&#10;IF([.C28]=&quot;Maximal Clique Problem&quot;; &quot;MCP&quot;;&#10;IF([.C28]=&quot;Nomystery&quot;; &quot;NM&quot;;&#10;IF([.C28]=&quot;Partner Units&quot;; &quot;PU&quot;;&#10;IF([.C28]=&quot;Permutation Pattern Matching&quot;; &quot;PPM&quot;;&#10;IF([.C28]=&quot;Ricochet Robots&quot;; &quot;RR&quot;;&#10;IF([.C28]=&quot;Sokoban&quot;; &quot;S&quot;;&#10;IF([.C28]=&quot;Stable Marriage&quot;; &quot;SM&quot;;&#10;IF([.C28]=&quot;Valves Location Problem&quot;; &quot;VLP&quot;;&#10;IF([.C28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29]=&quot;Connected Maximum-density Still Life&quot;; &quot;CMSL&quot;;&#10;IF([.C29]=&quot;Crossing Minimization&quot;; &quot;CM&quot;;&#10;IF([.C29]=&quot;Graceful Graphs&quot;; &quot;GG&quot;;&#10;IF([.C29]=&quot;Graph Colouring&quot;; &quot;GC&quot;;&#10;IF([.C29]=&quot;Incremental Scheduling&quot;; &quot;IS&quot;;&#10;IF([.C29]=&quot;Knight Tour&quot;; &quot;KT&quot;;&#10;IF([.C29]=&quot;Knight Tour With Holes&quot;; &quot;KTWH&quot;;&#10;IF([.C29]=&quot;Labyrinth&quot;; &quot;L&quot;;&#10;IF([.C29]=&quot;Maximal Clique Problem&quot;; &quot;MCP&quot;;&#10;IF([.C29]=&quot;Nomystery&quot;; &quot;NM&quot;;&#10;IF([.C29]=&quot;Partner Units&quot;; &quot;PU&quot;;&#10;IF([.C29]=&quot;Permutation Pattern Matching&quot;; &quot;PPM&quot;;&#10;IF([.C29]=&quot;Ricochet Robots&quot;; &quot;RR&quot;;&#10;IF([.C29]=&quot;Sokoban&quot;; &quot;S&quot;;&#10;IF([.C29]=&quot;Stable Marriage&quot;; &quot;SM&quot;;&#10;IF([.C29]=&quot;Valves Location Problem&quot;; &quot;VLP&quot;;&#10;IF([.C29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69" calcext:value-type="float">
            <text:p>0.69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30]=&quot;Connected Maximum-density Still Life&quot;; &quot;CMSL&quot;;&#10;IF([.C30]=&quot;Crossing Minimization&quot;; &quot;CM&quot;;&#10;IF([.C30]=&quot;Graceful Graphs&quot;; &quot;GG&quot;;&#10;IF([.C30]=&quot;Graph Colouring&quot;; &quot;GC&quot;;&#10;IF([.C30]=&quot;Incremental Scheduling&quot;; &quot;IS&quot;;&#10;IF([.C30]=&quot;Knight Tour&quot;; &quot;KT&quot;;&#10;IF([.C30]=&quot;Knight Tour With Holes&quot;; &quot;KTWH&quot;;&#10;IF([.C30]=&quot;Labyrinth&quot;; &quot;L&quot;;&#10;IF([.C30]=&quot;Maximal Clique Problem&quot;; &quot;MCP&quot;;&#10;IF([.C30]=&quot;Nomystery&quot;; &quot;NM&quot;;&#10;IF([.C30]=&quot;Partner Units&quot;; &quot;PU&quot;;&#10;IF([.C30]=&quot;Permutation Pattern Matching&quot;; &quot;PPM&quot;;&#10;IF([.C30]=&quot;Ricochet Robots&quot;; &quot;RR&quot;;&#10;IF([.C30]=&quot;Sokoban&quot;; &quot;S&quot;;&#10;IF([.C30]=&quot;Stable Marriage&quot;; &quot;SM&quot;;&#10;IF([.C30]=&quot;Valves Location Problem&quot;; &quot;VLP&quot;;&#10;IF([.C30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31]=&quot;Connected Maximum-density Still Life&quot;; &quot;CMSL&quot;;&#10;IF([.C31]=&quot;Crossing Minimization&quot;; &quot;CM&quot;;&#10;IF([.C31]=&quot;Graceful Graphs&quot;; &quot;GG&quot;;&#10;IF([.C31]=&quot;Graph Colouring&quot;; &quot;GC&quot;;&#10;IF([.C31]=&quot;Incremental Scheduling&quot;; &quot;IS&quot;;&#10;IF([.C31]=&quot;Knight Tour&quot;; &quot;KT&quot;;&#10;IF([.C31]=&quot;Knight Tour With Holes&quot;; &quot;KTWH&quot;;&#10;IF([.C31]=&quot;Labyrinth&quot;; &quot;L&quot;;&#10;IF([.C31]=&quot;Maximal Clique Problem&quot;; &quot;MCP&quot;;&#10;IF([.C31]=&quot;Nomystery&quot;; &quot;NM&quot;;&#10;IF([.C31]=&quot;Partner Units&quot;; &quot;PU&quot;;&#10;IF([.C31]=&quot;Permutation Pattern Matching&quot;; &quot;PPM&quot;;&#10;IF([.C31]=&quot;Ricochet Robots&quot;; &quot;RR&quot;;&#10;IF([.C31]=&quot;Sokoban&quot;; &quot;S&quot;;&#10;IF([.C31]=&quot;Stable Marriage&quot;; &quot;SM&quot;;&#10;IF([.C31]=&quot;Valves Location Problem&quot;; &quot;VLP&quot;;&#10;IF([.C31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32]=&quot;Connected Maximum-density Still Life&quot;; &quot;CMSL&quot;;&#10;IF([.C32]=&quot;Crossing Minimization&quot;; &quot;CM&quot;;&#10;IF([.C32]=&quot;Graceful Graphs&quot;; &quot;GG&quot;;&#10;IF([.C32]=&quot;Graph Colouring&quot;; &quot;GC&quot;;&#10;IF([.C32]=&quot;Incremental Scheduling&quot;; &quot;IS&quot;;&#10;IF([.C32]=&quot;Knight Tour&quot;; &quot;KT&quot;;&#10;IF([.C32]=&quot;Knight Tour With Holes&quot;; &quot;KTWH&quot;;&#10;IF([.C32]=&quot;Labyrinth&quot;; &quot;L&quot;;&#10;IF([.C32]=&quot;Maximal Clique Problem&quot;; &quot;MCP&quot;;&#10;IF([.C32]=&quot;Nomystery&quot;; &quot;NM&quot;;&#10;IF([.C32]=&quot;Partner Units&quot;; &quot;PU&quot;;&#10;IF([.C32]=&quot;Permutation Pattern Matching&quot;; &quot;PPM&quot;;&#10;IF([.C32]=&quot;Ricochet Robots&quot;; &quot;RR&quot;;&#10;IF([.C32]=&quot;Sokoban&quot;; &quot;S&quot;;&#10;IF([.C32]=&quot;Stable Marriage&quot;; &quot;SM&quot;;&#10;IF([.C32]=&quot;Valves Location Problem&quot;; &quot;VLP&quot;;&#10;IF([.C32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89" calcext:value-type="float">
            <text:p>0.8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33]=&quot;Connected Maximum-density Still Life&quot;; &quot;CMSL&quot;;&#10;IF([.C33]=&quot;Crossing Minimization&quot;; &quot;CM&quot;;&#10;IF([.C33]=&quot;Graceful Graphs&quot;; &quot;GG&quot;;&#10;IF([.C33]=&quot;Graph Colouring&quot;; &quot;GC&quot;;&#10;IF([.C33]=&quot;Incremental Scheduling&quot;; &quot;IS&quot;;&#10;IF([.C33]=&quot;Knight Tour&quot;; &quot;KT&quot;;&#10;IF([.C33]=&quot;Knight Tour With Holes&quot;; &quot;KTWH&quot;;&#10;IF([.C33]=&quot;Labyrinth&quot;; &quot;L&quot;;&#10;IF([.C33]=&quot;Maximal Clique Problem&quot;; &quot;MCP&quot;;&#10;IF([.C33]=&quot;Nomystery&quot;; &quot;NM&quot;;&#10;IF([.C33]=&quot;Partner Units&quot;; &quot;PU&quot;;&#10;IF([.C33]=&quot;Permutation Pattern Matching&quot;; &quot;PPM&quot;;&#10;IF([.C33]=&quot;Ricochet Robots&quot;; &quot;RR&quot;;&#10;IF([.C33]=&quot;Sokoban&quot;; &quot;S&quot;;&#10;IF([.C33]=&quot;Stable Marriage&quot;; &quot;SM&quot;;&#10;IF([.C33]=&quot;Valves Location Problem&quot;; &quot;VLP&quot;;&#10;IF([.C33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34]=&quot;Connected Maximum-density Still Life&quot;; &quot;CMSL&quot;;&#10;IF([.C34]=&quot;Crossing Minimization&quot;; &quot;CM&quot;;&#10;IF([.C34]=&quot;Graceful Graphs&quot;; &quot;GG&quot;;&#10;IF([.C34]=&quot;Graph Colouring&quot;; &quot;GC&quot;;&#10;IF([.C34]=&quot;Incremental Scheduling&quot;; &quot;IS&quot;;&#10;IF([.C34]=&quot;Knight Tour&quot;; &quot;KT&quot;;&#10;IF([.C34]=&quot;Knight Tour With Holes&quot;; &quot;KTWH&quot;;&#10;IF([.C34]=&quot;Labyrinth&quot;; &quot;L&quot;;&#10;IF([.C34]=&quot;Maximal Clique Problem&quot;; &quot;MCP&quot;;&#10;IF([.C34]=&quot;Nomystery&quot;; &quot;NM&quot;;&#10;IF([.C34]=&quot;Partner Units&quot;; &quot;PU&quot;;&#10;IF([.C34]=&quot;Permutation Pattern Matching&quot;; &quot;PPM&quot;;&#10;IF([.C34]=&quot;Ricochet Robots&quot;; &quot;RR&quot;;&#10;IF([.C34]=&quot;Sokoban&quot;; &quot;S&quot;;&#10;IF([.C34]=&quot;Stable Marriage&quot;; &quot;SM&quot;;&#10;IF([.C34]=&quot;Valves Location Problem&quot;; &quot;VLP&quot;;&#10;IF([.C34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35]=&quot;Connected Maximum-density Still Life&quot;; &quot;CMSL&quot;;&#10;IF([.C35]=&quot;Crossing Minimization&quot;; &quot;CM&quot;;&#10;IF([.C35]=&quot;Graceful Graphs&quot;; &quot;GG&quot;;&#10;IF([.C35]=&quot;Graph Colouring&quot;; &quot;GC&quot;;&#10;IF([.C35]=&quot;Incremental Scheduling&quot;; &quot;IS&quot;;&#10;IF([.C35]=&quot;Knight Tour&quot;; &quot;KT&quot;;&#10;IF([.C35]=&quot;Knight Tour With Holes&quot;; &quot;KTWH&quot;;&#10;IF([.C35]=&quot;Labyrinth&quot;; &quot;L&quot;;&#10;IF([.C35]=&quot;Maximal Clique Problem&quot;; &quot;MCP&quot;;&#10;IF([.C35]=&quot;Nomystery&quot;; &quot;NM&quot;;&#10;IF([.C35]=&quot;Partner Units&quot;; &quot;PU&quot;;&#10;IF([.C35]=&quot;Permutation Pattern Matching&quot;; &quot;PPM&quot;;&#10;IF([.C35]=&quot;Ricochet Robots&quot;; &quot;RR&quot;;&#10;IF([.C35]=&quot;Sokoban&quot;; &quot;S&quot;;&#10;IF([.C35]=&quot;Stable Marriage&quot;; &quot;SM&quot;;&#10;IF([.C35]=&quot;Valves Location Problem&quot;; &quot;VLP&quot;;&#10;IF([.C35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36]=&quot;Connected Maximum-density Still Life&quot;; &quot;CMSL&quot;;&#10;IF([.C36]=&quot;Crossing Minimization&quot;; &quot;CM&quot;;&#10;IF([.C36]=&quot;Graceful Graphs&quot;; &quot;GG&quot;;&#10;IF([.C36]=&quot;Graph Colouring&quot;; &quot;GC&quot;;&#10;IF([.C36]=&quot;Incremental Scheduling&quot;; &quot;IS&quot;;&#10;IF([.C36]=&quot;Knight Tour&quot;; &quot;KT&quot;;&#10;IF([.C36]=&quot;Knight Tour With Holes&quot;; &quot;KTWH&quot;;&#10;IF([.C36]=&quot;Labyrinth&quot;; &quot;L&quot;;&#10;IF([.C36]=&quot;Maximal Clique Problem&quot;; &quot;MCP&quot;;&#10;IF([.C36]=&quot;Nomystery&quot;; &quot;NM&quot;;&#10;IF([.C36]=&quot;Partner Units&quot;; &quot;PU&quot;;&#10;IF([.C36]=&quot;Permutation Pattern Matching&quot;; &quot;PPM&quot;;&#10;IF([.C36]=&quot;Ricochet Robots&quot;; &quot;RR&quot;;&#10;IF([.C36]=&quot;Sokoban&quot;; &quot;S&quot;;&#10;IF([.C36]=&quot;Stable Marriage&quot;; &quot;SM&quot;;&#10;IF([.C36]=&quot;Valves Location Problem&quot;; &quot;VLP&quot;;&#10;IF([.C36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37]=&quot;Connected Maximum-density Still Life&quot;; &quot;CMSL&quot;;&#10;IF([.C37]=&quot;Crossing Minimization&quot;; &quot;CM&quot;;&#10;IF([.C37]=&quot;Graceful Graphs&quot;; &quot;GG&quot;;&#10;IF([.C37]=&quot;Graph Colouring&quot;; &quot;GC&quot;;&#10;IF([.C37]=&quot;Incremental Scheduling&quot;; &quot;IS&quot;;&#10;IF([.C37]=&quot;Knight Tour&quot;; &quot;KT&quot;;&#10;IF([.C37]=&quot;Knight Tour With Holes&quot;; &quot;KTWH&quot;;&#10;IF([.C37]=&quot;Labyrinth&quot;; &quot;L&quot;;&#10;IF([.C37]=&quot;Maximal Clique Problem&quot;; &quot;MCP&quot;;&#10;IF([.C37]=&quot;Nomystery&quot;; &quot;NM&quot;;&#10;IF([.C37]=&quot;Partner Units&quot;; &quot;PU&quot;;&#10;IF([.C37]=&quot;Permutation Pattern Matching&quot;; &quot;PPM&quot;;&#10;IF([.C37]=&quot;Ricochet Robots&quot;; &quot;RR&quot;;&#10;IF([.C37]=&quot;Sokoban&quot;; &quot;S&quot;;&#10;IF([.C37]=&quot;Stable Marriage&quot;; &quot;SM&quot;;&#10;IF([.C37]=&quot;Valves Location Problem&quot;; &quot;VLP&quot;;&#10;IF([.C37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38]=&quot;Connected Maximum-density Still Life&quot;; &quot;CMSL&quot;;&#10;IF([.C38]=&quot;Crossing Minimization&quot;; &quot;CM&quot;;&#10;IF([.C38]=&quot;Graceful Graphs&quot;; &quot;GG&quot;;&#10;IF([.C38]=&quot;Graph Colouring&quot;; &quot;GC&quot;;&#10;IF([.C38]=&quot;Incremental Scheduling&quot;; &quot;IS&quot;;&#10;IF([.C38]=&quot;Knight Tour&quot;; &quot;KT&quot;;&#10;IF([.C38]=&quot;Knight Tour With Holes&quot;; &quot;KTWH&quot;;&#10;IF([.C38]=&quot;Labyrinth&quot;; &quot;L&quot;;&#10;IF([.C38]=&quot;Maximal Clique Problem&quot;; &quot;MCP&quot;;&#10;IF([.C38]=&quot;Nomystery&quot;; &quot;NM&quot;;&#10;IF([.C38]=&quot;Partner Units&quot;; &quot;PU&quot;;&#10;IF([.C38]=&quot;Permutation Pattern Matching&quot;; &quot;PPM&quot;;&#10;IF([.C38]=&quot;Ricochet Robots&quot;; &quot;RR&quot;;&#10;IF([.C38]=&quot;Sokoban&quot;; &quot;S&quot;;&#10;IF([.C38]=&quot;Stable Marriage&quot;; &quot;SM&quot;;&#10;IF([.C38]=&quot;Valves Location Problem&quot;; &quot;VLP&quot;;&#10;IF([.C38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78" calcext:value-type="float">
            <text:p>0.7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39]=&quot;Connected Maximum-density Still Life&quot;; &quot;CMSL&quot;;&#10;IF([.C39]=&quot;Crossing Minimization&quot;; &quot;CM&quot;;&#10;IF([.C39]=&quot;Graceful Graphs&quot;; &quot;GG&quot;;&#10;IF([.C39]=&quot;Graph Colouring&quot;; &quot;GC&quot;;&#10;IF([.C39]=&quot;Incremental Scheduling&quot;; &quot;IS&quot;;&#10;IF([.C39]=&quot;Knight Tour&quot;; &quot;KT&quot;;&#10;IF([.C39]=&quot;Knight Tour With Holes&quot;; &quot;KTWH&quot;;&#10;IF([.C39]=&quot;Labyrinth&quot;; &quot;L&quot;;&#10;IF([.C39]=&quot;Maximal Clique Problem&quot;; &quot;MCP&quot;;&#10;IF([.C39]=&quot;Nomystery&quot;; &quot;NM&quot;;&#10;IF([.C39]=&quot;Partner Units&quot;; &quot;PU&quot;;&#10;IF([.C39]=&quot;Permutation Pattern Matching&quot;; &quot;PPM&quot;;&#10;IF([.C39]=&quot;Ricochet Robots&quot;; &quot;RR&quot;;&#10;IF([.C39]=&quot;Sokoban&quot;; &quot;S&quot;;&#10;IF([.C39]=&quot;Stable Marriage&quot;; &quot;SM&quot;;&#10;IF([.C39]=&quot;Valves Location Problem&quot;; &quot;VLP&quot;;&#10;IF([.C39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40]=&quot;Connected Maximum-density Still Life&quot;; &quot;CMSL&quot;;&#10;IF([.C40]=&quot;Crossing Minimization&quot;; &quot;CM&quot;;&#10;IF([.C40]=&quot;Graceful Graphs&quot;; &quot;GG&quot;;&#10;IF([.C40]=&quot;Graph Colouring&quot;; &quot;GC&quot;;&#10;IF([.C40]=&quot;Incremental Scheduling&quot;; &quot;IS&quot;;&#10;IF([.C40]=&quot;Knight Tour&quot;; &quot;KT&quot;;&#10;IF([.C40]=&quot;Knight Tour With Holes&quot;; &quot;KTWH&quot;;&#10;IF([.C40]=&quot;Labyrinth&quot;; &quot;L&quot;;&#10;IF([.C40]=&quot;Maximal Clique Problem&quot;; &quot;MCP&quot;;&#10;IF([.C40]=&quot;Nomystery&quot;; &quot;NM&quot;;&#10;IF([.C40]=&quot;Partner Units&quot;; &quot;PU&quot;;&#10;IF([.C40]=&quot;Permutation Pattern Matching&quot;; &quot;PPM&quot;;&#10;IF([.C40]=&quot;Ricochet Robots&quot;; &quot;RR&quot;;&#10;IF([.C40]=&quot;Sokoban&quot;; &quot;S&quot;;&#10;IF([.C40]=&quot;Stable Marriage&quot;; &quot;SM&quot;;&#10;IF([.C40]=&quot;Valves Location Problem&quot;; &quot;VLP&quot;;&#10;IF([.C40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41]=&quot;Connected Maximum-density Still Life&quot;; &quot;CMSL&quot;;&#10;IF([.C41]=&quot;Crossing Minimization&quot;; &quot;CM&quot;;&#10;IF([.C41]=&quot;Graceful Graphs&quot;; &quot;GG&quot;;&#10;IF([.C41]=&quot;Graph Colouring&quot;; &quot;GC&quot;;&#10;IF([.C41]=&quot;Incremental Scheduling&quot;; &quot;IS&quot;;&#10;IF([.C41]=&quot;Knight Tour&quot;; &quot;KT&quot;;&#10;IF([.C41]=&quot;Knight Tour With Holes&quot;; &quot;KTWH&quot;;&#10;IF([.C41]=&quot;Labyrinth&quot;; &quot;L&quot;;&#10;IF([.C41]=&quot;Maximal Clique Problem&quot;; &quot;MCP&quot;;&#10;IF([.C41]=&quot;Nomystery&quot;; &quot;NM&quot;;&#10;IF([.C41]=&quot;Partner Units&quot;; &quot;PU&quot;;&#10;IF([.C41]=&quot;Permutation Pattern Matching&quot;; &quot;PPM&quot;;&#10;IF([.C41]=&quot;Ricochet Robots&quot;; &quot;RR&quot;;&#10;IF([.C41]=&quot;Sokoban&quot;; &quot;S&quot;;&#10;IF([.C41]=&quot;Stable Marriage&quot;; &quot;SM&quot;;&#10;IF([.C41]=&quot;Valves Location Problem&quot;; &quot;VLP&quot;;&#10;IF([.C41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42]=&quot;Connected Maximum-density Still Life&quot;; &quot;CMSL&quot;;&#10;IF([.C42]=&quot;Crossing Minimization&quot;; &quot;CM&quot;;&#10;IF([.C42]=&quot;Graceful Graphs&quot;; &quot;GG&quot;;&#10;IF([.C42]=&quot;Graph Colouring&quot;; &quot;GC&quot;;&#10;IF([.C42]=&quot;Incremental Scheduling&quot;; &quot;IS&quot;;&#10;IF([.C42]=&quot;Knight Tour&quot;; &quot;KT&quot;;&#10;IF([.C42]=&quot;Knight Tour With Holes&quot;; &quot;KTWH&quot;;&#10;IF([.C42]=&quot;Labyrinth&quot;; &quot;L&quot;;&#10;IF([.C42]=&quot;Maximal Clique Problem&quot;; &quot;MCP&quot;;&#10;IF([.C42]=&quot;Nomystery&quot;; &quot;NM&quot;;&#10;IF([.C42]=&quot;Partner Units&quot;; &quot;PU&quot;;&#10;IF([.C42]=&quot;Permutation Pattern Matching&quot;; &quot;PPM&quot;;&#10;IF([.C42]=&quot;Ricochet Robots&quot;; &quot;RR&quot;;&#10;IF([.C42]=&quot;Sokoban&quot;; &quot;S&quot;;&#10;IF([.C42]=&quot;Stable Marriage&quot;; &quot;SM&quot;;&#10;IF([.C42]=&quot;Valves Location Problem&quot;; &quot;VLP&quot;;&#10;IF([.C42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43]=&quot;Connected Maximum-density Still Life&quot;; &quot;CMSL&quot;;&#10;IF([.C43]=&quot;Crossing Minimization&quot;; &quot;CM&quot;;&#10;IF([.C43]=&quot;Graceful Graphs&quot;; &quot;GG&quot;;&#10;IF([.C43]=&quot;Graph Colouring&quot;; &quot;GC&quot;;&#10;IF([.C43]=&quot;Incremental Scheduling&quot;; &quot;IS&quot;;&#10;IF([.C43]=&quot;Knight Tour&quot;; &quot;KT&quot;;&#10;IF([.C43]=&quot;Knight Tour With Holes&quot;; &quot;KTWH&quot;;&#10;IF([.C43]=&quot;Labyrinth&quot;; &quot;L&quot;;&#10;IF([.C43]=&quot;Maximal Clique Problem&quot;; &quot;MCP&quot;;&#10;IF([.C43]=&quot;Nomystery&quot;; &quot;NM&quot;;&#10;IF([.C43]=&quot;Partner Units&quot;; &quot;PU&quot;;&#10;IF([.C43]=&quot;Permutation Pattern Matching&quot;; &quot;PPM&quot;;&#10;IF([.C43]=&quot;Ricochet Robots&quot;; &quot;RR&quot;;&#10;IF([.C43]=&quot;Sokoban&quot;; &quot;S&quot;;&#10;IF([.C43]=&quot;Stable Marriage&quot;; &quot;SM&quot;;&#10;IF([.C43]=&quot;Valves Location Problem&quot;; &quot;VLP&quot;;&#10;IF([.C43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44]=&quot;Connected Maximum-density Still Life&quot;; &quot;CMSL&quot;;&#10;IF([.C44]=&quot;Crossing Minimization&quot;; &quot;CM&quot;;&#10;IF([.C44]=&quot;Graceful Graphs&quot;; &quot;GG&quot;;&#10;IF([.C44]=&quot;Graph Colouring&quot;; &quot;GC&quot;;&#10;IF([.C44]=&quot;Incremental Scheduling&quot;; &quot;IS&quot;;&#10;IF([.C44]=&quot;Knight Tour&quot;; &quot;KT&quot;;&#10;IF([.C44]=&quot;Knight Tour With Holes&quot;; &quot;KTWH&quot;;&#10;IF([.C44]=&quot;Labyrinth&quot;; &quot;L&quot;;&#10;IF([.C44]=&quot;Maximal Clique Problem&quot;; &quot;MCP&quot;;&#10;IF([.C44]=&quot;Nomystery&quot;; &quot;NM&quot;;&#10;IF([.C44]=&quot;Partner Units&quot;; &quot;PU&quot;;&#10;IF([.C44]=&quot;Permutation Pattern Matching&quot;; &quot;PPM&quot;;&#10;IF([.C44]=&quot;Ricochet Robots&quot;; &quot;RR&quot;;&#10;IF([.C44]=&quot;Sokoban&quot;; &quot;S&quot;;&#10;IF([.C44]=&quot;Stable Marriage&quot;; &quot;SM&quot;;&#10;IF([.C44]=&quot;Valves Location Problem&quot;; &quot;VLP&quot;;&#10;IF([.C44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45]=&quot;Connected Maximum-density Still Life&quot;; &quot;CMSL&quot;;&#10;IF([.C45]=&quot;Crossing Minimization&quot;; &quot;CM&quot;;&#10;IF([.C45]=&quot;Graceful Graphs&quot;; &quot;GG&quot;;&#10;IF([.C45]=&quot;Graph Colouring&quot;; &quot;GC&quot;;&#10;IF([.C45]=&quot;Incremental Scheduling&quot;; &quot;IS&quot;;&#10;IF([.C45]=&quot;Knight Tour&quot;; &quot;KT&quot;;&#10;IF([.C45]=&quot;Knight Tour With Holes&quot;; &quot;KTWH&quot;;&#10;IF([.C45]=&quot;Labyrinth&quot;; &quot;L&quot;;&#10;IF([.C45]=&quot;Maximal Clique Problem&quot;; &quot;MCP&quot;;&#10;IF([.C45]=&quot;Nomystery&quot;; &quot;NM&quot;;&#10;IF([.C45]=&quot;Partner Units&quot;; &quot;PU&quot;;&#10;IF([.C45]=&quot;Permutation Pattern Matching&quot;; &quot;PPM&quot;;&#10;IF([.C45]=&quot;Ricochet Robots&quot;; &quot;RR&quot;;&#10;IF([.C45]=&quot;Sokoban&quot;; &quot;S&quot;;&#10;IF([.C45]=&quot;Stable Marriage&quot;; &quot;SM&quot;;&#10;IF([.C45]=&quot;Valves Location Problem&quot;; &quot;VLP&quot;;&#10;IF([.C45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46]=&quot;Connected Maximum-density Still Life&quot;; &quot;CMSL&quot;;&#10;IF([.C46]=&quot;Crossing Minimization&quot;; &quot;CM&quot;;&#10;IF([.C46]=&quot;Graceful Graphs&quot;; &quot;GG&quot;;&#10;IF([.C46]=&quot;Graph Colouring&quot;; &quot;GC&quot;;&#10;IF([.C46]=&quot;Incremental Scheduling&quot;; &quot;IS&quot;;&#10;IF([.C46]=&quot;Knight Tour&quot;; &quot;KT&quot;;&#10;IF([.C46]=&quot;Knight Tour With Holes&quot;; &quot;KTWH&quot;;&#10;IF([.C46]=&quot;Labyrinth&quot;; &quot;L&quot;;&#10;IF([.C46]=&quot;Maximal Clique Problem&quot;; &quot;MCP&quot;;&#10;IF([.C46]=&quot;Nomystery&quot;; &quot;NM&quot;;&#10;IF([.C46]=&quot;Partner Units&quot;; &quot;PU&quot;;&#10;IF([.C46]=&quot;Permutation Pattern Matching&quot;; &quot;PPM&quot;;&#10;IF([.C46]=&quot;Ricochet Robots&quot;; &quot;RR&quot;;&#10;IF([.C46]=&quot;Sokoban&quot;; &quot;S&quot;;&#10;IF([.C46]=&quot;Stable Marriage&quot;; &quot;SM&quot;;&#10;IF([.C46]=&quot;Valves Location Problem&quot;; &quot;VLP&quot;;&#10;IF([.C46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47]=&quot;Connected Maximum-density Still Life&quot;; &quot;CMSL&quot;;&#10;IF([.C47]=&quot;Crossing Minimization&quot;; &quot;CM&quot;;&#10;IF([.C47]=&quot;Graceful Graphs&quot;; &quot;GG&quot;;&#10;IF([.C47]=&quot;Graph Colouring&quot;; &quot;GC&quot;;&#10;IF([.C47]=&quot;Incremental Scheduling&quot;; &quot;IS&quot;;&#10;IF([.C47]=&quot;Knight Tour&quot;; &quot;KT&quot;;&#10;IF([.C47]=&quot;Knight Tour With Holes&quot;; &quot;KTWH&quot;;&#10;IF([.C47]=&quot;Labyrinth&quot;; &quot;L&quot;;&#10;IF([.C47]=&quot;Maximal Clique Problem&quot;; &quot;MCP&quot;;&#10;IF([.C47]=&quot;Nomystery&quot;; &quot;NM&quot;;&#10;IF([.C47]=&quot;Partner Units&quot;; &quot;PU&quot;;&#10;IF([.C47]=&quot;Permutation Pattern Matching&quot;; &quot;PPM&quot;;&#10;IF([.C47]=&quot;Ricochet Robots&quot;; &quot;RR&quot;;&#10;IF([.C47]=&quot;Sokoban&quot;; &quot;S&quot;;&#10;IF([.C47]=&quot;Stable Marriage&quot;; &quot;SM&quot;;&#10;IF([.C47]=&quot;Valves Location Problem&quot;; &quot;VLP&quot;;&#10;IF([.C47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48]=&quot;Connected Maximum-density Still Life&quot;; &quot;CMSL&quot;;&#10;IF([.C48]=&quot;Crossing Minimization&quot;; &quot;CM&quot;;&#10;IF([.C48]=&quot;Graceful Graphs&quot;; &quot;GG&quot;;&#10;IF([.C48]=&quot;Graph Colouring&quot;; &quot;GC&quot;;&#10;IF([.C48]=&quot;Incremental Scheduling&quot;; &quot;IS&quot;;&#10;IF([.C48]=&quot;Knight Tour&quot;; &quot;KT&quot;;&#10;IF([.C48]=&quot;Knight Tour With Holes&quot;; &quot;KTWH&quot;;&#10;IF([.C48]=&quot;Labyrinth&quot;; &quot;L&quot;;&#10;IF([.C48]=&quot;Maximal Clique Problem&quot;; &quot;MCP&quot;;&#10;IF([.C48]=&quot;Nomystery&quot;; &quot;NM&quot;;&#10;IF([.C48]=&quot;Partner Units&quot;; &quot;PU&quot;;&#10;IF([.C48]=&quot;Permutation Pattern Matching&quot;; &quot;PPM&quot;;&#10;IF([.C48]=&quot;Ricochet Robots&quot;; &quot;RR&quot;;&#10;IF([.C48]=&quot;Sokoban&quot;; &quot;S&quot;;&#10;IF([.C48]=&quot;Stable Marriage&quot;; &quot;SM&quot;;&#10;IF([.C48]=&quot;Valves Location Problem&quot;; &quot;VLP&quot;;&#10;IF([.C48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61" calcext:value-type="float">
            <text:p>0.6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49]=&quot;Connected Maximum-density Still Life&quot;; &quot;CMSL&quot;;&#10;IF([.C49]=&quot;Crossing Minimization&quot;; &quot;CM&quot;;&#10;IF([.C49]=&quot;Graceful Graphs&quot;; &quot;GG&quot;;&#10;IF([.C49]=&quot;Graph Colouring&quot;; &quot;GC&quot;;&#10;IF([.C49]=&quot;Incremental Scheduling&quot;; &quot;IS&quot;;&#10;IF([.C49]=&quot;Knight Tour&quot;; &quot;KT&quot;;&#10;IF([.C49]=&quot;Knight Tour With Holes&quot;; &quot;KTWH&quot;;&#10;IF([.C49]=&quot;Labyrinth&quot;; &quot;L&quot;;&#10;IF([.C49]=&quot;Maximal Clique Problem&quot;; &quot;MCP&quot;;&#10;IF([.C49]=&quot;Nomystery&quot;; &quot;NM&quot;;&#10;IF([.C49]=&quot;Partner Units&quot;; &quot;PU&quot;;&#10;IF([.C49]=&quot;Permutation Pattern Matching&quot;; &quot;PPM&quot;;&#10;IF([.C49]=&quot;Ricochet Robots&quot;; &quot;RR&quot;;&#10;IF([.C49]=&quot;Sokoban&quot;; &quot;S&quot;;&#10;IF([.C49]=&quot;Stable Marriage&quot;; &quot;SM&quot;;&#10;IF([.C49]=&quot;Valves Location Problem&quot;; &quot;VLP&quot;;&#10;IF([.C49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50]=&quot;Connected Maximum-density Still Life&quot;; &quot;CMSL&quot;;&#10;IF([.C50]=&quot;Crossing Minimization&quot;; &quot;CM&quot;;&#10;IF([.C50]=&quot;Graceful Graphs&quot;; &quot;GG&quot;;&#10;IF([.C50]=&quot;Graph Colouring&quot;; &quot;GC&quot;;&#10;IF([.C50]=&quot;Incremental Scheduling&quot;; &quot;IS&quot;;&#10;IF([.C50]=&quot;Knight Tour&quot;; &quot;KT&quot;;&#10;IF([.C50]=&quot;Knight Tour With Holes&quot;; &quot;KTWH&quot;;&#10;IF([.C50]=&quot;Labyrinth&quot;; &quot;L&quot;;&#10;IF([.C50]=&quot;Maximal Clique Problem&quot;; &quot;MCP&quot;;&#10;IF([.C50]=&quot;Nomystery&quot;; &quot;NM&quot;;&#10;IF([.C50]=&quot;Partner Units&quot;; &quot;PU&quot;;&#10;IF([.C50]=&quot;Permutation Pattern Matching&quot;; &quot;PPM&quot;;&#10;IF([.C50]=&quot;Ricochet Robots&quot;; &quot;RR&quot;;&#10;IF([.C50]=&quot;Sokoban&quot;; &quot;S&quot;;&#10;IF([.C50]=&quot;Stable Marriage&quot;; &quot;SM&quot;;&#10;IF([.C50]=&quot;Valves Location Problem&quot;; &quot;VLP&quot;;&#10;IF([.C50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51]=&quot;Connected Maximum-density Still Life&quot;; &quot;CMSL&quot;;&#10;IF([.C51]=&quot;Crossing Minimization&quot;; &quot;CM&quot;;&#10;IF([.C51]=&quot;Graceful Graphs&quot;; &quot;GG&quot;;&#10;IF([.C51]=&quot;Graph Colouring&quot;; &quot;GC&quot;;&#10;IF([.C51]=&quot;Incremental Scheduling&quot;; &quot;IS&quot;;&#10;IF([.C51]=&quot;Knight Tour&quot;; &quot;KT&quot;;&#10;IF([.C51]=&quot;Knight Tour With Holes&quot;; &quot;KTWH&quot;;&#10;IF([.C51]=&quot;Labyrinth&quot;; &quot;L&quot;;&#10;IF([.C51]=&quot;Maximal Clique Problem&quot;; &quot;MCP&quot;;&#10;IF([.C51]=&quot;Nomystery&quot;; &quot;NM&quot;;&#10;IF([.C51]=&quot;Partner Units&quot;; &quot;PU&quot;;&#10;IF([.C51]=&quot;Permutation Pattern Matching&quot;; &quot;PPM&quot;;&#10;IF([.C51]=&quot;Ricochet Robots&quot;; &quot;RR&quot;;&#10;IF([.C51]=&quot;Sokoban&quot;; &quot;S&quot;;&#10;IF([.C51]=&quot;Stable Marriage&quot;; &quot;SM&quot;;&#10;IF([.C51]=&quot;Valves Location Problem&quot;; &quot;VLP&quot;;&#10;IF([.C51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52]=&quot;Connected Maximum-density Still Life&quot;; &quot;CMSL&quot;;&#10;IF([.C52]=&quot;Crossing Minimization&quot;; &quot;CM&quot;;&#10;IF([.C52]=&quot;Graceful Graphs&quot;; &quot;GG&quot;;&#10;IF([.C52]=&quot;Graph Colouring&quot;; &quot;GC&quot;;&#10;IF([.C52]=&quot;Incremental Scheduling&quot;; &quot;IS&quot;;&#10;IF([.C52]=&quot;Knight Tour&quot;; &quot;KT&quot;;&#10;IF([.C52]=&quot;Knight Tour With Holes&quot;; &quot;KTWH&quot;;&#10;IF([.C52]=&quot;Labyrinth&quot;; &quot;L&quot;;&#10;IF([.C52]=&quot;Maximal Clique Problem&quot;; &quot;MCP&quot;;&#10;IF([.C52]=&quot;Nomystery&quot;; &quot;NM&quot;;&#10;IF([.C52]=&quot;Partner Units&quot;; &quot;PU&quot;;&#10;IF([.C52]=&quot;Permutation Pattern Matching&quot;; &quot;PPM&quot;;&#10;IF([.C52]=&quot;Ricochet Robots&quot;; &quot;RR&quot;;&#10;IF([.C52]=&quot;Sokoban&quot;; &quot;S&quot;;&#10;IF([.C52]=&quot;Stable Marriage&quot;; &quot;SM&quot;;&#10;IF([.C52]=&quot;Valves Location Problem&quot;; &quot;VLP&quot;;&#10;IF([.C52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53]=&quot;Connected Maximum-density Still Life&quot;; &quot;CMSL&quot;;&#10;IF([.C53]=&quot;Crossing Minimization&quot;; &quot;CM&quot;;&#10;IF([.C53]=&quot;Graceful Graphs&quot;; &quot;GG&quot;;&#10;IF([.C53]=&quot;Graph Colouring&quot;; &quot;GC&quot;;&#10;IF([.C53]=&quot;Incremental Scheduling&quot;; &quot;IS&quot;;&#10;IF([.C53]=&quot;Knight Tour&quot;; &quot;KT&quot;;&#10;IF([.C53]=&quot;Knight Tour With Holes&quot;; &quot;KTWH&quot;;&#10;IF([.C53]=&quot;Labyrinth&quot;; &quot;L&quot;;&#10;IF([.C53]=&quot;Maximal Clique Problem&quot;; &quot;MCP&quot;;&#10;IF([.C53]=&quot;Nomystery&quot;; &quot;NM&quot;;&#10;IF([.C53]=&quot;Partner Units&quot;; &quot;PU&quot;;&#10;IF([.C53]=&quot;Permutation Pattern Matching&quot;; &quot;PPM&quot;;&#10;IF([.C53]=&quot;Ricochet Robots&quot;; &quot;RR&quot;;&#10;IF([.C53]=&quot;Sokoban&quot;; &quot;S&quot;;&#10;IF([.C53]=&quot;Stable Marriage&quot;; &quot;SM&quot;;&#10;IF([.C53]=&quot;Valves Location Problem&quot;; &quot;VLP&quot;;&#10;IF([.C53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93" calcext:value-type="float">
            <text:p>0.93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54]=&quot;Connected Maximum-density Still Life&quot;; &quot;CMSL&quot;;&#10;IF([.C54]=&quot;Crossing Minimization&quot;; &quot;CM&quot;;&#10;IF([.C54]=&quot;Graceful Graphs&quot;; &quot;GG&quot;;&#10;IF([.C54]=&quot;Graph Colouring&quot;; &quot;GC&quot;;&#10;IF([.C54]=&quot;Incremental Scheduling&quot;; &quot;IS&quot;;&#10;IF([.C54]=&quot;Knight Tour&quot;; &quot;KT&quot;;&#10;IF([.C54]=&quot;Knight Tour With Holes&quot;; &quot;KTWH&quot;;&#10;IF([.C54]=&quot;Labyrinth&quot;; &quot;L&quot;;&#10;IF([.C54]=&quot;Maximal Clique Problem&quot;; &quot;MCP&quot;;&#10;IF([.C54]=&quot;Nomystery&quot;; &quot;NM&quot;;&#10;IF([.C54]=&quot;Partner Units&quot;; &quot;PU&quot;;&#10;IF([.C54]=&quot;Permutation Pattern Matching&quot;; &quot;PPM&quot;;&#10;IF([.C54]=&quot;Ricochet Robots&quot;; &quot;RR&quot;;&#10;IF([.C54]=&quot;Sokoban&quot;; &quot;S&quot;;&#10;IF([.C54]=&quot;Stable Marriage&quot;; &quot;SM&quot;;&#10;IF([.C54]=&quot;Valves Location Problem&quot;; &quot;VLP&quot;;&#10;IF([.C54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87" calcext:value-type="float">
            <text:p>0.8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55]=&quot;Connected Maximum-density Still Life&quot;; &quot;CMSL&quot;;&#10;IF([.C55]=&quot;Crossing Minimization&quot;; &quot;CM&quot;;&#10;IF([.C55]=&quot;Graceful Graphs&quot;; &quot;GG&quot;;&#10;IF([.C55]=&quot;Graph Colouring&quot;; &quot;GC&quot;;&#10;IF([.C55]=&quot;Incremental Scheduling&quot;; &quot;IS&quot;;&#10;IF([.C55]=&quot;Knight Tour&quot;; &quot;KT&quot;;&#10;IF([.C55]=&quot;Knight Tour With Holes&quot;; &quot;KTWH&quot;;&#10;IF([.C55]=&quot;Labyrinth&quot;; &quot;L&quot;;&#10;IF([.C55]=&quot;Maximal Clique Problem&quot;; &quot;MCP&quot;;&#10;IF([.C55]=&quot;Nomystery&quot;; &quot;NM&quot;;&#10;IF([.C55]=&quot;Partner Units&quot;; &quot;PU&quot;;&#10;IF([.C55]=&quot;Permutation Pattern Matching&quot;; &quot;PPM&quot;;&#10;IF([.C55]=&quot;Ricochet Robots&quot;; &quot;RR&quot;;&#10;IF([.C55]=&quot;Sokoban&quot;; &quot;S&quot;;&#10;IF([.C55]=&quot;Stable Marriage&quot;; &quot;SM&quot;;&#10;IF([.C55]=&quot;Valves Location Problem&quot;; &quot;VLP&quot;;&#10;IF([.C55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56]=&quot;Connected Maximum-density Still Life&quot;; &quot;CMSL&quot;;&#10;IF([.C56]=&quot;Crossing Minimization&quot;; &quot;CM&quot;;&#10;IF([.C56]=&quot;Graceful Graphs&quot;; &quot;GG&quot;;&#10;IF([.C56]=&quot;Graph Colouring&quot;; &quot;GC&quot;;&#10;IF([.C56]=&quot;Incremental Scheduling&quot;; &quot;IS&quot;;&#10;IF([.C56]=&quot;Knight Tour&quot;; &quot;KT&quot;;&#10;IF([.C56]=&quot;Knight Tour With Holes&quot;; &quot;KTWH&quot;;&#10;IF([.C56]=&quot;Labyrinth&quot;; &quot;L&quot;;&#10;IF([.C56]=&quot;Maximal Clique Problem&quot;; &quot;MCP&quot;;&#10;IF([.C56]=&quot;Nomystery&quot;; &quot;NM&quot;;&#10;IF([.C56]=&quot;Partner Units&quot;; &quot;PU&quot;;&#10;IF([.C56]=&quot;Permutation Pattern Matching&quot;; &quot;PPM&quot;;&#10;IF([.C56]=&quot;Ricochet Robots&quot;; &quot;RR&quot;;&#10;IF([.C56]=&quot;Sokoban&quot;; &quot;S&quot;;&#10;IF([.C56]=&quot;Stable Marriage&quot;; &quot;SM&quot;;&#10;IF([.C56]=&quot;Valves Location Problem&quot;; &quot;VLP&quot;;&#10;IF([.C56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57]=&quot;Connected Maximum-density Still Life&quot;; &quot;CMSL&quot;;&#10;IF([.C57]=&quot;Crossing Minimization&quot;; &quot;CM&quot;;&#10;IF([.C57]=&quot;Graceful Graphs&quot;; &quot;GG&quot;;&#10;IF([.C57]=&quot;Graph Colouring&quot;; &quot;GC&quot;;&#10;IF([.C57]=&quot;Incremental Scheduling&quot;; &quot;IS&quot;;&#10;IF([.C57]=&quot;Knight Tour&quot;; &quot;KT&quot;;&#10;IF([.C57]=&quot;Knight Tour With Holes&quot;; &quot;KTWH&quot;;&#10;IF([.C57]=&quot;Labyrinth&quot;; &quot;L&quot;;&#10;IF([.C57]=&quot;Maximal Clique Problem&quot;; &quot;MCP&quot;;&#10;IF([.C57]=&quot;Nomystery&quot;; &quot;NM&quot;;&#10;IF([.C57]=&quot;Partner Units&quot;; &quot;PU&quot;;&#10;IF([.C57]=&quot;Permutation Pattern Matching&quot;; &quot;PPM&quot;;&#10;IF([.C57]=&quot;Ricochet Robots&quot;; &quot;RR&quot;;&#10;IF([.C57]=&quot;Sokoban&quot;; &quot;S&quot;;&#10;IF([.C57]=&quot;Stable Marriage&quot;; &quot;SM&quot;;&#10;IF([.C57]=&quot;Valves Location Problem&quot;; &quot;VLP&quot;;&#10;IF([.C57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58]=&quot;Connected Maximum-density Still Life&quot;; &quot;CMSL&quot;;&#10;IF([.C58]=&quot;Crossing Minimization&quot;; &quot;CM&quot;;&#10;IF([.C58]=&quot;Graceful Graphs&quot;; &quot;GG&quot;;&#10;IF([.C58]=&quot;Graph Colouring&quot;; &quot;GC&quot;;&#10;IF([.C58]=&quot;Incremental Scheduling&quot;; &quot;IS&quot;;&#10;IF([.C58]=&quot;Knight Tour&quot;; &quot;KT&quot;;&#10;IF([.C58]=&quot;Knight Tour With Holes&quot;; &quot;KTWH&quot;;&#10;IF([.C58]=&quot;Labyrinth&quot;; &quot;L&quot;;&#10;IF([.C58]=&quot;Maximal Clique Problem&quot;; &quot;MCP&quot;;&#10;IF([.C58]=&quot;Nomystery&quot;; &quot;NM&quot;;&#10;IF([.C58]=&quot;Partner Units&quot;; &quot;PU&quot;;&#10;IF([.C58]=&quot;Permutation Pattern Matching&quot;; &quot;PPM&quot;;&#10;IF([.C58]=&quot;Ricochet Robots&quot;; &quot;RR&quot;;&#10;IF([.C58]=&quot;Sokoban&quot;; &quot;S&quot;;&#10;IF([.C58]=&quot;Stable Marriage&quot;; &quot;SM&quot;;&#10;IF([.C58]=&quot;Valves Location Problem&quot;; &quot;VLP&quot;;&#10;IF([.C58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59]=&quot;Connected Maximum-density Still Life&quot;; &quot;CMSL&quot;;&#10;IF([.C59]=&quot;Crossing Minimization&quot;; &quot;CM&quot;;&#10;IF([.C59]=&quot;Graceful Graphs&quot;; &quot;GG&quot;;&#10;IF([.C59]=&quot;Graph Colouring&quot;; &quot;GC&quot;;&#10;IF([.C59]=&quot;Incremental Scheduling&quot;; &quot;IS&quot;;&#10;IF([.C59]=&quot;Knight Tour&quot;; &quot;KT&quot;;&#10;IF([.C59]=&quot;Knight Tour With Holes&quot;; &quot;KTWH&quot;;&#10;IF([.C59]=&quot;Labyrinth&quot;; &quot;L&quot;;&#10;IF([.C59]=&quot;Maximal Clique Problem&quot;; &quot;MCP&quot;;&#10;IF([.C59]=&quot;Nomystery&quot;; &quot;NM&quot;;&#10;IF([.C59]=&quot;Partner Units&quot;; &quot;PU&quot;;&#10;IF([.C59]=&quot;Permutation Pattern Matching&quot;; &quot;PPM&quot;;&#10;IF([.C59]=&quot;Ricochet Robots&quot;; &quot;RR&quot;;&#10;IF([.C59]=&quot;Sokoban&quot;; &quot;S&quot;;&#10;IF([.C59]=&quot;Stable Marriage&quot;; &quot;SM&quot;;&#10;IF([.C59]=&quot;Valves Location Problem&quot;; &quot;VLP&quot;;&#10;IF([.C59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60]=&quot;Connected Maximum-density Still Life&quot;; &quot;CMSL&quot;;&#10;IF([.C60]=&quot;Crossing Minimization&quot;; &quot;CM&quot;;&#10;IF([.C60]=&quot;Graceful Graphs&quot;; &quot;GG&quot;;&#10;IF([.C60]=&quot;Graph Colouring&quot;; &quot;GC&quot;;&#10;IF([.C60]=&quot;Incremental Scheduling&quot;; &quot;IS&quot;;&#10;IF([.C60]=&quot;Knight Tour&quot;; &quot;KT&quot;;&#10;IF([.C60]=&quot;Knight Tour With Holes&quot;; &quot;KTWH&quot;;&#10;IF([.C60]=&quot;Labyrinth&quot;; &quot;L&quot;;&#10;IF([.C60]=&quot;Maximal Clique Problem&quot;; &quot;MCP&quot;;&#10;IF([.C60]=&quot;Nomystery&quot;; &quot;NM&quot;;&#10;IF([.C60]=&quot;Partner Units&quot;; &quot;PU&quot;;&#10;IF([.C60]=&quot;Permutation Pattern Matching&quot;; &quot;PPM&quot;;&#10;IF([.C60]=&quot;Ricochet Robots&quot;; &quot;RR&quot;;&#10;IF([.C60]=&quot;Sokoban&quot;; &quot;S&quot;;&#10;IF([.C60]=&quot;Stable Marriage&quot;; &quot;SM&quot;;&#10;IF([.C60]=&quot;Valves Location Problem&quot;; &quot;VLP&quot;;&#10;IF([.C60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61]=&quot;Connected Maximum-density Still Life&quot;; &quot;CMSL&quot;;&#10;IF([.C61]=&quot;Crossing Minimization&quot;; &quot;CM&quot;;&#10;IF([.C61]=&quot;Graceful Graphs&quot;; &quot;GG&quot;;&#10;IF([.C61]=&quot;Graph Colouring&quot;; &quot;GC&quot;;&#10;IF([.C61]=&quot;Incremental Scheduling&quot;; &quot;IS&quot;;&#10;IF([.C61]=&quot;Knight Tour&quot;; &quot;KT&quot;;&#10;IF([.C61]=&quot;Knight Tour With Holes&quot;; &quot;KTWH&quot;;&#10;IF([.C61]=&quot;Labyrinth&quot;; &quot;L&quot;;&#10;IF([.C61]=&quot;Maximal Clique Problem&quot;; &quot;MCP&quot;;&#10;IF([.C61]=&quot;Nomystery&quot;; &quot;NM&quot;;&#10;IF([.C61]=&quot;Partner Units&quot;; &quot;PU&quot;;&#10;IF([.C61]=&quot;Permutation Pattern Matching&quot;; &quot;PPM&quot;;&#10;IF([.C61]=&quot;Ricochet Robots&quot;; &quot;RR&quot;;&#10;IF([.C61]=&quot;Sokoban&quot;; &quot;S&quot;;&#10;IF([.C61]=&quot;Stable Marriage&quot;; &quot;SM&quot;;&#10;IF([.C61]=&quot;Valves Location Problem&quot;; &quot;VLP&quot;;&#10;IF([.C61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62]=&quot;Connected Maximum-density Still Life&quot;; &quot;CMSL&quot;;&#10;IF([.C62]=&quot;Crossing Minimization&quot;; &quot;CM&quot;;&#10;IF([.C62]=&quot;Graceful Graphs&quot;; &quot;GG&quot;;&#10;IF([.C62]=&quot;Graph Colouring&quot;; &quot;GC&quot;;&#10;IF([.C62]=&quot;Incremental Scheduling&quot;; &quot;IS&quot;;&#10;IF([.C62]=&quot;Knight Tour&quot;; &quot;KT&quot;;&#10;IF([.C62]=&quot;Knight Tour With Holes&quot;; &quot;KTWH&quot;;&#10;IF([.C62]=&quot;Labyrinth&quot;; &quot;L&quot;;&#10;IF([.C62]=&quot;Maximal Clique Problem&quot;; &quot;MCP&quot;;&#10;IF([.C62]=&quot;Nomystery&quot;; &quot;NM&quot;;&#10;IF([.C62]=&quot;Partner Units&quot;; &quot;PU&quot;;&#10;IF([.C62]=&quot;Permutation Pattern Matching&quot;; &quot;PPM&quot;;&#10;IF([.C62]=&quot;Ricochet Robots&quot;; &quot;RR&quot;;&#10;IF([.C62]=&quot;Sokoban&quot;; &quot;S&quot;;&#10;IF([.C62]=&quot;Stable Marriage&quot;; &quot;SM&quot;;&#10;IF([.C62]=&quot;Valves Location Problem&quot;; &quot;VLP&quot;;&#10;IF([.C62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63]=&quot;Connected Maximum-density Still Life&quot;; &quot;CMSL&quot;;&#10;IF([.C63]=&quot;Crossing Minimization&quot;; &quot;CM&quot;;&#10;IF([.C63]=&quot;Graceful Graphs&quot;; &quot;GG&quot;;&#10;IF([.C63]=&quot;Graph Colouring&quot;; &quot;GC&quot;;&#10;IF([.C63]=&quot;Incremental Scheduling&quot;; &quot;IS&quot;;&#10;IF([.C63]=&quot;Knight Tour&quot;; &quot;KT&quot;;&#10;IF([.C63]=&quot;Knight Tour With Holes&quot;; &quot;KTWH&quot;;&#10;IF([.C63]=&quot;Labyrinth&quot;; &quot;L&quot;;&#10;IF([.C63]=&quot;Maximal Clique Problem&quot;; &quot;MCP&quot;;&#10;IF([.C63]=&quot;Nomystery&quot;; &quot;NM&quot;;&#10;IF([.C63]=&quot;Partner Units&quot;; &quot;PU&quot;;&#10;IF([.C63]=&quot;Permutation Pattern Matching&quot;; &quot;PPM&quot;;&#10;IF([.C63]=&quot;Ricochet Robots&quot;; &quot;RR&quot;;&#10;IF([.C63]=&quot;Sokoban&quot;; &quot;S&quot;;&#10;IF([.C63]=&quot;Stable Marriage&quot;; &quot;SM&quot;;&#10;IF([.C63]=&quot;Valves Location Problem&quot;; &quot;VLP&quot;;&#10;IF([.C63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64]=&quot;Connected Maximum-density Still Life&quot;; &quot;CMSL&quot;;&#10;IF([.C64]=&quot;Crossing Minimization&quot;; &quot;CM&quot;;&#10;IF([.C64]=&quot;Graceful Graphs&quot;; &quot;GG&quot;;&#10;IF([.C64]=&quot;Graph Colouring&quot;; &quot;GC&quot;;&#10;IF([.C64]=&quot;Incremental Scheduling&quot;; &quot;IS&quot;;&#10;IF([.C64]=&quot;Knight Tour&quot;; &quot;KT&quot;;&#10;IF([.C64]=&quot;Knight Tour With Holes&quot;; &quot;KTWH&quot;;&#10;IF([.C64]=&quot;Labyrinth&quot;; &quot;L&quot;;&#10;IF([.C64]=&quot;Maximal Clique Problem&quot;; &quot;MCP&quot;;&#10;IF([.C64]=&quot;Nomystery&quot;; &quot;NM&quot;;&#10;IF([.C64]=&quot;Partner Units&quot;; &quot;PU&quot;;&#10;IF([.C64]=&quot;Permutation Pattern Matching&quot;; &quot;PPM&quot;;&#10;IF([.C64]=&quot;Ricochet Robots&quot;; &quot;RR&quot;;&#10;IF([.C64]=&quot;Sokoban&quot;; &quot;S&quot;;&#10;IF([.C64]=&quot;Stable Marriage&quot;; &quot;SM&quot;;&#10;IF([.C64]=&quot;Valves Location Problem&quot;; &quot;VLP&quot;;&#10;IF([.C64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89" calcext:value-type="float">
            <text:p>0.8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65]=&quot;Connected Maximum-density Still Life&quot;; &quot;CMSL&quot;;&#10;IF([.C65]=&quot;Crossing Minimization&quot;; &quot;CM&quot;;&#10;IF([.C65]=&quot;Graceful Graphs&quot;; &quot;GG&quot;;&#10;IF([.C65]=&quot;Graph Colouring&quot;; &quot;GC&quot;;&#10;IF([.C65]=&quot;Incremental Scheduling&quot;; &quot;IS&quot;;&#10;IF([.C65]=&quot;Knight Tour&quot;; &quot;KT&quot;;&#10;IF([.C65]=&quot;Knight Tour With Holes&quot;; &quot;KTWH&quot;;&#10;IF([.C65]=&quot;Labyrinth&quot;; &quot;L&quot;;&#10;IF([.C65]=&quot;Maximal Clique Problem&quot;; &quot;MCP&quot;;&#10;IF([.C65]=&quot;Nomystery&quot;; &quot;NM&quot;;&#10;IF([.C65]=&quot;Partner Units&quot;; &quot;PU&quot;;&#10;IF([.C65]=&quot;Permutation Pattern Matching&quot;; &quot;PPM&quot;;&#10;IF([.C65]=&quot;Ricochet Robots&quot;; &quot;RR&quot;;&#10;IF([.C65]=&quot;Sokoban&quot;; &quot;S&quot;;&#10;IF([.C65]=&quot;Stable Marriage&quot;; &quot;SM&quot;;&#10;IF([.C65]=&quot;Valves Location Problem&quot;; &quot;VLP&quot;;&#10;IF([.C65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66]=&quot;Connected Maximum-density Still Life&quot;; &quot;CMSL&quot;;&#10;IF([.C66]=&quot;Crossing Minimization&quot;; &quot;CM&quot;;&#10;IF([.C66]=&quot;Graceful Graphs&quot;; &quot;GG&quot;;&#10;IF([.C66]=&quot;Graph Colouring&quot;; &quot;GC&quot;;&#10;IF([.C66]=&quot;Incremental Scheduling&quot;; &quot;IS&quot;;&#10;IF([.C66]=&quot;Knight Tour&quot;; &quot;KT&quot;;&#10;IF([.C66]=&quot;Knight Tour With Holes&quot;; &quot;KTWH&quot;;&#10;IF([.C66]=&quot;Labyrinth&quot;; &quot;L&quot;;&#10;IF([.C66]=&quot;Maximal Clique Problem&quot;; &quot;MCP&quot;;&#10;IF([.C66]=&quot;Nomystery&quot;; &quot;NM&quot;;&#10;IF([.C66]=&quot;Partner Units&quot;; &quot;PU&quot;;&#10;IF([.C66]=&quot;Permutation Pattern Matching&quot;; &quot;PPM&quot;;&#10;IF([.C66]=&quot;Ricochet Robots&quot;; &quot;RR&quot;;&#10;IF([.C66]=&quot;Sokoban&quot;; &quot;S&quot;;&#10;IF([.C66]=&quot;Stable Marriage&quot;; &quot;SM&quot;;&#10;IF([.C66]=&quot;Valves Location Problem&quot;; &quot;VLP&quot;;&#10;IF([.C66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67]=&quot;Connected Maximum-density Still Life&quot;; &quot;CMSL&quot;;&#10;IF([.C67]=&quot;Crossing Minimization&quot;; &quot;CM&quot;;&#10;IF([.C67]=&quot;Graceful Graphs&quot;; &quot;GG&quot;;&#10;IF([.C67]=&quot;Graph Colouring&quot;; &quot;GC&quot;;&#10;IF([.C67]=&quot;Incremental Scheduling&quot;; &quot;IS&quot;;&#10;IF([.C67]=&quot;Knight Tour&quot;; &quot;KT&quot;;&#10;IF([.C67]=&quot;Knight Tour With Holes&quot;; &quot;KTWH&quot;;&#10;IF([.C67]=&quot;Labyrinth&quot;; &quot;L&quot;;&#10;IF([.C67]=&quot;Maximal Clique Problem&quot;; &quot;MCP&quot;;&#10;IF([.C67]=&quot;Nomystery&quot;; &quot;NM&quot;;&#10;IF([.C67]=&quot;Partner Units&quot;; &quot;PU&quot;;&#10;IF([.C67]=&quot;Permutation Pattern Matching&quot;; &quot;PPM&quot;;&#10;IF([.C67]=&quot;Ricochet Robots&quot;; &quot;RR&quot;;&#10;IF([.C67]=&quot;Sokoban&quot;; &quot;S&quot;;&#10;IF([.C67]=&quot;Stable Marriage&quot;; &quot;SM&quot;;&#10;IF([.C67]=&quot;Valves Location Problem&quot;; &quot;VLP&quot;;&#10;IF([.C67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68]=&quot;Connected Maximum-density Still Life&quot;; &quot;CMSL&quot;;&#10;IF([.C68]=&quot;Crossing Minimization&quot;; &quot;CM&quot;;&#10;IF([.C68]=&quot;Graceful Graphs&quot;; &quot;GG&quot;;&#10;IF([.C68]=&quot;Graph Colouring&quot;; &quot;GC&quot;;&#10;IF([.C68]=&quot;Incremental Scheduling&quot;; &quot;IS&quot;;&#10;IF([.C68]=&quot;Knight Tour&quot;; &quot;KT&quot;;&#10;IF([.C68]=&quot;Knight Tour With Holes&quot;; &quot;KTWH&quot;;&#10;IF([.C68]=&quot;Labyrinth&quot;; &quot;L&quot;;&#10;IF([.C68]=&quot;Maximal Clique Problem&quot;; &quot;MCP&quot;;&#10;IF([.C68]=&quot;Nomystery&quot;; &quot;NM&quot;;&#10;IF([.C68]=&quot;Partner Units&quot;; &quot;PU&quot;;&#10;IF([.C68]=&quot;Permutation Pattern Matching&quot;; &quot;PPM&quot;;&#10;IF([.C68]=&quot;Ricochet Robots&quot;; &quot;RR&quot;;&#10;IF([.C68]=&quot;Sokoban&quot;; &quot;S&quot;;&#10;IF([.C68]=&quot;Stable Marriage&quot;; &quot;SM&quot;;&#10;IF([.C68]=&quot;Valves Location Problem&quot;; &quot;VLP&quot;;&#10;IF([.C68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69]=&quot;Connected Maximum-density Still Life&quot;; &quot;CMSL&quot;;&#10;IF([.C69]=&quot;Crossing Minimization&quot;; &quot;CM&quot;;&#10;IF([.C69]=&quot;Graceful Graphs&quot;; &quot;GG&quot;;&#10;IF([.C69]=&quot;Graph Colouring&quot;; &quot;GC&quot;;&#10;IF([.C69]=&quot;Incremental Scheduling&quot;; &quot;IS&quot;;&#10;IF([.C69]=&quot;Knight Tour&quot;; &quot;KT&quot;;&#10;IF([.C69]=&quot;Knight Tour With Holes&quot;; &quot;KTWH&quot;;&#10;IF([.C69]=&quot;Labyrinth&quot;; &quot;L&quot;;&#10;IF([.C69]=&quot;Maximal Clique Problem&quot;; &quot;MCP&quot;;&#10;IF([.C69]=&quot;Nomystery&quot;; &quot;NM&quot;;&#10;IF([.C69]=&quot;Partner Units&quot;; &quot;PU&quot;;&#10;IF([.C69]=&quot;Permutation Pattern Matching&quot;; &quot;PPM&quot;;&#10;IF([.C69]=&quot;Ricochet Robots&quot;; &quot;RR&quot;;&#10;IF([.C69]=&quot;Sokoban&quot;; &quot;S&quot;;&#10;IF([.C69]=&quot;Stable Marriage&quot;; &quot;SM&quot;;&#10;IF([.C69]=&quot;Valves Location Problem&quot;; &quot;VLP&quot;;&#10;IF([.C69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87" calcext:value-type="float">
            <text:p>0.8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70]=&quot;Connected Maximum-density Still Life&quot;; &quot;CMSL&quot;;&#10;IF([.C70]=&quot;Crossing Minimization&quot;; &quot;CM&quot;;&#10;IF([.C70]=&quot;Graceful Graphs&quot;; &quot;GG&quot;;&#10;IF([.C70]=&quot;Graph Colouring&quot;; &quot;GC&quot;;&#10;IF([.C70]=&quot;Incremental Scheduling&quot;; &quot;IS&quot;;&#10;IF([.C70]=&quot;Knight Tour&quot;; &quot;KT&quot;;&#10;IF([.C70]=&quot;Knight Tour With Holes&quot;; &quot;KTWH&quot;;&#10;IF([.C70]=&quot;Labyrinth&quot;; &quot;L&quot;;&#10;IF([.C70]=&quot;Maximal Clique Problem&quot;; &quot;MCP&quot;;&#10;IF([.C70]=&quot;Nomystery&quot;; &quot;NM&quot;;&#10;IF([.C70]=&quot;Partner Units&quot;; &quot;PU&quot;;&#10;IF([.C70]=&quot;Permutation Pattern Matching&quot;; &quot;PPM&quot;;&#10;IF([.C70]=&quot;Ricochet Robots&quot;; &quot;RR&quot;;&#10;IF([.C70]=&quot;Sokoban&quot;; &quot;S&quot;;&#10;IF([.C70]=&quot;Stable Marriage&quot;; &quot;SM&quot;;&#10;IF([.C70]=&quot;Valves Location Problem&quot;; &quot;VLP&quot;;&#10;IF([.C70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93" calcext:value-type="float">
            <text:p>0.9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71]=&quot;Connected Maximum-density Still Life&quot;; &quot;CMSL&quot;;&#10;IF([.C71]=&quot;Crossing Minimization&quot;; &quot;CM&quot;;&#10;IF([.C71]=&quot;Graceful Graphs&quot;; &quot;GG&quot;;&#10;IF([.C71]=&quot;Graph Colouring&quot;; &quot;GC&quot;;&#10;IF([.C71]=&quot;Incremental Scheduling&quot;; &quot;IS&quot;;&#10;IF([.C71]=&quot;Knight Tour&quot;; &quot;KT&quot;;&#10;IF([.C71]=&quot;Knight Tour With Holes&quot;; &quot;KTWH&quot;;&#10;IF([.C71]=&quot;Labyrinth&quot;; &quot;L&quot;;&#10;IF([.C71]=&quot;Maximal Clique Problem&quot;; &quot;MCP&quot;;&#10;IF([.C71]=&quot;Nomystery&quot;; &quot;NM&quot;;&#10;IF([.C71]=&quot;Partner Units&quot;; &quot;PU&quot;;&#10;IF([.C71]=&quot;Permutation Pattern Matching&quot;; &quot;PPM&quot;;&#10;IF([.C71]=&quot;Ricochet Robots&quot;; &quot;RR&quot;;&#10;IF([.C71]=&quot;Sokoban&quot;; &quot;S&quot;;&#10;IF([.C71]=&quot;Stable Marriage&quot;; &quot;SM&quot;;&#10;IF([.C71]=&quot;Valves Location Problem&quot;; &quot;VLP&quot;;&#10;IF([.C71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99" calcext:value-type="float">
            <text:p>0.99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72]=&quot;Connected Maximum-density Still Life&quot;; &quot;CMSL&quot;;&#10;IF([.C72]=&quot;Crossing Minimization&quot;; &quot;CM&quot;;&#10;IF([.C72]=&quot;Graceful Graphs&quot;; &quot;GG&quot;;&#10;IF([.C72]=&quot;Graph Colouring&quot;; &quot;GC&quot;;&#10;IF([.C72]=&quot;Incremental Scheduling&quot;; &quot;IS&quot;;&#10;IF([.C72]=&quot;Knight Tour&quot;; &quot;KT&quot;;&#10;IF([.C72]=&quot;Knight Tour With Holes&quot;; &quot;KTWH&quot;;&#10;IF([.C72]=&quot;Labyrinth&quot;; &quot;L&quot;;&#10;IF([.C72]=&quot;Maximal Clique Problem&quot;; &quot;MCP&quot;;&#10;IF([.C72]=&quot;Nomystery&quot;; &quot;NM&quot;;&#10;IF([.C72]=&quot;Partner Units&quot;; &quot;PU&quot;;&#10;IF([.C72]=&quot;Permutation Pattern Matching&quot;; &quot;PPM&quot;;&#10;IF([.C72]=&quot;Ricochet Robots&quot;; &quot;RR&quot;;&#10;IF([.C72]=&quot;Sokoban&quot;; &quot;S&quot;;&#10;IF([.C72]=&quot;Stable Marriage&quot;; &quot;SM&quot;;&#10;IF([.C72]=&quot;Valves Location Problem&quot;; &quot;VLP&quot;;&#10;IF([.C72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73]=&quot;Connected Maximum-density Still Life&quot;; &quot;CMSL&quot;;&#10;IF([.C73]=&quot;Crossing Minimization&quot;; &quot;CM&quot;;&#10;IF([.C73]=&quot;Graceful Graphs&quot;; &quot;GG&quot;;&#10;IF([.C73]=&quot;Graph Colouring&quot;; &quot;GC&quot;;&#10;IF([.C73]=&quot;Incremental Scheduling&quot;; &quot;IS&quot;;&#10;IF([.C73]=&quot;Knight Tour&quot;; &quot;KT&quot;;&#10;IF([.C73]=&quot;Knight Tour With Holes&quot;; &quot;KTWH&quot;;&#10;IF([.C73]=&quot;Labyrinth&quot;; &quot;L&quot;;&#10;IF([.C73]=&quot;Maximal Clique Problem&quot;; &quot;MCP&quot;;&#10;IF([.C73]=&quot;Nomystery&quot;; &quot;NM&quot;;&#10;IF([.C73]=&quot;Partner Units&quot;; &quot;PU&quot;;&#10;IF([.C73]=&quot;Permutation Pattern Matching&quot;; &quot;PPM&quot;;&#10;IF([.C73]=&quot;Ricochet Robots&quot;; &quot;RR&quot;;&#10;IF([.C73]=&quot;Sokoban&quot;; &quot;S&quot;;&#10;IF([.C73]=&quot;Stable Marriage&quot;; &quot;SM&quot;;&#10;IF([.C73]=&quot;Valves Location Problem&quot;; &quot;VLP&quot;;&#10;IF([.C73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74]=&quot;Connected Maximum-density Still Life&quot;; &quot;CMSL&quot;;&#10;IF([.C74]=&quot;Crossing Minimization&quot;; &quot;CM&quot;;&#10;IF([.C74]=&quot;Graceful Graphs&quot;; &quot;GG&quot;;&#10;IF([.C74]=&quot;Graph Colouring&quot;; &quot;GC&quot;;&#10;IF([.C74]=&quot;Incremental Scheduling&quot;; &quot;IS&quot;;&#10;IF([.C74]=&quot;Knight Tour&quot;; &quot;KT&quot;;&#10;IF([.C74]=&quot;Knight Tour With Holes&quot;; &quot;KTWH&quot;;&#10;IF([.C74]=&quot;Labyrinth&quot;; &quot;L&quot;;&#10;IF([.C74]=&quot;Maximal Clique Problem&quot;; &quot;MCP&quot;;&#10;IF([.C74]=&quot;Nomystery&quot;; &quot;NM&quot;;&#10;IF([.C74]=&quot;Partner Units&quot;; &quot;PU&quot;;&#10;IF([.C74]=&quot;Permutation Pattern Matching&quot;; &quot;PPM&quot;;&#10;IF([.C74]=&quot;Ricochet Robots&quot;; &quot;RR&quot;;&#10;IF([.C74]=&quot;Sokoban&quot;; &quot;S&quot;;&#10;IF([.C74]=&quot;Stable Marriage&quot;; &quot;SM&quot;;&#10;IF([.C74]=&quot;Valves Location Problem&quot;; &quot;VLP&quot;;&#10;IF([.C74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75]=&quot;Connected Maximum-density Still Life&quot;; &quot;CMSL&quot;;&#10;IF([.C75]=&quot;Crossing Minimization&quot;; &quot;CM&quot;;&#10;IF([.C75]=&quot;Graceful Graphs&quot;; &quot;GG&quot;;&#10;IF([.C75]=&quot;Graph Colouring&quot;; &quot;GC&quot;;&#10;IF([.C75]=&quot;Incremental Scheduling&quot;; &quot;IS&quot;;&#10;IF([.C75]=&quot;Knight Tour&quot;; &quot;KT&quot;;&#10;IF([.C75]=&quot;Knight Tour With Holes&quot;; &quot;KTWH&quot;;&#10;IF([.C75]=&quot;Labyrinth&quot;; &quot;L&quot;;&#10;IF([.C75]=&quot;Maximal Clique Problem&quot;; &quot;MCP&quot;;&#10;IF([.C75]=&quot;Nomystery&quot;; &quot;NM&quot;;&#10;IF([.C75]=&quot;Partner Units&quot;; &quot;PU&quot;;&#10;IF([.C75]=&quot;Permutation Pattern Matching&quot;; &quot;PPM&quot;;&#10;IF([.C75]=&quot;Ricochet Robots&quot;; &quot;RR&quot;;&#10;IF([.C75]=&quot;Sokoban&quot;; &quot;S&quot;;&#10;IF([.C75]=&quot;Stable Marriage&quot;; &quot;SM&quot;;&#10;IF([.C75]=&quot;Valves Location Problem&quot;; &quot;VLP&quot;;&#10;IF([.C75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76]=&quot;Connected Maximum-density Still Life&quot;; &quot;CMSL&quot;;&#10;IF([.C76]=&quot;Crossing Minimization&quot;; &quot;CM&quot;;&#10;IF([.C76]=&quot;Graceful Graphs&quot;; &quot;GG&quot;;&#10;IF([.C76]=&quot;Graph Colouring&quot;; &quot;GC&quot;;&#10;IF([.C76]=&quot;Incremental Scheduling&quot;; &quot;IS&quot;;&#10;IF([.C76]=&quot;Knight Tour&quot;; &quot;KT&quot;;&#10;IF([.C76]=&quot;Knight Tour With Holes&quot;; &quot;KTWH&quot;;&#10;IF([.C76]=&quot;Labyrinth&quot;; &quot;L&quot;;&#10;IF([.C76]=&quot;Maximal Clique Problem&quot;; &quot;MCP&quot;;&#10;IF([.C76]=&quot;Nomystery&quot;; &quot;NM&quot;;&#10;IF([.C76]=&quot;Partner Units&quot;; &quot;PU&quot;;&#10;IF([.C76]=&quot;Permutation Pattern Matching&quot;; &quot;PPM&quot;;&#10;IF([.C76]=&quot;Ricochet Robots&quot;; &quot;RR&quot;;&#10;IF([.C76]=&quot;Sokoban&quot;; &quot;S&quot;;&#10;IF([.C76]=&quot;Stable Marriage&quot;; &quot;SM&quot;;&#10;IF([.C76]=&quot;Valves Location Problem&quot;; &quot;VLP&quot;;&#10;IF([.C76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77]=&quot;Connected Maximum-density Still Life&quot;; &quot;CMSL&quot;;&#10;IF([.C77]=&quot;Crossing Minimization&quot;; &quot;CM&quot;;&#10;IF([.C77]=&quot;Graceful Graphs&quot;; &quot;GG&quot;;&#10;IF([.C77]=&quot;Graph Colouring&quot;; &quot;GC&quot;;&#10;IF([.C77]=&quot;Incremental Scheduling&quot;; &quot;IS&quot;;&#10;IF([.C77]=&quot;Knight Tour&quot;; &quot;KT&quot;;&#10;IF([.C77]=&quot;Knight Tour With Holes&quot;; &quot;KTWH&quot;;&#10;IF([.C77]=&quot;Labyrinth&quot;; &quot;L&quot;;&#10;IF([.C77]=&quot;Maximal Clique Problem&quot;; &quot;MCP&quot;;&#10;IF([.C77]=&quot;Nomystery&quot;; &quot;NM&quot;;&#10;IF([.C77]=&quot;Partner Units&quot;; &quot;PU&quot;;&#10;IF([.C77]=&quot;Permutation Pattern Matching&quot;; &quot;PPM&quot;;&#10;IF([.C77]=&quot;Ricochet Robots&quot;; &quot;RR&quot;;&#10;IF([.C77]=&quot;Sokoban&quot;; &quot;S&quot;;&#10;IF([.C77]=&quot;Stable Marriage&quot;; &quot;SM&quot;;&#10;IF([.C77]=&quot;Valves Location Problem&quot;; &quot;VLP&quot;;&#10;IF([.C77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65" calcext:value-type="float">
            <text:p>0.6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78]=&quot;Connected Maximum-density Still Life&quot;; &quot;CMSL&quot;;&#10;IF([.C78]=&quot;Crossing Minimization&quot;; &quot;CM&quot;;&#10;IF([.C78]=&quot;Graceful Graphs&quot;; &quot;GG&quot;;&#10;IF([.C78]=&quot;Graph Colouring&quot;; &quot;GC&quot;;&#10;IF([.C78]=&quot;Incremental Scheduling&quot;; &quot;IS&quot;;&#10;IF([.C78]=&quot;Knight Tour&quot;; &quot;KT&quot;;&#10;IF([.C78]=&quot;Knight Tour With Holes&quot;; &quot;KTWH&quot;;&#10;IF([.C78]=&quot;Labyrinth&quot;; &quot;L&quot;;&#10;IF([.C78]=&quot;Maximal Clique Problem&quot;; &quot;MCP&quot;;&#10;IF([.C78]=&quot;Nomystery&quot;; &quot;NM&quot;;&#10;IF([.C78]=&quot;Partner Units&quot;; &quot;PU&quot;;&#10;IF([.C78]=&quot;Permutation Pattern Matching&quot;; &quot;PPM&quot;;&#10;IF([.C78]=&quot;Ricochet Robots&quot;; &quot;RR&quot;;&#10;IF([.C78]=&quot;Sokoban&quot;; &quot;S&quot;;&#10;IF([.C78]=&quot;Stable Marriage&quot;; &quot;SM&quot;;&#10;IF([.C78]=&quot;Valves Location Problem&quot;; &quot;VLP&quot;;&#10;IF([.C78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79]=&quot;Connected Maximum-density Still Life&quot;; &quot;CMSL&quot;;&#10;IF([.C79]=&quot;Crossing Minimization&quot;; &quot;CM&quot;;&#10;IF([.C79]=&quot;Graceful Graphs&quot;; &quot;GG&quot;;&#10;IF([.C79]=&quot;Graph Colouring&quot;; &quot;GC&quot;;&#10;IF([.C79]=&quot;Incremental Scheduling&quot;; &quot;IS&quot;;&#10;IF([.C79]=&quot;Knight Tour&quot;; &quot;KT&quot;;&#10;IF([.C79]=&quot;Knight Tour With Holes&quot;; &quot;KTWH&quot;;&#10;IF([.C79]=&quot;Labyrinth&quot;; &quot;L&quot;;&#10;IF([.C79]=&quot;Maximal Clique Problem&quot;; &quot;MCP&quot;;&#10;IF([.C79]=&quot;Nomystery&quot;; &quot;NM&quot;;&#10;IF([.C79]=&quot;Partner Units&quot;; &quot;PU&quot;;&#10;IF([.C79]=&quot;Permutation Pattern Matching&quot;; &quot;PPM&quot;;&#10;IF([.C79]=&quot;Ricochet Robots&quot;; &quot;RR&quot;;&#10;IF([.C79]=&quot;Sokoban&quot;; &quot;S&quot;;&#10;IF([.C79]=&quot;Stable Marriage&quot;; &quot;SM&quot;;&#10;IF([.C79]=&quot;Valves Location Problem&quot;; &quot;VLP&quot;;&#10;IF([.C79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80]=&quot;Connected Maximum-density Still Life&quot;; &quot;CMSL&quot;;&#10;IF([.C80]=&quot;Crossing Minimization&quot;; &quot;CM&quot;;&#10;IF([.C80]=&quot;Graceful Graphs&quot;; &quot;GG&quot;;&#10;IF([.C80]=&quot;Graph Colouring&quot;; &quot;GC&quot;;&#10;IF([.C80]=&quot;Incremental Scheduling&quot;; &quot;IS&quot;;&#10;IF([.C80]=&quot;Knight Tour&quot;; &quot;KT&quot;;&#10;IF([.C80]=&quot;Knight Tour With Holes&quot;; &quot;KTWH&quot;;&#10;IF([.C80]=&quot;Labyrinth&quot;; &quot;L&quot;;&#10;IF([.C80]=&quot;Maximal Clique Problem&quot;; &quot;MCP&quot;;&#10;IF([.C80]=&quot;Nomystery&quot;; &quot;NM&quot;;&#10;IF([.C80]=&quot;Partner Units&quot;; &quot;PU&quot;;&#10;IF([.C80]=&quot;Permutation Pattern Matching&quot;; &quot;PPM&quot;;&#10;IF([.C80]=&quot;Ricochet Robots&quot;; &quot;RR&quot;;&#10;IF([.C80]=&quot;Sokoban&quot;; &quot;S&quot;;&#10;IF([.C80]=&quot;Stable Marriage&quot;; &quot;SM&quot;;&#10;IF([.C80]=&quot;Valves Location Problem&quot;; &quot;VLP&quot;;&#10;IF([.C80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91" calcext:value-type="float">
            <text:p>0.91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81]=&quot;Connected Maximum-density Still Life&quot;; &quot;CMSL&quot;;&#10;IF([.C81]=&quot;Crossing Minimization&quot;; &quot;CM&quot;;&#10;IF([.C81]=&quot;Graceful Graphs&quot;; &quot;GG&quot;;&#10;IF([.C81]=&quot;Graph Colouring&quot;; &quot;GC&quot;;&#10;IF([.C81]=&quot;Incremental Scheduling&quot;; &quot;IS&quot;;&#10;IF([.C81]=&quot;Knight Tour&quot;; &quot;KT&quot;;&#10;IF([.C81]=&quot;Knight Tour With Holes&quot;; &quot;KTWH&quot;;&#10;IF([.C81]=&quot;Labyrinth&quot;; &quot;L&quot;;&#10;IF([.C81]=&quot;Maximal Clique Problem&quot;; &quot;MCP&quot;;&#10;IF([.C81]=&quot;Nomystery&quot;; &quot;NM&quot;;&#10;IF([.C81]=&quot;Partner Units&quot;; &quot;PU&quot;;&#10;IF([.C81]=&quot;Permutation Pattern Matching&quot;; &quot;PPM&quot;;&#10;IF([.C81]=&quot;Ricochet Robots&quot;; &quot;RR&quot;;&#10;IF([.C81]=&quot;Sokoban&quot;; &quot;S&quot;;&#10;IF([.C81]=&quot;Stable Marriage&quot;; &quot;SM&quot;;&#10;IF([.C81]=&quot;Valves Location Problem&quot;; &quot;VLP&quot;;&#10;IF([.C81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82]=&quot;Connected Maximum-density Still Life&quot;; &quot;CMSL&quot;;&#10;IF([.C82]=&quot;Crossing Minimization&quot;; &quot;CM&quot;;&#10;IF([.C82]=&quot;Graceful Graphs&quot;; &quot;GG&quot;;&#10;IF([.C82]=&quot;Graph Colouring&quot;; &quot;GC&quot;;&#10;IF([.C82]=&quot;Incremental Scheduling&quot;; &quot;IS&quot;;&#10;IF([.C82]=&quot;Knight Tour&quot;; &quot;KT&quot;;&#10;IF([.C82]=&quot;Knight Tour With Holes&quot;; &quot;KTWH&quot;;&#10;IF([.C82]=&quot;Labyrinth&quot;; &quot;L&quot;;&#10;IF([.C82]=&quot;Maximal Clique Problem&quot;; &quot;MCP&quot;;&#10;IF([.C82]=&quot;Nomystery&quot;; &quot;NM&quot;;&#10;IF([.C82]=&quot;Partner Units&quot;; &quot;PU&quot;;&#10;IF([.C82]=&quot;Permutation Pattern Matching&quot;; &quot;PPM&quot;;&#10;IF([.C82]=&quot;Ricochet Robots&quot;; &quot;RR&quot;;&#10;IF([.C82]=&quot;Sokoban&quot;; &quot;S&quot;;&#10;IF([.C82]=&quot;Stable Marriage&quot;; &quot;SM&quot;;&#10;IF([.C82]=&quot;Valves Location Problem&quot;; &quot;VLP&quot;;&#10;IF([.C82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83]=&quot;Connected Maximum-density Still Life&quot;; &quot;CMSL&quot;;&#10;IF([.C83]=&quot;Crossing Minimization&quot;; &quot;CM&quot;;&#10;IF([.C83]=&quot;Graceful Graphs&quot;; &quot;GG&quot;;&#10;IF([.C83]=&quot;Graph Colouring&quot;; &quot;GC&quot;;&#10;IF([.C83]=&quot;Incremental Scheduling&quot;; &quot;IS&quot;;&#10;IF([.C83]=&quot;Knight Tour&quot;; &quot;KT&quot;;&#10;IF([.C83]=&quot;Knight Tour With Holes&quot;; &quot;KTWH&quot;;&#10;IF([.C83]=&quot;Labyrinth&quot;; &quot;L&quot;;&#10;IF([.C83]=&quot;Maximal Clique Problem&quot;; &quot;MCP&quot;;&#10;IF([.C83]=&quot;Nomystery&quot;; &quot;NM&quot;;&#10;IF([.C83]=&quot;Partner Units&quot;; &quot;PU&quot;;&#10;IF([.C83]=&quot;Permutation Pattern Matching&quot;; &quot;PPM&quot;;&#10;IF([.C83]=&quot;Ricochet Robots&quot;; &quot;RR&quot;;&#10;IF([.C83]=&quot;Sokoban&quot;; &quot;S&quot;;&#10;IF([.C83]=&quot;Stable Marriage&quot;; &quot;SM&quot;;&#10;IF([.C83]=&quot;Valves Location Problem&quot;; &quot;VLP&quot;;&#10;IF([.C83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84]=&quot;Connected Maximum-density Still Life&quot;; &quot;CMSL&quot;;&#10;IF([.C84]=&quot;Crossing Minimization&quot;; &quot;CM&quot;;&#10;IF([.C84]=&quot;Graceful Graphs&quot;; &quot;GG&quot;;&#10;IF([.C84]=&quot;Graph Colouring&quot;; &quot;GC&quot;;&#10;IF([.C84]=&quot;Incremental Scheduling&quot;; &quot;IS&quot;;&#10;IF([.C84]=&quot;Knight Tour&quot;; &quot;KT&quot;;&#10;IF([.C84]=&quot;Knight Tour With Holes&quot;; &quot;KTWH&quot;;&#10;IF([.C84]=&quot;Labyrinth&quot;; &quot;L&quot;;&#10;IF([.C84]=&quot;Maximal Clique Problem&quot;; &quot;MCP&quot;;&#10;IF([.C84]=&quot;Nomystery&quot;; &quot;NM&quot;;&#10;IF([.C84]=&quot;Partner Units&quot;; &quot;PU&quot;;&#10;IF([.C84]=&quot;Permutation Pattern Matching&quot;; &quot;PPM&quot;;&#10;IF([.C84]=&quot;Ricochet Robots&quot;; &quot;RR&quot;;&#10;IF([.C84]=&quot;Sokoban&quot;; &quot;S&quot;;&#10;IF([.C84]=&quot;Stable Marriage&quot;; &quot;SM&quot;;&#10;IF([.C84]=&quot;Valves Location Problem&quot;; &quot;VLP&quot;;&#10;IF([.C84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85]=&quot;Connected Maximum-density Still Life&quot;; &quot;CMSL&quot;;&#10;IF([.C85]=&quot;Crossing Minimization&quot;; &quot;CM&quot;;&#10;IF([.C85]=&quot;Graceful Graphs&quot;; &quot;GG&quot;;&#10;IF([.C85]=&quot;Graph Colouring&quot;; &quot;GC&quot;;&#10;IF([.C85]=&quot;Incremental Scheduling&quot;; &quot;IS&quot;;&#10;IF([.C85]=&quot;Knight Tour&quot;; &quot;KT&quot;;&#10;IF([.C85]=&quot;Knight Tour With Holes&quot;; &quot;KTWH&quot;;&#10;IF([.C85]=&quot;Labyrinth&quot;; &quot;L&quot;;&#10;IF([.C85]=&quot;Maximal Clique Problem&quot;; &quot;MCP&quot;;&#10;IF([.C85]=&quot;Nomystery&quot;; &quot;NM&quot;;&#10;IF([.C85]=&quot;Partner Units&quot;; &quot;PU&quot;;&#10;IF([.C85]=&quot;Permutation Pattern Matching&quot;; &quot;PPM&quot;;&#10;IF([.C85]=&quot;Ricochet Robots&quot;; &quot;RR&quot;;&#10;IF([.C85]=&quot;Sokoban&quot;; &quot;S&quot;;&#10;IF([.C85]=&quot;Stable Marriage&quot;; &quot;SM&quot;;&#10;IF([.C85]=&quot;Valves Location Problem&quot;; &quot;VLP&quot;;&#10;IF([.C85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86]=&quot;Connected Maximum-density Still Life&quot;; &quot;CMSL&quot;;&#10;IF([.C86]=&quot;Crossing Minimization&quot;; &quot;CM&quot;;&#10;IF([.C86]=&quot;Graceful Graphs&quot;; &quot;GG&quot;;&#10;IF([.C86]=&quot;Graph Colouring&quot;; &quot;GC&quot;;&#10;IF([.C86]=&quot;Incremental Scheduling&quot;; &quot;IS&quot;;&#10;IF([.C86]=&quot;Knight Tour&quot;; &quot;KT&quot;;&#10;IF([.C86]=&quot;Knight Tour With Holes&quot;; &quot;KTWH&quot;;&#10;IF([.C86]=&quot;Labyrinth&quot;; &quot;L&quot;;&#10;IF([.C86]=&quot;Maximal Clique Problem&quot;; &quot;MCP&quot;;&#10;IF([.C86]=&quot;Nomystery&quot;; &quot;NM&quot;;&#10;IF([.C86]=&quot;Partner Units&quot;; &quot;PU&quot;;&#10;IF([.C86]=&quot;Permutation Pattern Matching&quot;; &quot;PPM&quot;;&#10;IF([.C86]=&quot;Ricochet Robots&quot;; &quot;RR&quot;;&#10;IF([.C86]=&quot;Sokoban&quot;; &quot;S&quot;;&#10;IF([.C86]=&quot;Stable Marriage&quot;; &quot;SM&quot;;&#10;IF([.C86]=&quot;Valves Location Problem&quot;; &quot;VLP&quot;;&#10;IF([.C86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92" calcext:value-type="float">
            <text:p>0.9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87]=&quot;Connected Maximum-density Still Life&quot;; &quot;CMSL&quot;;&#10;IF([.C87]=&quot;Crossing Minimization&quot;; &quot;CM&quot;;&#10;IF([.C87]=&quot;Graceful Graphs&quot;; &quot;GG&quot;;&#10;IF([.C87]=&quot;Graph Colouring&quot;; &quot;GC&quot;;&#10;IF([.C87]=&quot;Incremental Scheduling&quot;; &quot;IS&quot;;&#10;IF([.C87]=&quot;Knight Tour&quot;; &quot;KT&quot;;&#10;IF([.C87]=&quot;Knight Tour With Holes&quot;; &quot;KTWH&quot;;&#10;IF([.C87]=&quot;Labyrinth&quot;; &quot;L&quot;;&#10;IF([.C87]=&quot;Maximal Clique Problem&quot;; &quot;MCP&quot;;&#10;IF([.C87]=&quot;Nomystery&quot;; &quot;NM&quot;;&#10;IF([.C87]=&quot;Partner Units&quot;; &quot;PU&quot;;&#10;IF([.C87]=&quot;Permutation Pattern Matching&quot;; &quot;PPM&quot;;&#10;IF([.C87]=&quot;Ricochet Robots&quot;; &quot;RR&quot;;&#10;IF([.C87]=&quot;Sokoban&quot;; &quot;S&quot;;&#10;IF([.C87]=&quot;Stable Marriage&quot;; &quot;SM&quot;;&#10;IF([.C87]=&quot;Valves Location Problem&quot;; &quot;VLP&quot;;&#10;IF([.C87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88]=&quot;Connected Maximum-density Still Life&quot;; &quot;CMSL&quot;;&#10;IF([.C88]=&quot;Crossing Minimization&quot;; &quot;CM&quot;;&#10;IF([.C88]=&quot;Graceful Graphs&quot;; &quot;GG&quot;;&#10;IF([.C88]=&quot;Graph Colouring&quot;; &quot;GC&quot;;&#10;IF([.C88]=&quot;Incremental Scheduling&quot;; &quot;IS&quot;;&#10;IF([.C88]=&quot;Knight Tour&quot;; &quot;KT&quot;;&#10;IF([.C88]=&quot;Knight Tour With Holes&quot;; &quot;KTWH&quot;;&#10;IF([.C88]=&quot;Labyrinth&quot;; &quot;L&quot;;&#10;IF([.C88]=&quot;Maximal Clique Problem&quot;; &quot;MCP&quot;;&#10;IF([.C88]=&quot;Nomystery&quot;; &quot;NM&quot;;&#10;IF([.C88]=&quot;Partner Units&quot;; &quot;PU&quot;;&#10;IF([.C88]=&quot;Permutation Pattern Matching&quot;; &quot;PPM&quot;;&#10;IF([.C88]=&quot;Ricochet Robots&quot;; &quot;RR&quot;;&#10;IF([.C88]=&quot;Sokoban&quot;; &quot;S&quot;;&#10;IF([.C88]=&quot;Stable Marriage&quot;; &quot;SM&quot;;&#10;IF([.C88]=&quot;Valves Location Problem&quot;; &quot;VLP&quot;;&#10;IF([.C88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89]=&quot;Connected Maximum-density Still Life&quot;; &quot;CMSL&quot;;&#10;IF([.C89]=&quot;Crossing Minimization&quot;; &quot;CM&quot;;&#10;IF([.C89]=&quot;Graceful Graphs&quot;; &quot;GG&quot;;&#10;IF([.C89]=&quot;Graph Colouring&quot;; &quot;GC&quot;;&#10;IF([.C89]=&quot;Incremental Scheduling&quot;; &quot;IS&quot;;&#10;IF([.C89]=&quot;Knight Tour&quot;; &quot;KT&quot;;&#10;IF([.C89]=&quot;Knight Tour With Holes&quot;; &quot;KTWH&quot;;&#10;IF([.C89]=&quot;Labyrinth&quot;; &quot;L&quot;;&#10;IF([.C89]=&quot;Maximal Clique Problem&quot;; &quot;MCP&quot;;&#10;IF([.C89]=&quot;Nomystery&quot;; &quot;NM&quot;;&#10;IF([.C89]=&quot;Partner Units&quot;; &quot;PU&quot;;&#10;IF([.C89]=&quot;Permutation Pattern Matching&quot;; &quot;PPM&quot;;&#10;IF([.C89]=&quot;Ricochet Robots&quot;; &quot;RR&quot;;&#10;IF([.C89]=&quot;Sokoban&quot;; &quot;S&quot;;&#10;IF([.C89]=&quot;Stable Marriage&quot;; &quot;SM&quot;;&#10;IF([.C89]=&quot;Valves Location Problem&quot;; &quot;VLP&quot;;&#10;IF([.C89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90]=&quot;Connected Maximum-density Still Life&quot;; &quot;CMSL&quot;;&#10;IF([.C90]=&quot;Crossing Minimization&quot;; &quot;CM&quot;;&#10;IF([.C90]=&quot;Graceful Graphs&quot;; &quot;GG&quot;;&#10;IF([.C90]=&quot;Graph Colouring&quot;; &quot;GC&quot;;&#10;IF([.C90]=&quot;Incremental Scheduling&quot;; &quot;IS&quot;;&#10;IF([.C90]=&quot;Knight Tour&quot;; &quot;KT&quot;;&#10;IF([.C90]=&quot;Knight Tour With Holes&quot;; &quot;KTWH&quot;;&#10;IF([.C90]=&quot;Labyrinth&quot;; &quot;L&quot;;&#10;IF([.C90]=&quot;Maximal Clique Problem&quot;; &quot;MCP&quot;;&#10;IF([.C90]=&quot;Nomystery&quot;; &quot;NM&quot;;&#10;IF([.C90]=&quot;Partner Units&quot;; &quot;PU&quot;;&#10;IF([.C90]=&quot;Permutation Pattern Matching&quot;; &quot;PPM&quot;;&#10;IF([.C90]=&quot;Ricochet Robots&quot;; &quot;RR&quot;;&#10;IF([.C90]=&quot;Sokoban&quot;; &quot;S&quot;;&#10;IF([.C90]=&quot;Stable Marriage&quot;; &quot;SM&quot;;&#10;IF([.C90]=&quot;Valves Location Problem&quot;; &quot;VLP&quot;;&#10;IF([.C90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91]=&quot;Connected Maximum-density Still Life&quot;; &quot;CMSL&quot;;&#10;IF([.C91]=&quot;Crossing Minimization&quot;; &quot;CM&quot;;&#10;IF([.C91]=&quot;Graceful Graphs&quot;; &quot;GG&quot;;&#10;IF([.C91]=&quot;Graph Colouring&quot;; &quot;GC&quot;;&#10;IF([.C91]=&quot;Incremental Scheduling&quot;; &quot;IS&quot;;&#10;IF([.C91]=&quot;Knight Tour&quot;; &quot;KT&quot;;&#10;IF([.C91]=&quot;Knight Tour With Holes&quot;; &quot;KTWH&quot;;&#10;IF([.C91]=&quot;Labyrinth&quot;; &quot;L&quot;;&#10;IF([.C91]=&quot;Maximal Clique Problem&quot;; &quot;MCP&quot;;&#10;IF([.C91]=&quot;Nomystery&quot;; &quot;NM&quot;;&#10;IF([.C91]=&quot;Partner Units&quot;; &quot;PU&quot;;&#10;IF([.C91]=&quot;Permutation Pattern Matching&quot;; &quot;PPM&quot;;&#10;IF([.C91]=&quot;Ricochet Robots&quot;; &quot;RR&quot;;&#10;IF([.C91]=&quot;Sokoban&quot;; &quot;S&quot;;&#10;IF([.C91]=&quot;Stable Marriage&quot;; &quot;SM&quot;;&#10;IF([.C91]=&quot;Valves Location Problem&quot;; &quot;VLP&quot;;&#10;IF([.C91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92]=&quot;Connected Maximum-density Still Life&quot;; &quot;CMSL&quot;;&#10;IF([.C92]=&quot;Crossing Minimization&quot;; &quot;CM&quot;;&#10;IF([.C92]=&quot;Graceful Graphs&quot;; &quot;GG&quot;;&#10;IF([.C92]=&quot;Graph Colouring&quot;; &quot;GC&quot;;&#10;IF([.C92]=&quot;Incremental Scheduling&quot;; &quot;IS&quot;;&#10;IF([.C92]=&quot;Knight Tour&quot;; &quot;KT&quot;;&#10;IF([.C92]=&quot;Knight Tour With Holes&quot;; &quot;KTWH&quot;;&#10;IF([.C92]=&quot;Labyrinth&quot;; &quot;L&quot;;&#10;IF([.C92]=&quot;Maximal Clique Problem&quot;; &quot;MCP&quot;;&#10;IF([.C92]=&quot;Nomystery&quot;; &quot;NM&quot;;&#10;IF([.C92]=&quot;Partner Units&quot;; &quot;PU&quot;;&#10;IF([.C92]=&quot;Permutation Pattern Matching&quot;; &quot;PPM&quot;;&#10;IF([.C92]=&quot;Ricochet Robots&quot;; &quot;RR&quot;;&#10;IF([.C92]=&quot;Sokoban&quot;; &quot;S&quot;;&#10;IF([.C92]=&quot;Stable Marriage&quot;; &quot;SM&quot;;&#10;IF([.C92]=&quot;Valves Location Problem&quot;; &quot;VLP&quot;;&#10;IF([.C92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93]=&quot;Connected Maximum-density Still Life&quot;; &quot;CMSL&quot;;&#10;IF([.C93]=&quot;Crossing Minimization&quot;; &quot;CM&quot;;&#10;IF([.C93]=&quot;Graceful Graphs&quot;; &quot;GG&quot;;&#10;IF([.C93]=&quot;Graph Colouring&quot;; &quot;GC&quot;;&#10;IF([.C93]=&quot;Incremental Scheduling&quot;; &quot;IS&quot;;&#10;IF([.C93]=&quot;Knight Tour&quot;; &quot;KT&quot;;&#10;IF([.C93]=&quot;Knight Tour With Holes&quot;; &quot;KTWH&quot;;&#10;IF([.C93]=&quot;Labyrinth&quot;; &quot;L&quot;;&#10;IF([.C93]=&quot;Maximal Clique Problem&quot;; &quot;MCP&quot;;&#10;IF([.C93]=&quot;Nomystery&quot;; &quot;NM&quot;;&#10;IF([.C93]=&quot;Partner Units&quot;; &quot;PU&quot;;&#10;IF([.C93]=&quot;Permutation Pattern Matching&quot;; &quot;PPM&quot;;&#10;IF([.C93]=&quot;Ricochet Robots&quot;; &quot;RR&quot;;&#10;IF([.C93]=&quot;Sokoban&quot;; &quot;S&quot;;&#10;IF([.C93]=&quot;Stable Marriage&quot;; &quot;SM&quot;;&#10;IF([.C93]=&quot;Valves Location Problem&quot;; &quot;VLP&quot;;&#10;IF([.C93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71" calcext:value-type="float">
            <text:p>0.7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94]=&quot;Connected Maximum-density Still Life&quot;; &quot;CMSL&quot;;&#10;IF([.C94]=&quot;Crossing Minimization&quot;; &quot;CM&quot;;&#10;IF([.C94]=&quot;Graceful Graphs&quot;; &quot;GG&quot;;&#10;IF([.C94]=&quot;Graph Colouring&quot;; &quot;GC&quot;;&#10;IF([.C94]=&quot;Incremental Scheduling&quot;; &quot;IS&quot;;&#10;IF([.C94]=&quot;Knight Tour&quot;; &quot;KT&quot;;&#10;IF([.C94]=&quot;Knight Tour With Holes&quot;; &quot;KTWH&quot;;&#10;IF([.C94]=&quot;Labyrinth&quot;; &quot;L&quot;;&#10;IF([.C94]=&quot;Maximal Clique Problem&quot;; &quot;MCP&quot;;&#10;IF([.C94]=&quot;Nomystery&quot;; &quot;NM&quot;;&#10;IF([.C94]=&quot;Partner Units&quot;; &quot;PU&quot;;&#10;IF([.C94]=&quot;Permutation Pattern Matching&quot;; &quot;PPM&quot;;&#10;IF([.C94]=&quot;Ricochet Robots&quot;; &quot;RR&quot;;&#10;IF([.C94]=&quot;Sokoban&quot;; &quot;S&quot;;&#10;IF([.C94]=&quot;Stable Marriage&quot;; &quot;SM&quot;;&#10;IF([.C94]=&quot;Valves Location Problem&quot;; &quot;VLP&quot;;&#10;IF([.C94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95]=&quot;Connected Maximum-density Still Life&quot;; &quot;CMSL&quot;;&#10;IF([.C95]=&quot;Crossing Minimization&quot;; &quot;CM&quot;;&#10;IF([.C95]=&quot;Graceful Graphs&quot;; &quot;GG&quot;;&#10;IF([.C95]=&quot;Graph Colouring&quot;; &quot;GC&quot;;&#10;IF([.C95]=&quot;Incremental Scheduling&quot;; &quot;IS&quot;;&#10;IF([.C95]=&quot;Knight Tour&quot;; &quot;KT&quot;;&#10;IF([.C95]=&quot;Knight Tour With Holes&quot;; &quot;KTWH&quot;;&#10;IF([.C95]=&quot;Labyrinth&quot;; &quot;L&quot;;&#10;IF([.C95]=&quot;Maximal Clique Problem&quot;; &quot;MCP&quot;;&#10;IF([.C95]=&quot;Nomystery&quot;; &quot;NM&quot;;&#10;IF([.C95]=&quot;Partner Units&quot;; &quot;PU&quot;;&#10;IF([.C95]=&quot;Permutation Pattern Matching&quot;; &quot;PPM&quot;;&#10;IF([.C95]=&quot;Ricochet Robots&quot;; &quot;RR&quot;;&#10;IF([.C95]=&quot;Sokoban&quot;; &quot;S&quot;;&#10;IF([.C95]=&quot;Stable Marriage&quot;; &quot;SM&quot;;&#10;IF([.C95]=&quot;Valves Location Problem&quot;; &quot;VLP&quot;;&#10;IF([.C95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96]=&quot;Connected Maximum-density Still Life&quot;; &quot;CMSL&quot;;&#10;IF([.C96]=&quot;Crossing Minimization&quot;; &quot;CM&quot;;&#10;IF([.C96]=&quot;Graceful Graphs&quot;; &quot;GG&quot;;&#10;IF([.C96]=&quot;Graph Colouring&quot;; &quot;GC&quot;;&#10;IF([.C96]=&quot;Incremental Scheduling&quot;; &quot;IS&quot;;&#10;IF([.C96]=&quot;Knight Tour&quot;; &quot;KT&quot;;&#10;IF([.C96]=&quot;Knight Tour With Holes&quot;; &quot;KTWH&quot;;&#10;IF([.C96]=&quot;Labyrinth&quot;; &quot;L&quot;;&#10;IF([.C96]=&quot;Maximal Clique Problem&quot;; &quot;MCP&quot;;&#10;IF([.C96]=&quot;Nomystery&quot;; &quot;NM&quot;;&#10;IF([.C96]=&quot;Partner Units&quot;; &quot;PU&quot;;&#10;IF([.C96]=&quot;Permutation Pattern Matching&quot;; &quot;PPM&quot;;&#10;IF([.C96]=&quot;Ricochet Robots&quot;; &quot;RR&quot;;&#10;IF([.C96]=&quot;Sokoban&quot;; &quot;S&quot;;&#10;IF([.C96]=&quot;Stable Marriage&quot;; &quot;SM&quot;;&#10;IF([.C96]=&quot;Valves Location Problem&quot;; &quot;VLP&quot;;&#10;IF([.C96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92" calcext:value-type="float">
            <text:p>0.92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97]=&quot;Connected Maximum-density Still Life&quot;; &quot;CMSL&quot;;&#10;IF([.C97]=&quot;Crossing Minimization&quot;; &quot;CM&quot;;&#10;IF([.C97]=&quot;Graceful Graphs&quot;; &quot;GG&quot;;&#10;IF([.C97]=&quot;Graph Colouring&quot;; &quot;GC&quot;;&#10;IF([.C97]=&quot;Incremental Scheduling&quot;; &quot;IS&quot;;&#10;IF([.C97]=&quot;Knight Tour&quot;; &quot;KT&quot;;&#10;IF([.C97]=&quot;Knight Tour With Holes&quot;; &quot;KTWH&quot;;&#10;IF([.C97]=&quot;Labyrinth&quot;; &quot;L&quot;;&#10;IF([.C97]=&quot;Maximal Clique Problem&quot;; &quot;MCP&quot;;&#10;IF([.C97]=&quot;Nomystery&quot;; &quot;NM&quot;;&#10;IF([.C97]=&quot;Partner Units&quot;; &quot;PU&quot;;&#10;IF([.C97]=&quot;Permutation Pattern Matching&quot;; &quot;PPM&quot;;&#10;IF([.C97]=&quot;Ricochet Robots&quot;; &quot;RR&quot;;&#10;IF([.C97]=&quot;Sokoban&quot;; &quot;S&quot;;&#10;IF([.C97]=&quot;Stable Marriage&quot;; &quot;SM&quot;;&#10;IF([.C97]=&quot;Valves Location Problem&quot;; &quot;VLP&quot;;&#10;IF([.C97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98]=&quot;Connected Maximum-density Still Life&quot;; &quot;CMSL&quot;;&#10;IF([.C98]=&quot;Crossing Minimization&quot;; &quot;CM&quot;;&#10;IF([.C98]=&quot;Graceful Graphs&quot;; &quot;GG&quot;;&#10;IF([.C98]=&quot;Graph Colouring&quot;; &quot;GC&quot;;&#10;IF([.C98]=&quot;Incremental Scheduling&quot;; &quot;IS&quot;;&#10;IF([.C98]=&quot;Knight Tour&quot;; &quot;KT&quot;;&#10;IF([.C98]=&quot;Knight Tour With Holes&quot;; &quot;KTWH&quot;;&#10;IF([.C98]=&quot;Labyrinth&quot;; &quot;L&quot;;&#10;IF([.C98]=&quot;Maximal Clique Problem&quot;; &quot;MCP&quot;;&#10;IF([.C98]=&quot;Nomystery&quot;; &quot;NM&quot;;&#10;IF([.C98]=&quot;Partner Units&quot;; &quot;PU&quot;;&#10;IF([.C98]=&quot;Permutation Pattern Matching&quot;; &quot;PPM&quot;;&#10;IF([.C98]=&quot;Ricochet Robots&quot;; &quot;RR&quot;;&#10;IF([.C98]=&quot;Sokoban&quot;; &quot;S&quot;;&#10;IF([.C98]=&quot;Stable Marriage&quot;; &quot;SM&quot;;&#10;IF([.C98]=&quot;Valves Location Problem&quot;; &quot;VLP&quot;;&#10;IF([.C98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99]=&quot;Connected Maximum-density Still Life&quot;; &quot;CMSL&quot;;&#10;IF([.C99]=&quot;Crossing Minimization&quot;; &quot;CM&quot;;&#10;IF([.C99]=&quot;Graceful Graphs&quot;; &quot;GG&quot;;&#10;IF([.C99]=&quot;Graph Colouring&quot;; &quot;GC&quot;;&#10;IF([.C99]=&quot;Incremental Scheduling&quot;; &quot;IS&quot;;&#10;IF([.C99]=&quot;Knight Tour&quot;; &quot;KT&quot;;&#10;IF([.C99]=&quot;Knight Tour With Holes&quot;; &quot;KTWH&quot;;&#10;IF([.C99]=&quot;Labyrinth&quot;; &quot;L&quot;;&#10;IF([.C99]=&quot;Maximal Clique Problem&quot;; &quot;MCP&quot;;&#10;IF([.C99]=&quot;Nomystery&quot;; &quot;NM&quot;;&#10;IF([.C99]=&quot;Partner Units&quot;; &quot;PU&quot;;&#10;IF([.C99]=&quot;Permutation Pattern Matching&quot;; &quot;PPM&quot;;&#10;IF([.C99]=&quot;Ricochet Robots&quot;; &quot;RR&quot;;&#10;IF([.C99]=&quot;Sokoban&quot;; &quot;S&quot;;&#10;IF([.C99]=&quot;Stable Marriage&quot;; &quot;SM&quot;;&#10;IF([.C99]=&quot;Valves Location Problem&quot;; &quot;VLP&quot;;&#10;IF([.C99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100]=&quot;Connected Maximum-density Still Life&quot;; &quot;CMSL&quot;;&#10;IF([.C100]=&quot;Crossing Minimization&quot;; &quot;CM&quot;;&#10;IF([.C100]=&quot;Graceful Graphs&quot;; &quot;GG&quot;;&#10;IF([.C100]=&quot;Graph Colouring&quot;; &quot;GC&quot;;&#10;IF([.C100]=&quot;Incremental Scheduling&quot;; &quot;IS&quot;;&#10;IF([.C100]=&quot;Knight Tour&quot;; &quot;KT&quot;;&#10;IF([.C100]=&quot;Knight Tour With Holes&quot;; &quot;KTWH&quot;;&#10;IF([.C100]=&quot;Labyrinth&quot;; &quot;L&quot;;&#10;IF([.C100]=&quot;Maximal Clique Problem&quot;; &quot;MCP&quot;;&#10;IF([.C100]=&quot;Nomystery&quot;; &quot;NM&quot;;&#10;IF([.C100]=&quot;Partner Units&quot;; &quot;PU&quot;;&#10;IF([.C100]=&quot;Permutation Pattern Matching&quot;; &quot;PPM&quot;;&#10;IF([.C100]=&quot;Ricochet Robots&quot;; &quot;RR&quot;;&#10;IF([.C100]=&quot;Sokoban&quot;; &quot;S&quot;;&#10;IF([.C100]=&quot;Stable Marriage&quot;; &quot;SM&quot;;&#10;IF([.C100]=&quot;Valves Location Problem&quot;; &quot;VLP&quot;;&#10;IF([.C100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101]=&quot;Connected Maximum-density Still Life&quot;; &quot;CMSL&quot;;&#10;IF([.C101]=&quot;Crossing Minimization&quot;; &quot;CM&quot;;&#10;IF([.C101]=&quot;Graceful Graphs&quot;; &quot;GG&quot;;&#10;IF([.C101]=&quot;Graph Colouring&quot;; &quot;GC&quot;;&#10;IF([.C101]=&quot;Incremental Scheduling&quot;; &quot;IS&quot;;&#10;IF([.C101]=&quot;Knight Tour&quot;; &quot;KT&quot;;&#10;IF([.C101]=&quot;Knight Tour With Holes&quot;; &quot;KTWH&quot;;&#10;IF([.C101]=&quot;Labyrinth&quot;; &quot;L&quot;;&#10;IF([.C101]=&quot;Maximal Clique Problem&quot;; &quot;MCP&quot;;&#10;IF([.C101]=&quot;Nomystery&quot;; &quot;NM&quot;;&#10;IF([.C101]=&quot;Partner Units&quot;; &quot;PU&quot;;&#10;IF([.C101]=&quot;Permutation Pattern Matching&quot;; &quot;PPM&quot;;&#10;IF([.C101]=&quot;Ricochet Robots&quot;; &quot;RR&quot;;&#10;IF([.C101]=&quot;Sokoban&quot;; &quot;S&quot;;&#10;IF([.C101]=&quot;Stable Marriage&quot;; &quot;SM&quot;;&#10;IF([.C101]=&quot;Valves Location Problem&quot;; &quot;VLP&quot;;&#10;IF([.C101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89" calcext:value-type="float">
            <text:p>0.8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102]=&quot;Connected Maximum-density Still Life&quot;; &quot;CMSL&quot;;&#10;IF([.C102]=&quot;Crossing Minimization&quot;; &quot;CM&quot;;&#10;IF([.C102]=&quot;Graceful Graphs&quot;; &quot;GG&quot;;&#10;IF([.C102]=&quot;Graph Colouring&quot;; &quot;GC&quot;;&#10;IF([.C102]=&quot;Incremental Scheduling&quot;; &quot;IS&quot;;&#10;IF([.C102]=&quot;Knight Tour&quot;; &quot;KT&quot;;&#10;IF([.C102]=&quot;Knight Tour With Holes&quot;; &quot;KTWH&quot;;&#10;IF([.C102]=&quot;Labyrinth&quot;; &quot;L&quot;;&#10;IF([.C102]=&quot;Maximal Clique Problem&quot;; &quot;MCP&quot;;&#10;IF([.C102]=&quot;Nomystery&quot;; &quot;NM&quot;;&#10;IF([.C102]=&quot;Partner Units&quot;; &quot;PU&quot;;&#10;IF([.C102]=&quot;Permutation Pattern Matching&quot;; &quot;PPM&quot;;&#10;IF([.C102]=&quot;Ricochet Robots&quot;; &quot;RR&quot;;&#10;IF([.C102]=&quot;Sokoban&quot;; &quot;S&quot;;&#10;IF([.C102]=&quot;Stable Marriage&quot;; &quot;SM&quot;;&#10;IF([.C102]=&quot;Valves Location Problem&quot;; &quot;VLP&quot;;&#10;IF([.C102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92" calcext:value-type="float">
            <text:p>0.9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103]=&quot;Connected Maximum-density Still Life&quot;; &quot;CMSL&quot;;&#10;IF([.C103]=&quot;Crossing Minimization&quot;; &quot;CM&quot;;&#10;IF([.C103]=&quot;Graceful Graphs&quot;; &quot;GG&quot;;&#10;IF([.C103]=&quot;Graph Colouring&quot;; &quot;GC&quot;;&#10;IF([.C103]=&quot;Incremental Scheduling&quot;; &quot;IS&quot;;&#10;IF([.C103]=&quot;Knight Tour&quot;; &quot;KT&quot;;&#10;IF([.C103]=&quot;Knight Tour With Holes&quot;; &quot;KTWH&quot;;&#10;IF([.C103]=&quot;Labyrinth&quot;; &quot;L&quot;;&#10;IF([.C103]=&quot;Maximal Clique Problem&quot;; &quot;MCP&quot;;&#10;IF([.C103]=&quot;Nomystery&quot;; &quot;NM&quot;;&#10;IF([.C103]=&quot;Partner Units&quot;; &quot;PU&quot;;&#10;IF([.C103]=&quot;Permutation Pattern Matching&quot;; &quot;PPM&quot;;&#10;IF([.C103]=&quot;Ricochet Robots&quot;; &quot;RR&quot;;&#10;IF([.C103]=&quot;Sokoban&quot;; &quot;S&quot;;&#10;IF([.C103]=&quot;Stable Marriage&quot;; &quot;SM&quot;;&#10;IF([.C103]=&quot;Valves Location Problem&quot;; &quot;VLP&quot;;&#10;IF([.C103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99" calcext:value-type="float">
            <text:p>0.9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104]=&quot;Connected Maximum-density Still Life&quot;; &quot;CMSL&quot;;&#10;IF([.C104]=&quot;Crossing Minimization&quot;; &quot;CM&quot;;&#10;IF([.C104]=&quot;Graceful Graphs&quot;; &quot;GG&quot;;&#10;IF([.C104]=&quot;Graph Colouring&quot;; &quot;GC&quot;;&#10;IF([.C104]=&quot;Incremental Scheduling&quot;; &quot;IS&quot;;&#10;IF([.C104]=&quot;Knight Tour&quot;; &quot;KT&quot;;&#10;IF([.C104]=&quot;Knight Tour With Holes&quot;; &quot;KTWH&quot;;&#10;IF([.C104]=&quot;Labyrinth&quot;; &quot;L&quot;;&#10;IF([.C104]=&quot;Maximal Clique Problem&quot;; &quot;MCP&quot;;&#10;IF([.C104]=&quot;Nomystery&quot;; &quot;NM&quot;;&#10;IF([.C104]=&quot;Partner Units&quot;; &quot;PU&quot;;&#10;IF([.C104]=&quot;Permutation Pattern Matching&quot;; &quot;PPM&quot;;&#10;IF([.C104]=&quot;Ricochet Robots&quot;; &quot;RR&quot;;&#10;IF([.C104]=&quot;Sokoban&quot;; &quot;S&quot;;&#10;IF([.C104]=&quot;Stable Marriage&quot;; &quot;SM&quot;;&#10;IF([.C104]=&quot;Valves Location Problem&quot;; &quot;VLP&quot;;&#10;IF([.C104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105]=&quot;Connected Maximum-density Still Life&quot;; &quot;CMSL&quot;;&#10;IF([.C105]=&quot;Crossing Minimization&quot;; &quot;CM&quot;;&#10;IF([.C105]=&quot;Graceful Graphs&quot;; &quot;GG&quot;;&#10;IF([.C105]=&quot;Graph Colouring&quot;; &quot;GC&quot;;&#10;IF([.C105]=&quot;Incremental Scheduling&quot;; &quot;IS&quot;;&#10;IF([.C105]=&quot;Knight Tour&quot;; &quot;KT&quot;;&#10;IF([.C105]=&quot;Knight Tour With Holes&quot;; &quot;KTWH&quot;;&#10;IF([.C105]=&quot;Labyrinth&quot;; &quot;L&quot;;&#10;IF([.C105]=&quot;Maximal Clique Problem&quot;; &quot;MCP&quot;;&#10;IF([.C105]=&quot;Nomystery&quot;; &quot;NM&quot;;&#10;IF([.C105]=&quot;Partner Units&quot;; &quot;PU&quot;;&#10;IF([.C105]=&quot;Permutation Pattern Matching&quot;; &quot;PPM&quot;;&#10;IF([.C105]=&quot;Ricochet Robots&quot;; &quot;RR&quot;;&#10;IF([.C105]=&quot;Sokoban&quot;; &quot;S&quot;;&#10;IF([.C105]=&quot;Stable Marriage&quot;; &quot;SM&quot;;&#10;IF([.C105]=&quot;Valves Location Problem&quot;; &quot;VLP&quot;;&#10;IF([.C105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106]=&quot;Connected Maximum-density Still Life&quot;; &quot;CMSL&quot;;&#10;IF([.C106]=&quot;Crossing Minimization&quot;; &quot;CM&quot;;&#10;IF([.C106]=&quot;Graceful Graphs&quot;; &quot;GG&quot;;&#10;IF([.C106]=&quot;Graph Colouring&quot;; &quot;GC&quot;;&#10;IF([.C106]=&quot;Incremental Scheduling&quot;; &quot;IS&quot;;&#10;IF([.C106]=&quot;Knight Tour&quot;; &quot;KT&quot;;&#10;IF([.C106]=&quot;Knight Tour With Holes&quot;; &quot;KTWH&quot;;&#10;IF([.C106]=&quot;Labyrinth&quot;; &quot;L&quot;;&#10;IF([.C106]=&quot;Maximal Clique Problem&quot;; &quot;MCP&quot;;&#10;IF([.C106]=&quot;Nomystery&quot;; &quot;NM&quot;;&#10;IF([.C106]=&quot;Partner Units&quot;; &quot;PU&quot;;&#10;IF([.C106]=&quot;Permutation Pattern Matching&quot;; &quot;PPM&quot;;&#10;IF([.C106]=&quot;Ricochet Robots&quot;; &quot;RR&quot;;&#10;IF([.C106]=&quot;Sokoban&quot;; &quot;S&quot;;&#10;IF([.C106]=&quot;Stable Marriage&quot;; &quot;SM&quot;;&#10;IF([.C106]=&quot;Valves Location Problem&quot;; &quot;VLP&quot;;&#10;IF([.C106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07]=&quot;Connected Maximum-density Still Life&quot;; &quot;CMSL&quot;;&#10;IF([.C107]=&quot;Crossing Minimization&quot;; &quot;CM&quot;;&#10;IF([.C107]=&quot;Graceful Graphs&quot;; &quot;GG&quot;;&#10;IF([.C107]=&quot;Graph Colouring&quot;; &quot;GC&quot;;&#10;IF([.C107]=&quot;Incremental Scheduling&quot;; &quot;IS&quot;;&#10;IF([.C107]=&quot;Knight Tour&quot;; &quot;KT&quot;;&#10;IF([.C107]=&quot;Knight Tour With Holes&quot;; &quot;KTWH&quot;;&#10;IF([.C107]=&quot;Labyrinth&quot;; &quot;L&quot;;&#10;IF([.C107]=&quot;Maximal Clique Problem&quot;; &quot;MCP&quot;;&#10;IF([.C107]=&quot;Nomystery&quot;; &quot;NM&quot;;&#10;IF([.C107]=&quot;Partner Units&quot;; &quot;PU&quot;;&#10;IF([.C107]=&quot;Permutation Pattern Matching&quot;; &quot;PPM&quot;;&#10;IF([.C107]=&quot;Ricochet Robots&quot;; &quot;RR&quot;;&#10;IF([.C107]=&quot;Sokoban&quot;; &quot;S&quot;;&#10;IF([.C107]=&quot;Stable Marriage&quot;; &quot;SM&quot;;&#10;IF([.C107]=&quot;Valves Location Problem&quot;; &quot;VLP&quot;;&#10;IF([.C107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108]=&quot;Connected Maximum-density Still Life&quot;; &quot;CMSL&quot;;&#10;IF([.C108]=&quot;Crossing Minimization&quot;; &quot;CM&quot;;&#10;IF([.C108]=&quot;Graceful Graphs&quot;; &quot;GG&quot;;&#10;IF([.C108]=&quot;Graph Colouring&quot;; &quot;GC&quot;;&#10;IF([.C108]=&quot;Incremental Scheduling&quot;; &quot;IS&quot;;&#10;IF([.C108]=&quot;Knight Tour&quot;; &quot;KT&quot;;&#10;IF([.C108]=&quot;Knight Tour With Holes&quot;; &quot;KTWH&quot;;&#10;IF([.C108]=&quot;Labyrinth&quot;; &quot;L&quot;;&#10;IF([.C108]=&quot;Maximal Clique Problem&quot;; &quot;MCP&quot;;&#10;IF([.C108]=&quot;Nomystery&quot;; &quot;NM&quot;;&#10;IF([.C108]=&quot;Partner Units&quot;; &quot;PU&quot;;&#10;IF([.C108]=&quot;Permutation Pattern Matching&quot;; &quot;PPM&quot;;&#10;IF([.C108]=&quot;Ricochet Robots&quot;; &quot;RR&quot;;&#10;IF([.C108]=&quot;Sokoban&quot;; &quot;S&quot;;&#10;IF([.C108]=&quot;Stable Marriage&quot;; &quot;SM&quot;;&#10;IF([.C108]=&quot;Valves Location Problem&quot;; &quot;VLP&quot;;&#10;IF([.C108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109]=&quot;Connected Maximum-density Still Life&quot;; &quot;CMSL&quot;;&#10;IF([.C109]=&quot;Crossing Minimization&quot;; &quot;CM&quot;;&#10;IF([.C109]=&quot;Graceful Graphs&quot;; &quot;GG&quot;;&#10;IF([.C109]=&quot;Graph Colouring&quot;; &quot;GC&quot;;&#10;IF([.C109]=&quot;Incremental Scheduling&quot;; &quot;IS&quot;;&#10;IF([.C109]=&quot;Knight Tour&quot;; &quot;KT&quot;;&#10;IF([.C109]=&quot;Knight Tour With Holes&quot;; &quot;KTWH&quot;;&#10;IF([.C109]=&quot;Labyrinth&quot;; &quot;L&quot;;&#10;IF([.C109]=&quot;Maximal Clique Problem&quot;; &quot;MCP&quot;;&#10;IF([.C109]=&quot;Nomystery&quot;; &quot;NM&quot;;&#10;IF([.C109]=&quot;Partner Units&quot;; &quot;PU&quot;;&#10;IF([.C109]=&quot;Permutation Pattern Matching&quot;; &quot;PPM&quot;;&#10;IF([.C109]=&quot;Ricochet Robots&quot;; &quot;RR&quot;;&#10;IF([.C109]=&quot;Sokoban&quot;; &quot;S&quot;;&#10;IF([.C109]=&quot;Stable Marriage&quot;; &quot;SM&quot;;&#10;IF([.C109]=&quot;Valves Location Problem&quot;; &quot;VLP&quot;;&#10;IF([.C109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10]=&quot;Connected Maximum-density Still Life&quot;; &quot;CMSL&quot;;&#10;IF([.C110]=&quot;Crossing Minimization&quot;; &quot;CM&quot;;&#10;IF([.C110]=&quot;Graceful Graphs&quot;; &quot;GG&quot;;&#10;IF([.C110]=&quot;Graph Colouring&quot;; &quot;GC&quot;;&#10;IF([.C110]=&quot;Incremental Scheduling&quot;; &quot;IS&quot;;&#10;IF([.C110]=&quot;Knight Tour&quot;; &quot;KT&quot;;&#10;IF([.C110]=&quot;Knight Tour With Holes&quot;; &quot;KTWH&quot;;&#10;IF([.C110]=&quot;Labyrinth&quot;; &quot;L&quot;;&#10;IF([.C110]=&quot;Maximal Clique Problem&quot;; &quot;MCP&quot;;&#10;IF([.C110]=&quot;Nomystery&quot;; &quot;NM&quot;;&#10;IF([.C110]=&quot;Partner Units&quot;; &quot;PU&quot;;&#10;IF([.C110]=&quot;Permutation Pattern Matching&quot;; &quot;PPM&quot;;&#10;IF([.C110]=&quot;Ricochet Robots&quot;; &quot;RR&quot;;&#10;IF([.C110]=&quot;Sokoban&quot;; &quot;S&quot;;&#10;IF([.C110]=&quot;Stable Marriage&quot;; &quot;SM&quot;;&#10;IF([.C110]=&quot;Valves Location Problem&quot;; &quot;VLP&quot;;&#10;IF([.C110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11]=&quot;Connected Maximum-density Still Life&quot;; &quot;CMSL&quot;;&#10;IF([.C111]=&quot;Crossing Minimization&quot;; &quot;CM&quot;;&#10;IF([.C111]=&quot;Graceful Graphs&quot;; &quot;GG&quot;;&#10;IF([.C111]=&quot;Graph Colouring&quot;; &quot;GC&quot;;&#10;IF([.C111]=&quot;Incremental Scheduling&quot;; &quot;IS&quot;;&#10;IF([.C111]=&quot;Knight Tour&quot;; &quot;KT&quot;;&#10;IF([.C111]=&quot;Knight Tour With Holes&quot;; &quot;KTWH&quot;;&#10;IF([.C111]=&quot;Labyrinth&quot;; &quot;L&quot;;&#10;IF([.C111]=&quot;Maximal Clique Problem&quot;; &quot;MCP&quot;;&#10;IF([.C111]=&quot;Nomystery&quot;; &quot;NM&quot;;&#10;IF([.C111]=&quot;Partner Units&quot;; &quot;PU&quot;;&#10;IF([.C111]=&quot;Permutation Pattern Matching&quot;; &quot;PPM&quot;;&#10;IF([.C111]=&quot;Ricochet Robots&quot;; &quot;RR&quot;;&#10;IF([.C111]=&quot;Sokoban&quot;; &quot;S&quot;;&#10;IF([.C111]=&quot;Stable Marriage&quot;; &quot;SM&quot;;&#10;IF([.C111]=&quot;Valves Location Problem&quot;; &quot;VLP&quot;;&#10;IF([.C111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112]=&quot;Connected Maximum-density Still Life&quot;; &quot;CMSL&quot;;&#10;IF([.C112]=&quot;Crossing Minimization&quot;; &quot;CM&quot;;&#10;IF([.C112]=&quot;Graceful Graphs&quot;; &quot;GG&quot;;&#10;IF([.C112]=&quot;Graph Colouring&quot;; &quot;GC&quot;;&#10;IF([.C112]=&quot;Incremental Scheduling&quot;; &quot;IS&quot;;&#10;IF([.C112]=&quot;Knight Tour&quot;; &quot;KT&quot;;&#10;IF([.C112]=&quot;Knight Tour With Holes&quot;; &quot;KTWH&quot;;&#10;IF([.C112]=&quot;Labyrinth&quot;; &quot;L&quot;;&#10;IF([.C112]=&quot;Maximal Clique Problem&quot;; &quot;MCP&quot;;&#10;IF([.C112]=&quot;Nomystery&quot;; &quot;NM&quot;;&#10;IF([.C112]=&quot;Partner Units&quot;; &quot;PU&quot;;&#10;IF([.C112]=&quot;Permutation Pattern Matching&quot;; &quot;PPM&quot;;&#10;IF([.C112]=&quot;Ricochet Robots&quot;; &quot;RR&quot;;&#10;IF([.C112]=&quot;Sokoban&quot;; &quot;S&quot;;&#10;IF([.C112]=&quot;Stable Marriage&quot;; &quot;SM&quot;;&#10;IF([.C112]=&quot;Valves Location Problem&quot;; &quot;VLP&quot;;&#10;IF([.C112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89" calcext:value-type="float">
            <text:p>0.8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113]=&quot;Connected Maximum-density Still Life&quot;; &quot;CMSL&quot;;&#10;IF([.C113]=&quot;Crossing Minimization&quot;; &quot;CM&quot;;&#10;IF([.C113]=&quot;Graceful Graphs&quot;; &quot;GG&quot;;&#10;IF([.C113]=&quot;Graph Colouring&quot;; &quot;GC&quot;;&#10;IF([.C113]=&quot;Incremental Scheduling&quot;; &quot;IS&quot;;&#10;IF([.C113]=&quot;Knight Tour&quot;; &quot;KT&quot;;&#10;IF([.C113]=&quot;Knight Tour With Holes&quot;; &quot;KTWH&quot;;&#10;IF([.C113]=&quot;Labyrinth&quot;; &quot;L&quot;;&#10;IF([.C113]=&quot;Maximal Clique Problem&quot;; &quot;MCP&quot;;&#10;IF([.C113]=&quot;Nomystery&quot;; &quot;NM&quot;;&#10;IF([.C113]=&quot;Partner Units&quot;; &quot;PU&quot;;&#10;IF([.C113]=&quot;Permutation Pattern Matching&quot;; &quot;PPM&quot;;&#10;IF([.C113]=&quot;Ricochet Robots&quot;; &quot;RR&quot;;&#10;IF([.C113]=&quot;Sokoban&quot;; &quot;S&quot;;&#10;IF([.C113]=&quot;Stable Marriage&quot;; &quot;SM&quot;;&#10;IF([.C113]=&quot;Valves Location Problem&quot;; &quot;VLP&quot;;&#10;IF([.C113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114]=&quot;Connected Maximum-density Still Life&quot;; &quot;CMSL&quot;;&#10;IF([.C114]=&quot;Crossing Minimization&quot;; &quot;CM&quot;;&#10;IF([.C114]=&quot;Graceful Graphs&quot;; &quot;GG&quot;;&#10;IF([.C114]=&quot;Graph Colouring&quot;; &quot;GC&quot;;&#10;IF([.C114]=&quot;Incremental Scheduling&quot;; &quot;IS&quot;;&#10;IF([.C114]=&quot;Knight Tour&quot;; &quot;KT&quot;;&#10;IF([.C114]=&quot;Knight Tour With Holes&quot;; &quot;KTWH&quot;;&#10;IF([.C114]=&quot;Labyrinth&quot;; &quot;L&quot;;&#10;IF([.C114]=&quot;Maximal Clique Problem&quot;; &quot;MCP&quot;;&#10;IF([.C114]=&quot;Nomystery&quot;; &quot;NM&quot;;&#10;IF([.C114]=&quot;Partner Units&quot;; &quot;PU&quot;;&#10;IF([.C114]=&quot;Permutation Pattern Matching&quot;; &quot;PPM&quot;;&#10;IF([.C114]=&quot;Ricochet Robots&quot;; &quot;RR&quot;;&#10;IF([.C114]=&quot;Sokoban&quot;; &quot;S&quot;;&#10;IF([.C114]=&quot;Stable Marriage&quot;; &quot;SM&quot;;&#10;IF([.C114]=&quot;Valves Location Problem&quot;; &quot;VLP&quot;;&#10;IF([.C114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115]=&quot;Connected Maximum-density Still Life&quot;; &quot;CMSL&quot;;&#10;IF([.C115]=&quot;Crossing Minimization&quot;; &quot;CM&quot;;&#10;IF([.C115]=&quot;Graceful Graphs&quot;; &quot;GG&quot;;&#10;IF([.C115]=&quot;Graph Colouring&quot;; &quot;GC&quot;;&#10;IF([.C115]=&quot;Incremental Scheduling&quot;; &quot;IS&quot;;&#10;IF([.C115]=&quot;Knight Tour&quot;; &quot;KT&quot;;&#10;IF([.C115]=&quot;Knight Tour With Holes&quot;; &quot;KTWH&quot;;&#10;IF([.C115]=&quot;Labyrinth&quot;; &quot;L&quot;;&#10;IF([.C115]=&quot;Maximal Clique Problem&quot;; &quot;MCP&quot;;&#10;IF([.C115]=&quot;Nomystery&quot;; &quot;NM&quot;;&#10;IF([.C115]=&quot;Partner Units&quot;; &quot;PU&quot;;&#10;IF([.C115]=&quot;Permutation Pattern Matching&quot;; &quot;PPM&quot;;&#10;IF([.C115]=&quot;Ricochet Robots&quot;; &quot;RR&quot;;&#10;IF([.C115]=&quot;Sokoban&quot;; &quot;S&quot;;&#10;IF([.C115]=&quot;Stable Marriage&quot;; &quot;SM&quot;;&#10;IF([.C115]=&quot;Valves Location Problem&quot;; &quot;VLP&quot;;&#10;IF([.C115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116]=&quot;Connected Maximum-density Still Life&quot;; &quot;CMSL&quot;;&#10;IF([.C116]=&quot;Crossing Minimization&quot;; &quot;CM&quot;;&#10;IF([.C116]=&quot;Graceful Graphs&quot;; &quot;GG&quot;;&#10;IF([.C116]=&quot;Graph Colouring&quot;; &quot;GC&quot;;&#10;IF([.C116]=&quot;Incremental Scheduling&quot;; &quot;IS&quot;;&#10;IF([.C116]=&quot;Knight Tour&quot;; &quot;KT&quot;;&#10;IF([.C116]=&quot;Knight Tour With Holes&quot;; &quot;KTWH&quot;;&#10;IF([.C116]=&quot;Labyrinth&quot;; &quot;L&quot;;&#10;IF([.C116]=&quot;Maximal Clique Problem&quot;; &quot;MCP&quot;;&#10;IF([.C116]=&quot;Nomystery&quot;; &quot;NM&quot;;&#10;IF([.C116]=&quot;Partner Units&quot;; &quot;PU&quot;;&#10;IF([.C116]=&quot;Permutation Pattern Matching&quot;; &quot;PPM&quot;;&#10;IF([.C116]=&quot;Ricochet Robots&quot;; &quot;RR&quot;;&#10;IF([.C116]=&quot;Sokoban&quot;; &quot;S&quot;;&#10;IF([.C116]=&quot;Stable Marriage&quot;; &quot;SM&quot;;&#10;IF([.C116]=&quot;Valves Location Problem&quot;; &quot;VLP&quot;;&#10;IF([.C116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117]=&quot;Connected Maximum-density Still Life&quot;; &quot;CMSL&quot;;&#10;IF([.C117]=&quot;Crossing Minimization&quot;; &quot;CM&quot;;&#10;IF([.C117]=&quot;Graceful Graphs&quot;; &quot;GG&quot;;&#10;IF([.C117]=&quot;Graph Colouring&quot;; &quot;GC&quot;;&#10;IF([.C117]=&quot;Incremental Scheduling&quot;; &quot;IS&quot;;&#10;IF([.C117]=&quot;Knight Tour&quot;; &quot;KT&quot;;&#10;IF([.C117]=&quot;Knight Tour With Holes&quot;; &quot;KTWH&quot;;&#10;IF([.C117]=&quot;Labyrinth&quot;; &quot;L&quot;;&#10;IF([.C117]=&quot;Maximal Clique Problem&quot;; &quot;MCP&quot;;&#10;IF([.C117]=&quot;Nomystery&quot;; &quot;NM&quot;;&#10;IF([.C117]=&quot;Partner Units&quot;; &quot;PU&quot;;&#10;IF([.C117]=&quot;Permutation Pattern Matching&quot;; &quot;PPM&quot;;&#10;IF([.C117]=&quot;Ricochet Robots&quot;; &quot;RR&quot;;&#10;IF([.C117]=&quot;Sokoban&quot;; &quot;S&quot;;&#10;IF([.C117]=&quot;Stable Marriage&quot;; &quot;SM&quot;;&#10;IF([.C117]=&quot;Valves Location Problem&quot;; &quot;VLP&quot;;&#10;IF([.C117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96" calcext:value-type="float">
            <text:p>0.96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118]=&quot;Connected Maximum-density Still Life&quot;; &quot;CMSL&quot;;&#10;IF([.C118]=&quot;Crossing Minimization&quot;; &quot;CM&quot;;&#10;IF([.C118]=&quot;Graceful Graphs&quot;; &quot;GG&quot;;&#10;IF([.C118]=&quot;Graph Colouring&quot;; &quot;GC&quot;;&#10;IF([.C118]=&quot;Incremental Scheduling&quot;; &quot;IS&quot;;&#10;IF([.C118]=&quot;Knight Tour&quot;; &quot;KT&quot;;&#10;IF([.C118]=&quot;Knight Tour With Holes&quot;; &quot;KTWH&quot;;&#10;IF([.C118]=&quot;Labyrinth&quot;; &quot;L&quot;;&#10;IF([.C118]=&quot;Maximal Clique Problem&quot;; &quot;MCP&quot;;&#10;IF([.C118]=&quot;Nomystery&quot;; &quot;NM&quot;;&#10;IF([.C118]=&quot;Partner Units&quot;; &quot;PU&quot;;&#10;IF([.C118]=&quot;Permutation Pattern Matching&quot;; &quot;PPM&quot;;&#10;IF([.C118]=&quot;Ricochet Robots&quot;; &quot;RR&quot;;&#10;IF([.C118]=&quot;Sokoban&quot;; &quot;S&quot;;&#10;IF([.C118]=&quot;Stable Marriage&quot;; &quot;SM&quot;;&#10;IF([.C118]=&quot;Valves Location Problem&quot;; &quot;VLP&quot;;&#10;IF([.C118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93" calcext:value-type="float">
            <text:p>0.9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119]=&quot;Connected Maximum-density Still Life&quot;; &quot;CMSL&quot;;&#10;IF([.C119]=&quot;Crossing Minimization&quot;; &quot;CM&quot;;&#10;IF([.C119]=&quot;Graceful Graphs&quot;; &quot;GG&quot;;&#10;IF([.C119]=&quot;Graph Colouring&quot;; &quot;GC&quot;;&#10;IF([.C119]=&quot;Incremental Scheduling&quot;; &quot;IS&quot;;&#10;IF([.C119]=&quot;Knight Tour&quot;; &quot;KT&quot;;&#10;IF([.C119]=&quot;Knight Tour With Holes&quot;; &quot;KTWH&quot;;&#10;IF([.C119]=&quot;Labyrinth&quot;; &quot;L&quot;;&#10;IF([.C119]=&quot;Maximal Clique Problem&quot;; &quot;MCP&quot;;&#10;IF([.C119]=&quot;Nomystery&quot;; &quot;NM&quot;;&#10;IF([.C119]=&quot;Partner Units&quot;; &quot;PU&quot;;&#10;IF([.C119]=&quot;Permutation Pattern Matching&quot;; &quot;PPM&quot;;&#10;IF([.C119]=&quot;Ricochet Robots&quot;; &quot;RR&quot;;&#10;IF([.C119]=&quot;Sokoban&quot;; &quot;S&quot;;&#10;IF([.C119]=&quot;Stable Marriage&quot;; &quot;SM&quot;;&#10;IF([.C119]=&quot;Valves Location Problem&quot;; &quot;VLP&quot;;&#10;IF([.C119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98" calcext:value-type="float">
            <text:p>0.9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120]=&quot;Connected Maximum-density Still Life&quot;; &quot;CMSL&quot;;&#10;IF([.C120]=&quot;Crossing Minimization&quot;; &quot;CM&quot;;&#10;IF([.C120]=&quot;Graceful Graphs&quot;; &quot;GG&quot;;&#10;IF([.C120]=&quot;Graph Colouring&quot;; &quot;GC&quot;;&#10;IF([.C120]=&quot;Incremental Scheduling&quot;; &quot;IS&quot;;&#10;IF([.C120]=&quot;Knight Tour&quot;; &quot;KT&quot;;&#10;IF([.C120]=&quot;Knight Tour With Holes&quot;; &quot;KTWH&quot;;&#10;IF([.C120]=&quot;Labyrinth&quot;; &quot;L&quot;;&#10;IF([.C120]=&quot;Maximal Clique Problem&quot;; &quot;MCP&quot;;&#10;IF([.C120]=&quot;Nomystery&quot;; &quot;NM&quot;;&#10;IF([.C120]=&quot;Partner Units&quot;; &quot;PU&quot;;&#10;IF([.C120]=&quot;Permutation Pattern Matching&quot;; &quot;PPM&quot;;&#10;IF([.C120]=&quot;Ricochet Robots&quot;; &quot;RR&quot;;&#10;IF([.C120]=&quot;Sokoban&quot;; &quot;S&quot;;&#10;IF([.C120]=&quot;Stable Marriage&quot;; &quot;SM&quot;;&#10;IF([.C120]=&quot;Valves Location Problem&quot;; &quot;VLP&quot;;&#10;IF([.C120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2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121]=&quot;Connected Maximum-density Still Life&quot;; &quot;CMSL&quot;;&#10;IF([.C121]=&quot;Crossing Minimization&quot;; &quot;CM&quot;;&#10;IF([.C121]=&quot;Graceful Graphs&quot;; &quot;GG&quot;;&#10;IF([.C121]=&quot;Graph Colouring&quot;; &quot;GC&quot;;&#10;IF([.C121]=&quot;Incremental Scheduling&quot;; &quot;IS&quot;;&#10;IF([.C121]=&quot;Knight Tour&quot;; &quot;KT&quot;;&#10;IF([.C121]=&quot;Knight Tour With Holes&quot;; &quot;KTWH&quot;;&#10;IF([.C121]=&quot;Labyrinth&quot;; &quot;L&quot;;&#10;IF([.C121]=&quot;Maximal Clique Problem&quot;; &quot;MCP&quot;;&#10;IF([.C121]=&quot;Nomystery&quot;; &quot;NM&quot;;&#10;IF([.C121]=&quot;Partner Units&quot;; &quot;PU&quot;;&#10;IF([.C121]=&quot;Permutation Pattern Matching&quot;; &quot;PPM&quot;;&#10;IF([.C121]=&quot;Ricochet Robots&quot;; &quot;RR&quot;;&#10;IF([.C121]=&quot;Sokoban&quot;; &quot;S&quot;;&#10;IF([.C121]=&quot;Stable Marriage&quot;; &quot;SM&quot;;&#10;IF([.C121]=&quot;Valves Location Problem&quot;; &quot;VLP&quot;;&#10;IF([.C121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122]=&quot;Connected Maximum-density Still Life&quot;; &quot;CMSL&quot;;&#10;IF([.C122]=&quot;Crossing Minimization&quot;; &quot;CM&quot;;&#10;IF([.C122]=&quot;Graceful Graphs&quot;; &quot;GG&quot;;&#10;IF([.C122]=&quot;Graph Colouring&quot;; &quot;GC&quot;;&#10;IF([.C122]=&quot;Incremental Scheduling&quot;; &quot;IS&quot;;&#10;IF([.C122]=&quot;Knight Tour&quot;; &quot;KT&quot;;&#10;IF([.C122]=&quot;Knight Tour With Holes&quot;; &quot;KTWH&quot;;&#10;IF([.C122]=&quot;Labyrinth&quot;; &quot;L&quot;;&#10;IF([.C122]=&quot;Maximal Clique Problem&quot;; &quot;MCP&quot;;&#10;IF([.C122]=&quot;Nomystery&quot;; &quot;NM&quot;;&#10;IF([.C122]=&quot;Partner Units&quot;; &quot;PU&quot;;&#10;IF([.C122]=&quot;Permutation Pattern Matching&quot;; &quot;PPM&quot;;&#10;IF([.C122]=&quot;Ricochet Robots&quot;; &quot;RR&quot;;&#10;IF([.C122]=&quot;Sokoban&quot;; &quot;S&quot;;&#10;IF([.C122]=&quot;Stable Marriage&quot;; &quot;SM&quot;;&#10;IF([.C122]=&quot;Valves Location Problem&quot;; &quot;VLP&quot;;&#10;IF([.C122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23]=&quot;Connected Maximum-density Still Life&quot;; &quot;CMSL&quot;;&#10;IF([.C123]=&quot;Crossing Minimization&quot;; &quot;CM&quot;;&#10;IF([.C123]=&quot;Graceful Graphs&quot;; &quot;GG&quot;;&#10;IF([.C123]=&quot;Graph Colouring&quot;; &quot;GC&quot;;&#10;IF([.C123]=&quot;Incremental Scheduling&quot;; &quot;IS&quot;;&#10;IF([.C123]=&quot;Knight Tour&quot;; &quot;KT&quot;;&#10;IF([.C123]=&quot;Knight Tour With Holes&quot;; &quot;KTWH&quot;;&#10;IF([.C123]=&quot;Labyrinth&quot;; &quot;L&quot;;&#10;IF([.C123]=&quot;Maximal Clique Problem&quot;; &quot;MCP&quot;;&#10;IF([.C123]=&quot;Nomystery&quot;; &quot;NM&quot;;&#10;IF([.C123]=&quot;Partner Units&quot;; &quot;PU&quot;;&#10;IF([.C123]=&quot;Permutation Pattern Matching&quot;; &quot;PPM&quot;;&#10;IF([.C123]=&quot;Ricochet Robots&quot;; &quot;RR&quot;;&#10;IF([.C123]=&quot;Sokoban&quot;; &quot;S&quot;;&#10;IF([.C123]=&quot;Stable Marriage&quot;; &quot;SM&quot;;&#10;IF([.C123]=&quot;Valves Location Problem&quot;; &quot;VLP&quot;;&#10;IF([.C123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124]=&quot;Connected Maximum-density Still Life&quot;; &quot;CMSL&quot;;&#10;IF([.C124]=&quot;Crossing Minimization&quot;; &quot;CM&quot;;&#10;IF([.C124]=&quot;Graceful Graphs&quot;; &quot;GG&quot;;&#10;IF([.C124]=&quot;Graph Colouring&quot;; &quot;GC&quot;;&#10;IF([.C124]=&quot;Incremental Scheduling&quot;; &quot;IS&quot;;&#10;IF([.C124]=&quot;Knight Tour&quot;; &quot;KT&quot;;&#10;IF([.C124]=&quot;Knight Tour With Holes&quot;; &quot;KTWH&quot;;&#10;IF([.C124]=&quot;Labyrinth&quot;; &quot;L&quot;;&#10;IF([.C124]=&quot;Maximal Clique Problem&quot;; &quot;MCP&quot;;&#10;IF([.C124]=&quot;Nomystery&quot;; &quot;NM&quot;;&#10;IF([.C124]=&quot;Partner Units&quot;; &quot;PU&quot;;&#10;IF([.C124]=&quot;Permutation Pattern Matching&quot;; &quot;PPM&quot;;&#10;IF([.C124]=&quot;Ricochet Robots&quot;; &quot;RR&quot;;&#10;IF([.C124]=&quot;Sokoban&quot;; &quot;S&quot;;&#10;IF([.C124]=&quot;Stable Marriage&quot;; &quot;SM&quot;;&#10;IF([.C124]=&quot;Valves Location Problem&quot;; &quot;VLP&quot;;&#10;IF([.C124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125]=&quot;Connected Maximum-density Still Life&quot;; &quot;CMSL&quot;;&#10;IF([.C125]=&quot;Crossing Minimization&quot;; &quot;CM&quot;;&#10;IF([.C125]=&quot;Graceful Graphs&quot;; &quot;GG&quot;;&#10;IF([.C125]=&quot;Graph Colouring&quot;; &quot;GC&quot;;&#10;IF([.C125]=&quot;Incremental Scheduling&quot;; &quot;IS&quot;;&#10;IF([.C125]=&quot;Knight Tour&quot;; &quot;KT&quot;;&#10;IF([.C125]=&quot;Knight Tour With Holes&quot;; &quot;KTWH&quot;;&#10;IF([.C125]=&quot;Labyrinth&quot;; &quot;L&quot;;&#10;IF([.C125]=&quot;Maximal Clique Problem&quot;; &quot;MCP&quot;;&#10;IF([.C125]=&quot;Nomystery&quot;; &quot;NM&quot;;&#10;IF([.C125]=&quot;Partner Units&quot;; &quot;PU&quot;;&#10;IF([.C125]=&quot;Permutation Pattern Matching&quot;; &quot;PPM&quot;;&#10;IF([.C125]=&quot;Ricochet Robots&quot;; &quot;RR&quot;;&#10;IF([.C125]=&quot;Sokoban&quot;; &quot;S&quot;;&#10;IF([.C125]=&quot;Stable Marriage&quot;; &quot;SM&quot;;&#10;IF([.C125]=&quot;Valves Location Problem&quot;; &quot;VLP&quot;;&#10;IF([.C125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74" calcext:value-type="float">
            <text:p>0.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26]=&quot;Connected Maximum-density Still Life&quot;; &quot;CMSL&quot;;&#10;IF([.C126]=&quot;Crossing Minimization&quot;; &quot;CM&quot;;&#10;IF([.C126]=&quot;Graceful Graphs&quot;; &quot;GG&quot;;&#10;IF([.C126]=&quot;Graph Colouring&quot;; &quot;GC&quot;;&#10;IF([.C126]=&quot;Incremental Scheduling&quot;; &quot;IS&quot;;&#10;IF([.C126]=&quot;Knight Tour&quot;; &quot;KT&quot;;&#10;IF([.C126]=&quot;Knight Tour With Holes&quot;; &quot;KTWH&quot;;&#10;IF([.C126]=&quot;Labyrinth&quot;; &quot;L&quot;;&#10;IF([.C126]=&quot;Maximal Clique Problem&quot;; &quot;MCP&quot;;&#10;IF([.C126]=&quot;Nomystery&quot;; &quot;NM&quot;;&#10;IF([.C126]=&quot;Partner Units&quot;; &quot;PU&quot;;&#10;IF([.C126]=&quot;Permutation Pattern Matching&quot;; &quot;PPM&quot;;&#10;IF([.C126]=&quot;Ricochet Robots&quot;; &quot;RR&quot;;&#10;IF([.C126]=&quot;Sokoban&quot;; &quot;S&quot;;&#10;IF([.C126]=&quot;Stable Marriage&quot;; &quot;SM&quot;;&#10;IF([.C126]=&quot;Valves Location Problem&quot;; &quot;VLP&quot;;&#10;IF([.C126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27]=&quot;Connected Maximum-density Still Life&quot;; &quot;CMSL&quot;;&#10;IF([.C127]=&quot;Crossing Minimization&quot;; &quot;CM&quot;;&#10;IF([.C127]=&quot;Graceful Graphs&quot;; &quot;GG&quot;;&#10;IF([.C127]=&quot;Graph Colouring&quot;; &quot;GC&quot;;&#10;IF([.C127]=&quot;Incremental Scheduling&quot;; &quot;IS&quot;;&#10;IF([.C127]=&quot;Knight Tour&quot;; &quot;KT&quot;;&#10;IF([.C127]=&quot;Knight Tour With Holes&quot;; &quot;KTWH&quot;;&#10;IF([.C127]=&quot;Labyrinth&quot;; &quot;L&quot;;&#10;IF([.C127]=&quot;Maximal Clique Problem&quot;; &quot;MCP&quot;;&#10;IF([.C127]=&quot;Nomystery&quot;; &quot;NM&quot;;&#10;IF([.C127]=&quot;Partner Units&quot;; &quot;PU&quot;;&#10;IF([.C127]=&quot;Permutation Pattern Matching&quot;; &quot;PPM&quot;;&#10;IF([.C127]=&quot;Ricochet Robots&quot;; &quot;RR&quot;;&#10;IF([.C127]=&quot;Sokoban&quot;; &quot;S&quot;;&#10;IF([.C127]=&quot;Stable Marriage&quot;; &quot;SM&quot;;&#10;IF([.C127]=&quot;Valves Location Problem&quot;; &quot;VLP&quot;;&#10;IF([.C127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128]=&quot;Connected Maximum-density Still Life&quot;; &quot;CMSL&quot;;&#10;IF([.C128]=&quot;Crossing Minimization&quot;; &quot;CM&quot;;&#10;IF([.C128]=&quot;Graceful Graphs&quot;; &quot;GG&quot;;&#10;IF([.C128]=&quot;Graph Colouring&quot;; &quot;GC&quot;;&#10;IF([.C128]=&quot;Incremental Scheduling&quot;; &quot;IS&quot;;&#10;IF([.C128]=&quot;Knight Tour&quot;; &quot;KT&quot;;&#10;IF([.C128]=&quot;Knight Tour With Holes&quot;; &quot;KTWH&quot;;&#10;IF([.C128]=&quot;Labyrinth&quot;; &quot;L&quot;;&#10;IF([.C128]=&quot;Maximal Clique Problem&quot;; &quot;MCP&quot;;&#10;IF([.C128]=&quot;Nomystery&quot;; &quot;NM&quot;;&#10;IF([.C128]=&quot;Partner Units&quot;; &quot;PU&quot;;&#10;IF([.C128]=&quot;Permutation Pattern Matching&quot;; &quot;PPM&quot;;&#10;IF([.C128]=&quot;Ricochet Robots&quot;; &quot;RR&quot;;&#10;IF([.C128]=&quot;Sokoban&quot;; &quot;S&quot;;&#10;IF([.C128]=&quot;Stable Marriage&quot;; &quot;SM&quot;;&#10;IF([.C128]=&quot;Valves Location Problem&quot;; &quot;VLP&quot;;&#10;IF([.C128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93" calcext:value-type="float">
            <text:p>0.9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129]=&quot;Connected Maximum-density Still Life&quot;; &quot;CMSL&quot;;&#10;IF([.C129]=&quot;Crossing Minimization&quot;; &quot;CM&quot;;&#10;IF([.C129]=&quot;Graceful Graphs&quot;; &quot;GG&quot;;&#10;IF([.C129]=&quot;Graph Colouring&quot;; &quot;GC&quot;;&#10;IF([.C129]=&quot;Incremental Scheduling&quot;; &quot;IS&quot;;&#10;IF([.C129]=&quot;Knight Tour&quot;; &quot;KT&quot;;&#10;IF([.C129]=&quot;Knight Tour With Holes&quot;; &quot;KTWH&quot;;&#10;IF([.C129]=&quot;Labyrinth&quot;; &quot;L&quot;;&#10;IF([.C129]=&quot;Maximal Clique Problem&quot;; &quot;MCP&quot;;&#10;IF([.C129]=&quot;Nomystery&quot;; &quot;NM&quot;;&#10;IF([.C129]=&quot;Partner Units&quot;; &quot;PU&quot;;&#10;IF([.C129]=&quot;Permutation Pattern Matching&quot;; &quot;PPM&quot;;&#10;IF([.C129]=&quot;Ricochet Robots&quot;; &quot;RR&quot;;&#10;IF([.C129]=&quot;Sokoban&quot;; &quot;S&quot;;&#10;IF([.C129]=&quot;Stable Marriage&quot;; &quot;SM&quot;;&#10;IF([.C129]=&quot;Valves Location Problem&quot;; &quot;VLP&quot;;&#10;IF([.C129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130]=&quot;Connected Maximum-density Still Life&quot;; &quot;CMSL&quot;;&#10;IF([.C130]=&quot;Crossing Minimization&quot;; &quot;CM&quot;;&#10;IF([.C130]=&quot;Graceful Graphs&quot;; &quot;GG&quot;;&#10;IF([.C130]=&quot;Graph Colouring&quot;; &quot;GC&quot;;&#10;IF([.C130]=&quot;Incremental Scheduling&quot;; &quot;IS&quot;;&#10;IF([.C130]=&quot;Knight Tour&quot;; &quot;KT&quot;;&#10;IF([.C130]=&quot;Knight Tour With Holes&quot;; &quot;KTWH&quot;;&#10;IF([.C130]=&quot;Labyrinth&quot;; &quot;L&quot;;&#10;IF([.C130]=&quot;Maximal Clique Problem&quot;; &quot;MCP&quot;;&#10;IF([.C130]=&quot;Nomystery&quot;; &quot;NM&quot;;&#10;IF([.C130]=&quot;Partner Units&quot;; &quot;PU&quot;;&#10;IF([.C130]=&quot;Permutation Pattern Matching&quot;; &quot;PPM&quot;;&#10;IF([.C130]=&quot;Ricochet Robots&quot;; &quot;RR&quot;;&#10;IF([.C130]=&quot;Sokoban&quot;; &quot;S&quot;;&#10;IF([.C130]=&quot;Stable Marriage&quot;; &quot;SM&quot;;&#10;IF([.C130]=&quot;Valves Location Problem&quot;; &quot;VLP&quot;;&#10;IF([.C130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131]=&quot;Connected Maximum-density Still Life&quot;; &quot;CMSL&quot;;&#10;IF([.C131]=&quot;Crossing Minimization&quot;; &quot;CM&quot;;&#10;IF([.C131]=&quot;Graceful Graphs&quot;; &quot;GG&quot;;&#10;IF([.C131]=&quot;Graph Colouring&quot;; &quot;GC&quot;;&#10;IF([.C131]=&quot;Incremental Scheduling&quot;; &quot;IS&quot;;&#10;IF([.C131]=&quot;Knight Tour&quot;; &quot;KT&quot;;&#10;IF([.C131]=&quot;Knight Tour With Holes&quot;; &quot;KTWH&quot;;&#10;IF([.C131]=&quot;Labyrinth&quot;; &quot;L&quot;;&#10;IF([.C131]=&quot;Maximal Clique Problem&quot;; &quot;MCP&quot;;&#10;IF([.C131]=&quot;Nomystery&quot;; &quot;NM&quot;;&#10;IF([.C131]=&quot;Partner Units&quot;; &quot;PU&quot;;&#10;IF([.C131]=&quot;Permutation Pattern Matching&quot;; &quot;PPM&quot;;&#10;IF([.C131]=&quot;Ricochet Robots&quot;; &quot;RR&quot;;&#10;IF([.C131]=&quot;Sokoban&quot;; &quot;S&quot;;&#10;IF([.C131]=&quot;Stable Marriage&quot;; &quot;SM&quot;;&#10;IF([.C131]=&quot;Valves Location Problem&quot;; &quot;VLP&quot;;&#10;IF([.C131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132]=&quot;Connected Maximum-density Still Life&quot;; &quot;CMSL&quot;;&#10;IF([.C132]=&quot;Crossing Minimization&quot;; &quot;CM&quot;;&#10;IF([.C132]=&quot;Graceful Graphs&quot;; &quot;GG&quot;;&#10;IF([.C132]=&quot;Graph Colouring&quot;; &quot;GC&quot;;&#10;IF([.C132]=&quot;Incremental Scheduling&quot;; &quot;IS&quot;;&#10;IF([.C132]=&quot;Knight Tour&quot;; &quot;KT&quot;;&#10;IF([.C132]=&quot;Knight Tour With Holes&quot;; &quot;KTWH&quot;;&#10;IF([.C132]=&quot;Labyrinth&quot;; &quot;L&quot;;&#10;IF([.C132]=&quot;Maximal Clique Problem&quot;; &quot;MCP&quot;;&#10;IF([.C132]=&quot;Nomystery&quot;; &quot;NM&quot;;&#10;IF([.C132]=&quot;Partner Units&quot;; &quot;PU&quot;;&#10;IF([.C132]=&quot;Permutation Pattern Matching&quot;; &quot;PPM&quot;;&#10;IF([.C132]=&quot;Ricochet Robots&quot;; &quot;RR&quot;;&#10;IF([.C132]=&quot;Sokoban&quot;; &quot;S&quot;;&#10;IF([.C132]=&quot;Stable Marriage&quot;; &quot;SM&quot;;&#10;IF([.C132]=&quot;Valves Location Problem&quot;; &quot;VLP&quot;;&#10;IF([.C132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133]=&quot;Connected Maximum-density Still Life&quot;; &quot;CMSL&quot;;&#10;IF([.C133]=&quot;Crossing Minimization&quot;; &quot;CM&quot;;&#10;IF([.C133]=&quot;Graceful Graphs&quot;; &quot;GG&quot;;&#10;IF([.C133]=&quot;Graph Colouring&quot;; &quot;GC&quot;;&#10;IF([.C133]=&quot;Incremental Scheduling&quot;; &quot;IS&quot;;&#10;IF([.C133]=&quot;Knight Tour&quot;; &quot;KT&quot;;&#10;IF([.C133]=&quot;Knight Tour With Holes&quot;; &quot;KTWH&quot;;&#10;IF([.C133]=&quot;Labyrinth&quot;; &quot;L&quot;;&#10;IF([.C133]=&quot;Maximal Clique Problem&quot;; &quot;MCP&quot;;&#10;IF([.C133]=&quot;Nomystery&quot;; &quot;NM&quot;;&#10;IF([.C133]=&quot;Partner Units&quot;; &quot;PU&quot;;&#10;IF([.C133]=&quot;Permutation Pattern Matching&quot;; &quot;PPM&quot;;&#10;IF([.C133]=&quot;Ricochet Robots&quot;; &quot;RR&quot;;&#10;IF([.C133]=&quot;Sokoban&quot;; &quot;S&quot;;&#10;IF([.C133]=&quot;Stable Marriage&quot;; &quot;SM&quot;;&#10;IF([.C133]=&quot;Valves Location Problem&quot;; &quot;VLP&quot;;&#10;IF([.C133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94" calcext:value-type="float">
            <text:p>0.9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134]=&quot;Connected Maximum-density Still Life&quot;; &quot;CMSL&quot;;&#10;IF([.C134]=&quot;Crossing Minimization&quot;; &quot;CM&quot;;&#10;IF([.C134]=&quot;Graceful Graphs&quot;; &quot;GG&quot;;&#10;IF([.C134]=&quot;Graph Colouring&quot;; &quot;GC&quot;;&#10;IF([.C134]=&quot;Incremental Scheduling&quot;; &quot;IS&quot;;&#10;IF([.C134]=&quot;Knight Tour&quot;; &quot;KT&quot;;&#10;IF([.C134]=&quot;Knight Tour With Holes&quot;; &quot;KTWH&quot;;&#10;IF([.C134]=&quot;Labyrinth&quot;; &quot;L&quot;;&#10;IF([.C134]=&quot;Maximal Clique Problem&quot;; &quot;MCP&quot;;&#10;IF([.C134]=&quot;Nomystery&quot;; &quot;NM&quot;;&#10;IF([.C134]=&quot;Partner Units&quot;; &quot;PU&quot;;&#10;IF([.C134]=&quot;Permutation Pattern Matching&quot;; &quot;PPM&quot;;&#10;IF([.C134]=&quot;Ricochet Robots&quot;; &quot;RR&quot;;&#10;IF([.C134]=&quot;Sokoban&quot;; &quot;S&quot;;&#10;IF([.C134]=&quot;Stable Marriage&quot;; &quot;SM&quot;;&#10;IF([.C134]=&quot;Valves Location Problem&quot;; &quot;VLP&quot;;&#10;IF([.C134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87" calcext:value-type="float">
            <text:p>0.8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135]=&quot;Connected Maximum-density Still Life&quot;; &quot;CMSL&quot;;&#10;IF([.C135]=&quot;Crossing Minimization&quot;; &quot;CM&quot;;&#10;IF([.C135]=&quot;Graceful Graphs&quot;; &quot;GG&quot;;&#10;IF([.C135]=&quot;Graph Colouring&quot;; &quot;GC&quot;;&#10;IF([.C135]=&quot;Incremental Scheduling&quot;; &quot;IS&quot;;&#10;IF([.C135]=&quot;Knight Tour&quot;; &quot;KT&quot;;&#10;IF([.C135]=&quot;Knight Tour With Holes&quot;; &quot;KTWH&quot;;&#10;IF([.C135]=&quot;Labyrinth&quot;; &quot;L&quot;;&#10;IF([.C135]=&quot;Maximal Clique Problem&quot;; &quot;MCP&quot;;&#10;IF([.C135]=&quot;Nomystery&quot;; &quot;NM&quot;;&#10;IF([.C135]=&quot;Partner Units&quot;; &quot;PU&quot;;&#10;IF([.C135]=&quot;Permutation Pattern Matching&quot;; &quot;PPM&quot;;&#10;IF([.C135]=&quot;Ricochet Robots&quot;; &quot;RR&quot;;&#10;IF([.C135]=&quot;Sokoban&quot;; &quot;S&quot;;&#10;IF([.C135]=&quot;Stable Marriage&quot;; &quot;SM&quot;;&#10;IF([.C135]=&quot;Valves Location Problem&quot;; &quot;VLP&quot;;&#10;IF([.C135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136]=&quot;Connected Maximum-density Still Life&quot;; &quot;CMSL&quot;;&#10;IF([.C136]=&quot;Crossing Minimization&quot;; &quot;CM&quot;;&#10;IF([.C136]=&quot;Graceful Graphs&quot;; &quot;GG&quot;;&#10;IF([.C136]=&quot;Graph Colouring&quot;; &quot;GC&quot;;&#10;IF([.C136]=&quot;Incremental Scheduling&quot;; &quot;IS&quot;;&#10;IF([.C136]=&quot;Knight Tour&quot;; &quot;KT&quot;;&#10;IF([.C136]=&quot;Knight Tour With Holes&quot;; &quot;KTWH&quot;;&#10;IF([.C136]=&quot;Labyrinth&quot;; &quot;L&quot;;&#10;IF([.C136]=&quot;Maximal Clique Problem&quot;; &quot;MCP&quot;;&#10;IF([.C136]=&quot;Nomystery&quot;; &quot;NM&quot;;&#10;IF([.C136]=&quot;Partner Units&quot;; &quot;PU&quot;;&#10;IF([.C136]=&quot;Permutation Pattern Matching&quot;; &quot;PPM&quot;;&#10;IF([.C136]=&quot;Ricochet Robots&quot;; &quot;RR&quot;;&#10;IF([.C136]=&quot;Sokoban&quot;; &quot;S&quot;;&#10;IF([.C136]=&quot;Stable Marriage&quot;; &quot;SM&quot;;&#10;IF([.C136]=&quot;Valves Location Problem&quot;; &quot;VLP&quot;;&#10;IF([.C136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137]=&quot;Connected Maximum-density Still Life&quot;; &quot;CMSL&quot;;&#10;IF([.C137]=&quot;Crossing Minimization&quot;; &quot;CM&quot;;&#10;IF([.C137]=&quot;Graceful Graphs&quot;; &quot;GG&quot;;&#10;IF([.C137]=&quot;Graph Colouring&quot;; &quot;GC&quot;;&#10;IF([.C137]=&quot;Incremental Scheduling&quot;; &quot;IS&quot;;&#10;IF([.C137]=&quot;Knight Tour&quot;; &quot;KT&quot;;&#10;IF([.C137]=&quot;Knight Tour With Holes&quot;; &quot;KTWH&quot;;&#10;IF([.C137]=&quot;Labyrinth&quot;; &quot;L&quot;;&#10;IF([.C137]=&quot;Maximal Clique Problem&quot;; &quot;MCP&quot;;&#10;IF([.C137]=&quot;Nomystery&quot;; &quot;NM&quot;;&#10;IF([.C137]=&quot;Partner Units&quot;; &quot;PU&quot;;&#10;IF([.C137]=&quot;Permutation Pattern Matching&quot;; &quot;PPM&quot;;&#10;IF([.C137]=&quot;Ricochet Robots&quot;; &quot;RR&quot;;&#10;IF([.C137]=&quot;Sokoban&quot;; &quot;S&quot;;&#10;IF([.C137]=&quot;Stable Marriage&quot;; &quot;SM&quot;;&#10;IF([.C137]=&quot;Valves Location Problem&quot;; &quot;VLP&quot;;&#10;IF([.C137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138]=&quot;Connected Maximum-density Still Life&quot;; &quot;CMSL&quot;;&#10;IF([.C138]=&quot;Crossing Minimization&quot;; &quot;CM&quot;;&#10;IF([.C138]=&quot;Graceful Graphs&quot;; &quot;GG&quot;;&#10;IF([.C138]=&quot;Graph Colouring&quot;; &quot;GC&quot;;&#10;IF([.C138]=&quot;Incremental Scheduling&quot;; &quot;IS&quot;;&#10;IF([.C138]=&quot;Knight Tour&quot;; &quot;KT&quot;;&#10;IF([.C138]=&quot;Knight Tour With Holes&quot;; &quot;KTWH&quot;;&#10;IF([.C138]=&quot;Labyrinth&quot;; &quot;L&quot;;&#10;IF([.C138]=&quot;Maximal Clique Problem&quot;; &quot;MCP&quot;;&#10;IF([.C138]=&quot;Nomystery&quot;; &quot;NM&quot;;&#10;IF([.C138]=&quot;Partner Units&quot;; &quot;PU&quot;;&#10;IF([.C138]=&quot;Permutation Pattern Matching&quot;; &quot;PPM&quot;;&#10;IF([.C138]=&quot;Ricochet Robots&quot;; &quot;RR&quot;;&#10;IF([.C138]=&quot;Sokoban&quot;; &quot;S&quot;;&#10;IF([.C138]=&quot;Stable Marriage&quot;; &quot;SM&quot;;&#10;IF([.C138]=&quot;Valves Location Problem&quot;; &quot;VLP&quot;;&#10;IF([.C138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39]=&quot;Connected Maximum-density Still Life&quot;; &quot;CMSL&quot;;&#10;IF([.C139]=&quot;Crossing Minimization&quot;; &quot;CM&quot;;&#10;IF([.C139]=&quot;Graceful Graphs&quot;; &quot;GG&quot;;&#10;IF([.C139]=&quot;Graph Colouring&quot;; &quot;GC&quot;;&#10;IF([.C139]=&quot;Incremental Scheduling&quot;; &quot;IS&quot;;&#10;IF([.C139]=&quot;Knight Tour&quot;; &quot;KT&quot;;&#10;IF([.C139]=&quot;Knight Tour With Holes&quot;; &quot;KTWH&quot;;&#10;IF([.C139]=&quot;Labyrinth&quot;; &quot;L&quot;;&#10;IF([.C139]=&quot;Maximal Clique Problem&quot;; &quot;MCP&quot;;&#10;IF([.C139]=&quot;Nomystery&quot;; &quot;NM&quot;;&#10;IF([.C139]=&quot;Partner Units&quot;; &quot;PU&quot;;&#10;IF([.C139]=&quot;Permutation Pattern Matching&quot;; &quot;PPM&quot;;&#10;IF([.C139]=&quot;Ricochet Robots&quot;; &quot;RR&quot;;&#10;IF([.C139]=&quot;Sokoban&quot;; &quot;S&quot;;&#10;IF([.C139]=&quot;Stable Marriage&quot;; &quot;SM&quot;;&#10;IF([.C139]=&quot;Valves Location Problem&quot;; &quot;VLP&quot;;&#10;IF([.C139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140]=&quot;Connected Maximum-density Still Life&quot;; &quot;CMSL&quot;;&#10;IF([.C140]=&quot;Crossing Minimization&quot;; &quot;CM&quot;;&#10;IF([.C140]=&quot;Graceful Graphs&quot;; &quot;GG&quot;;&#10;IF([.C140]=&quot;Graph Colouring&quot;; &quot;GC&quot;;&#10;IF([.C140]=&quot;Incremental Scheduling&quot;; &quot;IS&quot;;&#10;IF([.C140]=&quot;Knight Tour&quot;; &quot;KT&quot;;&#10;IF([.C140]=&quot;Knight Tour With Holes&quot;; &quot;KTWH&quot;;&#10;IF([.C140]=&quot;Labyrinth&quot;; &quot;L&quot;;&#10;IF([.C140]=&quot;Maximal Clique Problem&quot;; &quot;MCP&quot;;&#10;IF([.C140]=&quot;Nomystery&quot;; &quot;NM&quot;;&#10;IF([.C140]=&quot;Partner Units&quot;; &quot;PU&quot;;&#10;IF([.C140]=&quot;Permutation Pattern Matching&quot;; &quot;PPM&quot;;&#10;IF([.C140]=&quot;Ricochet Robots&quot;; &quot;RR&quot;;&#10;IF([.C140]=&quot;Sokoban&quot;; &quot;S&quot;;&#10;IF([.C140]=&quot;Stable Marriage&quot;; &quot;SM&quot;;&#10;IF([.C140]=&quot;Valves Location Problem&quot;; &quot;VLP&quot;;&#10;IF([.C140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141]=&quot;Connected Maximum-density Still Life&quot;; &quot;CMSL&quot;;&#10;IF([.C141]=&quot;Crossing Minimization&quot;; &quot;CM&quot;;&#10;IF([.C141]=&quot;Graceful Graphs&quot;; &quot;GG&quot;;&#10;IF([.C141]=&quot;Graph Colouring&quot;; &quot;GC&quot;;&#10;IF([.C141]=&quot;Incremental Scheduling&quot;; &quot;IS&quot;;&#10;IF([.C141]=&quot;Knight Tour&quot;; &quot;KT&quot;;&#10;IF([.C141]=&quot;Knight Tour With Holes&quot;; &quot;KTWH&quot;;&#10;IF([.C141]=&quot;Labyrinth&quot;; &quot;L&quot;;&#10;IF([.C141]=&quot;Maximal Clique Problem&quot;; &quot;MCP&quot;;&#10;IF([.C141]=&quot;Nomystery&quot;; &quot;NM&quot;;&#10;IF([.C141]=&quot;Partner Units&quot;; &quot;PU&quot;;&#10;IF([.C141]=&quot;Permutation Pattern Matching&quot;; &quot;PPM&quot;;&#10;IF([.C141]=&quot;Ricochet Robots&quot;; &quot;RR&quot;;&#10;IF([.C141]=&quot;Sokoban&quot;; &quot;S&quot;;&#10;IF([.C141]=&quot;Stable Marriage&quot;; &quot;SM&quot;;&#10;IF([.C141]=&quot;Valves Location Problem&quot;; &quot;VLP&quot;;&#10;IF([.C141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42]=&quot;Connected Maximum-density Still Life&quot;; &quot;CMSL&quot;;&#10;IF([.C142]=&quot;Crossing Minimization&quot;; &quot;CM&quot;;&#10;IF([.C142]=&quot;Graceful Graphs&quot;; &quot;GG&quot;;&#10;IF([.C142]=&quot;Graph Colouring&quot;; &quot;GC&quot;;&#10;IF([.C142]=&quot;Incremental Scheduling&quot;; &quot;IS&quot;;&#10;IF([.C142]=&quot;Knight Tour&quot;; &quot;KT&quot;;&#10;IF([.C142]=&quot;Knight Tour With Holes&quot;; &quot;KTWH&quot;;&#10;IF([.C142]=&quot;Labyrinth&quot;; &quot;L&quot;;&#10;IF([.C142]=&quot;Maximal Clique Problem&quot;; &quot;MCP&quot;;&#10;IF([.C142]=&quot;Nomystery&quot;; &quot;NM&quot;;&#10;IF([.C142]=&quot;Partner Units&quot;; &quot;PU&quot;;&#10;IF([.C142]=&quot;Permutation Pattern Matching&quot;; &quot;PPM&quot;;&#10;IF([.C142]=&quot;Ricochet Robots&quot;; &quot;RR&quot;;&#10;IF([.C142]=&quot;Sokoban&quot;; &quot;S&quot;;&#10;IF([.C142]=&quot;Stable Marriage&quot;; &quot;SM&quot;;&#10;IF([.C142]=&quot;Valves Location Problem&quot;; &quot;VLP&quot;;&#10;IF([.C142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53" calcext:value-type="float">
            <text:p>0.5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43]=&quot;Connected Maximum-density Still Life&quot;; &quot;CMSL&quot;;&#10;IF([.C143]=&quot;Crossing Minimization&quot;; &quot;CM&quot;;&#10;IF([.C143]=&quot;Graceful Graphs&quot;; &quot;GG&quot;;&#10;IF([.C143]=&quot;Graph Colouring&quot;; &quot;GC&quot;;&#10;IF([.C143]=&quot;Incremental Scheduling&quot;; &quot;IS&quot;;&#10;IF([.C143]=&quot;Knight Tour&quot;; &quot;KT&quot;;&#10;IF([.C143]=&quot;Knight Tour With Holes&quot;; &quot;KTWH&quot;;&#10;IF([.C143]=&quot;Labyrinth&quot;; &quot;L&quot;;&#10;IF([.C143]=&quot;Maximal Clique Problem&quot;; &quot;MCP&quot;;&#10;IF([.C143]=&quot;Nomystery&quot;; &quot;NM&quot;;&#10;IF([.C143]=&quot;Partner Units&quot;; &quot;PU&quot;;&#10;IF([.C143]=&quot;Permutation Pattern Matching&quot;; &quot;PPM&quot;;&#10;IF([.C143]=&quot;Ricochet Robots&quot;; &quot;RR&quot;;&#10;IF([.C143]=&quot;Sokoban&quot;; &quot;S&quot;;&#10;IF([.C143]=&quot;Stable Marriage&quot;; &quot;SM&quot;;&#10;IF([.C143]=&quot;Valves Location Problem&quot;; &quot;VLP&quot;;&#10;IF([.C143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144]=&quot;Connected Maximum-density Still Life&quot;; &quot;CMSL&quot;;&#10;IF([.C144]=&quot;Crossing Minimization&quot;; &quot;CM&quot;;&#10;IF([.C144]=&quot;Graceful Graphs&quot;; &quot;GG&quot;;&#10;IF([.C144]=&quot;Graph Colouring&quot;; &quot;GC&quot;;&#10;IF([.C144]=&quot;Incremental Scheduling&quot;; &quot;IS&quot;;&#10;IF([.C144]=&quot;Knight Tour&quot;; &quot;KT&quot;;&#10;IF([.C144]=&quot;Knight Tour With Holes&quot;; &quot;KTWH&quot;;&#10;IF([.C144]=&quot;Labyrinth&quot;; &quot;L&quot;;&#10;IF([.C144]=&quot;Maximal Clique Problem&quot;; &quot;MCP&quot;;&#10;IF([.C144]=&quot;Nomystery&quot;; &quot;NM&quot;;&#10;IF([.C144]=&quot;Partner Units&quot;; &quot;PU&quot;;&#10;IF([.C144]=&quot;Permutation Pattern Matching&quot;; &quot;PPM&quot;;&#10;IF([.C144]=&quot;Ricochet Robots&quot;; &quot;RR&quot;;&#10;IF([.C144]=&quot;Sokoban&quot;; &quot;S&quot;;&#10;IF([.C144]=&quot;Stable Marriage&quot;; &quot;SM&quot;;&#10;IF([.C144]=&quot;Valves Location Problem&quot;; &quot;VLP&quot;;&#10;IF([.C144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88" calcext:value-type="float">
            <text:p>0.8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145]=&quot;Connected Maximum-density Still Life&quot;; &quot;CMSL&quot;;&#10;IF([.C145]=&quot;Crossing Minimization&quot;; &quot;CM&quot;;&#10;IF([.C145]=&quot;Graceful Graphs&quot;; &quot;GG&quot;;&#10;IF([.C145]=&quot;Graph Colouring&quot;; &quot;GC&quot;;&#10;IF([.C145]=&quot;Incremental Scheduling&quot;; &quot;IS&quot;;&#10;IF([.C145]=&quot;Knight Tour&quot;; &quot;KT&quot;;&#10;IF([.C145]=&quot;Knight Tour With Holes&quot;; &quot;KTWH&quot;;&#10;IF([.C145]=&quot;Labyrinth&quot;; &quot;L&quot;;&#10;IF([.C145]=&quot;Maximal Clique Problem&quot;; &quot;MCP&quot;;&#10;IF([.C145]=&quot;Nomystery&quot;; &quot;NM&quot;;&#10;IF([.C145]=&quot;Partner Units&quot;; &quot;PU&quot;;&#10;IF([.C145]=&quot;Permutation Pattern Matching&quot;; &quot;PPM&quot;;&#10;IF([.C145]=&quot;Ricochet Robots&quot;; &quot;RR&quot;;&#10;IF([.C145]=&quot;Sokoban&quot;; &quot;S&quot;;&#10;IF([.C145]=&quot;Stable Marriage&quot;; &quot;SM&quot;;&#10;IF([.C145]=&quot;Valves Location Problem&quot;; &quot;VLP&quot;;&#10;IF([.C145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146]=&quot;Connected Maximum-density Still Life&quot;; &quot;CMSL&quot;;&#10;IF([.C146]=&quot;Crossing Minimization&quot;; &quot;CM&quot;;&#10;IF([.C146]=&quot;Graceful Graphs&quot;; &quot;GG&quot;;&#10;IF([.C146]=&quot;Graph Colouring&quot;; &quot;GC&quot;;&#10;IF([.C146]=&quot;Incremental Scheduling&quot;; &quot;IS&quot;;&#10;IF([.C146]=&quot;Knight Tour&quot;; &quot;KT&quot;;&#10;IF([.C146]=&quot;Knight Tour With Holes&quot;; &quot;KTWH&quot;;&#10;IF([.C146]=&quot;Labyrinth&quot;; &quot;L&quot;;&#10;IF([.C146]=&quot;Maximal Clique Problem&quot;; &quot;MCP&quot;;&#10;IF([.C146]=&quot;Nomystery&quot;; &quot;NM&quot;;&#10;IF([.C146]=&quot;Partner Units&quot;; &quot;PU&quot;;&#10;IF([.C146]=&quot;Permutation Pattern Matching&quot;; &quot;PPM&quot;;&#10;IF([.C146]=&quot;Ricochet Robots&quot;; &quot;RR&quot;;&#10;IF([.C146]=&quot;Sokoban&quot;; &quot;S&quot;;&#10;IF([.C146]=&quot;Stable Marriage&quot;; &quot;SM&quot;;&#10;IF([.C146]=&quot;Valves Location Problem&quot;; &quot;VLP&quot;;&#10;IF([.C146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147]=&quot;Connected Maximum-density Still Life&quot;; &quot;CMSL&quot;;&#10;IF([.C147]=&quot;Crossing Minimization&quot;; &quot;CM&quot;;&#10;IF([.C147]=&quot;Graceful Graphs&quot;; &quot;GG&quot;;&#10;IF([.C147]=&quot;Graph Colouring&quot;; &quot;GC&quot;;&#10;IF([.C147]=&quot;Incremental Scheduling&quot;; &quot;IS&quot;;&#10;IF([.C147]=&quot;Knight Tour&quot;; &quot;KT&quot;;&#10;IF([.C147]=&quot;Knight Tour With Holes&quot;; &quot;KTWH&quot;;&#10;IF([.C147]=&quot;Labyrinth&quot;; &quot;L&quot;;&#10;IF([.C147]=&quot;Maximal Clique Problem&quot;; &quot;MCP&quot;;&#10;IF([.C147]=&quot;Nomystery&quot;; &quot;NM&quot;;&#10;IF([.C147]=&quot;Partner Units&quot;; &quot;PU&quot;;&#10;IF([.C147]=&quot;Permutation Pattern Matching&quot;; &quot;PPM&quot;;&#10;IF([.C147]=&quot;Ricochet Robots&quot;; &quot;RR&quot;;&#10;IF([.C147]=&quot;Sokoban&quot;; &quot;S&quot;;&#10;IF([.C147]=&quot;Stable Marriage&quot;; &quot;SM&quot;;&#10;IF([.C147]=&quot;Valves Location Problem&quot;; &quot;VLP&quot;;&#10;IF([.C147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148]=&quot;Connected Maximum-density Still Life&quot;; &quot;CMSL&quot;;&#10;IF([.C148]=&quot;Crossing Minimization&quot;; &quot;CM&quot;;&#10;IF([.C148]=&quot;Graceful Graphs&quot;; &quot;GG&quot;;&#10;IF([.C148]=&quot;Graph Colouring&quot;; &quot;GC&quot;;&#10;IF([.C148]=&quot;Incremental Scheduling&quot;; &quot;IS&quot;;&#10;IF([.C148]=&quot;Knight Tour&quot;; &quot;KT&quot;;&#10;IF([.C148]=&quot;Knight Tour With Holes&quot;; &quot;KTWH&quot;;&#10;IF([.C148]=&quot;Labyrinth&quot;; &quot;L&quot;;&#10;IF([.C148]=&quot;Maximal Clique Problem&quot;; &quot;MCP&quot;;&#10;IF([.C148]=&quot;Nomystery&quot;; &quot;NM&quot;;&#10;IF([.C148]=&quot;Partner Units&quot;; &quot;PU&quot;;&#10;IF([.C148]=&quot;Permutation Pattern Matching&quot;; &quot;PPM&quot;;&#10;IF([.C148]=&quot;Ricochet Robots&quot;; &quot;RR&quot;;&#10;IF([.C148]=&quot;Sokoban&quot;; &quot;S&quot;;&#10;IF([.C148]=&quot;Stable Marriage&quot;; &quot;SM&quot;;&#10;IF([.C148]=&quot;Valves Location Problem&quot;; &quot;VLP&quot;;&#10;IF([.C148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149]=&quot;Connected Maximum-density Still Life&quot;; &quot;CMSL&quot;;&#10;IF([.C149]=&quot;Crossing Minimization&quot;; &quot;CM&quot;;&#10;IF([.C149]=&quot;Graceful Graphs&quot;; &quot;GG&quot;;&#10;IF([.C149]=&quot;Graph Colouring&quot;; &quot;GC&quot;;&#10;IF([.C149]=&quot;Incremental Scheduling&quot;; &quot;IS&quot;;&#10;IF([.C149]=&quot;Knight Tour&quot;; &quot;KT&quot;;&#10;IF([.C149]=&quot;Knight Tour With Holes&quot;; &quot;KTWH&quot;;&#10;IF([.C149]=&quot;Labyrinth&quot;; &quot;L&quot;;&#10;IF([.C149]=&quot;Maximal Clique Problem&quot;; &quot;MCP&quot;;&#10;IF([.C149]=&quot;Nomystery&quot;; &quot;NM&quot;;&#10;IF([.C149]=&quot;Partner Units&quot;; &quot;PU&quot;;&#10;IF([.C149]=&quot;Permutation Pattern Matching&quot;; &quot;PPM&quot;;&#10;IF([.C149]=&quot;Ricochet Robots&quot;; &quot;RR&quot;;&#10;IF([.C149]=&quot;Sokoban&quot;; &quot;S&quot;;&#10;IF([.C149]=&quot;Stable Marriage&quot;; &quot;SM&quot;;&#10;IF([.C149]=&quot;Valves Location Problem&quot;; &quot;VLP&quot;;&#10;IF([.C149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94" calcext:value-type="float">
            <text:p>0.9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150]=&quot;Connected Maximum-density Still Life&quot;; &quot;CMSL&quot;;&#10;IF([.C150]=&quot;Crossing Minimization&quot;; &quot;CM&quot;;&#10;IF([.C150]=&quot;Graceful Graphs&quot;; &quot;GG&quot;;&#10;IF([.C150]=&quot;Graph Colouring&quot;; &quot;GC&quot;;&#10;IF([.C150]=&quot;Incremental Scheduling&quot;; &quot;IS&quot;;&#10;IF([.C150]=&quot;Knight Tour&quot;; &quot;KT&quot;;&#10;IF([.C150]=&quot;Knight Tour With Holes&quot;; &quot;KTWH&quot;;&#10;IF([.C150]=&quot;Labyrinth&quot;; &quot;L&quot;;&#10;IF([.C150]=&quot;Maximal Clique Problem&quot;; &quot;MCP&quot;;&#10;IF([.C150]=&quot;Nomystery&quot;; &quot;NM&quot;;&#10;IF([.C150]=&quot;Partner Units&quot;; &quot;PU&quot;;&#10;IF([.C150]=&quot;Permutation Pattern Matching&quot;; &quot;PPM&quot;;&#10;IF([.C150]=&quot;Ricochet Robots&quot;; &quot;RR&quot;;&#10;IF([.C150]=&quot;Sokoban&quot;; &quot;S&quot;;&#10;IF([.C150]=&quot;Stable Marriage&quot;; &quot;SM&quot;;&#10;IF([.C150]=&quot;Valves Location Problem&quot;; &quot;VLP&quot;;&#10;IF([.C150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91" calcext:value-type="float">
            <text:p>0.9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151]=&quot;Connected Maximum-density Still Life&quot;; &quot;CMSL&quot;;&#10;IF([.C151]=&quot;Crossing Minimization&quot;; &quot;CM&quot;;&#10;IF([.C151]=&quot;Graceful Graphs&quot;; &quot;GG&quot;;&#10;IF([.C151]=&quot;Graph Colouring&quot;; &quot;GC&quot;;&#10;IF([.C151]=&quot;Incremental Scheduling&quot;; &quot;IS&quot;;&#10;IF([.C151]=&quot;Knight Tour&quot;; &quot;KT&quot;;&#10;IF([.C151]=&quot;Knight Tour With Holes&quot;; &quot;KTWH&quot;;&#10;IF([.C151]=&quot;Labyrinth&quot;; &quot;L&quot;;&#10;IF([.C151]=&quot;Maximal Clique Problem&quot;; &quot;MCP&quot;;&#10;IF([.C151]=&quot;Nomystery&quot;; &quot;NM&quot;;&#10;IF([.C151]=&quot;Partner Units&quot;; &quot;PU&quot;;&#10;IF([.C151]=&quot;Permutation Pattern Matching&quot;; &quot;PPM&quot;;&#10;IF([.C151]=&quot;Ricochet Robots&quot;; &quot;RR&quot;;&#10;IF([.C151]=&quot;Sokoban&quot;; &quot;S&quot;;&#10;IF([.C151]=&quot;Stable Marriage&quot;; &quot;SM&quot;;&#10;IF([.C151]=&quot;Valves Location Problem&quot;; &quot;VLP&quot;;&#10;IF([.C151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152]=&quot;Connected Maximum-density Still Life&quot;; &quot;CMSL&quot;;&#10;IF([.C152]=&quot;Crossing Minimization&quot;; &quot;CM&quot;;&#10;IF([.C152]=&quot;Graceful Graphs&quot;; &quot;GG&quot;;&#10;IF([.C152]=&quot;Graph Colouring&quot;; &quot;GC&quot;;&#10;IF([.C152]=&quot;Incremental Scheduling&quot;; &quot;IS&quot;;&#10;IF([.C152]=&quot;Knight Tour&quot;; &quot;KT&quot;;&#10;IF([.C152]=&quot;Knight Tour With Holes&quot;; &quot;KTWH&quot;;&#10;IF([.C152]=&quot;Labyrinth&quot;; &quot;L&quot;;&#10;IF([.C152]=&quot;Maximal Clique Problem&quot;; &quot;MCP&quot;;&#10;IF([.C152]=&quot;Nomystery&quot;; &quot;NM&quot;;&#10;IF([.C152]=&quot;Partner Units&quot;; &quot;PU&quot;;&#10;IF([.C152]=&quot;Permutation Pattern Matching&quot;; &quot;PPM&quot;;&#10;IF([.C152]=&quot;Ricochet Robots&quot;; &quot;RR&quot;;&#10;IF([.C152]=&quot;Sokoban&quot;; &quot;S&quot;;&#10;IF([.C152]=&quot;Stable Marriage&quot;; &quot;SM&quot;;&#10;IF([.C152]=&quot;Valves Location Problem&quot;; &quot;VLP&quot;;&#10;IF([.C152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153]=&quot;Connected Maximum-density Still Life&quot;; &quot;CMSL&quot;;&#10;IF([.C153]=&quot;Crossing Minimization&quot;; &quot;CM&quot;;&#10;IF([.C153]=&quot;Graceful Graphs&quot;; &quot;GG&quot;;&#10;IF([.C153]=&quot;Graph Colouring&quot;; &quot;GC&quot;;&#10;IF([.C153]=&quot;Incremental Scheduling&quot;; &quot;IS&quot;;&#10;IF([.C153]=&quot;Knight Tour&quot;; &quot;KT&quot;;&#10;IF([.C153]=&quot;Knight Tour With Holes&quot;; &quot;KTWH&quot;;&#10;IF([.C153]=&quot;Labyrinth&quot;; &quot;L&quot;;&#10;IF([.C153]=&quot;Maximal Clique Problem&quot;; &quot;MCP&quot;;&#10;IF([.C153]=&quot;Nomystery&quot;; &quot;NM&quot;;&#10;IF([.C153]=&quot;Partner Units&quot;; &quot;PU&quot;;&#10;IF([.C153]=&quot;Permutation Pattern Matching&quot;; &quot;PPM&quot;;&#10;IF([.C153]=&quot;Ricochet Robots&quot;; &quot;RR&quot;;&#10;IF([.C153]=&quot;Sokoban&quot;; &quot;S&quot;;&#10;IF([.C153]=&quot;Stable Marriage&quot;; &quot;SM&quot;;&#10;IF([.C153]=&quot;Valves Location Problem&quot;; &quot;VLP&quot;;&#10;IF([.C153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154]=&quot;Connected Maximum-density Still Life&quot;; &quot;CMSL&quot;;&#10;IF([.C154]=&quot;Crossing Minimization&quot;; &quot;CM&quot;;&#10;IF([.C154]=&quot;Graceful Graphs&quot;; &quot;GG&quot;;&#10;IF([.C154]=&quot;Graph Colouring&quot;; &quot;GC&quot;;&#10;IF([.C154]=&quot;Incremental Scheduling&quot;; &quot;IS&quot;;&#10;IF([.C154]=&quot;Knight Tour&quot;; &quot;KT&quot;;&#10;IF([.C154]=&quot;Knight Tour With Holes&quot;; &quot;KTWH&quot;;&#10;IF([.C154]=&quot;Labyrinth&quot;; &quot;L&quot;;&#10;IF([.C154]=&quot;Maximal Clique Problem&quot;; &quot;MCP&quot;;&#10;IF([.C154]=&quot;Nomystery&quot;; &quot;NM&quot;;&#10;IF([.C154]=&quot;Partner Units&quot;; &quot;PU&quot;;&#10;IF([.C154]=&quot;Permutation Pattern Matching&quot;; &quot;PPM&quot;;&#10;IF([.C154]=&quot;Ricochet Robots&quot;; &quot;RR&quot;;&#10;IF([.C154]=&quot;Sokoban&quot;; &quot;S&quot;;&#10;IF([.C154]=&quot;Stable Marriage&quot;; &quot;SM&quot;;&#10;IF([.C154]=&quot;Valves Location Problem&quot;; &quot;VLP&quot;;&#10;IF([.C154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55]=&quot;Connected Maximum-density Still Life&quot;; &quot;CMSL&quot;;&#10;IF([.C155]=&quot;Crossing Minimization&quot;; &quot;CM&quot;;&#10;IF([.C155]=&quot;Graceful Graphs&quot;; &quot;GG&quot;;&#10;IF([.C155]=&quot;Graph Colouring&quot;; &quot;GC&quot;;&#10;IF([.C155]=&quot;Incremental Scheduling&quot;; &quot;IS&quot;;&#10;IF([.C155]=&quot;Knight Tour&quot;; &quot;KT&quot;;&#10;IF([.C155]=&quot;Knight Tour With Holes&quot;; &quot;KTWH&quot;;&#10;IF([.C155]=&quot;Labyrinth&quot;; &quot;L&quot;;&#10;IF([.C155]=&quot;Maximal Clique Problem&quot;; &quot;MCP&quot;;&#10;IF([.C155]=&quot;Nomystery&quot;; &quot;NM&quot;;&#10;IF([.C155]=&quot;Partner Units&quot;; &quot;PU&quot;;&#10;IF([.C155]=&quot;Permutation Pattern Matching&quot;; &quot;PPM&quot;;&#10;IF([.C155]=&quot;Ricochet Robots&quot;; &quot;RR&quot;;&#10;IF([.C155]=&quot;Sokoban&quot;; &quot;S&quot;;&#10;IF([.C155]=&quot;Stable Marriage&quot;; &quot;SM&quot;;&#10;IF([.C155]=&quot;Valves Location Problem&quot;; &quot;VLP&quot;;&#10;IF([.C155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156]=&quot;Connected Maximum-density Still Life&quot;; &quot;CMSL&quot;;&#10;IF([.C156]=&quot;Crossing Minimization&quot;; &quot;CM&quot;;&#10;IF([.C156]=&quot;Graceful Graphs&quot;; &quot;GG&quot;;&#10;IF([.C156]=&quot;Graph Colouring&quot;; &quot;GC&quot;;&#10;IF([.C156]=&quot;Incremental Scheduling&quot;; &quot;IS&quot;;&#10;IF([.C156]=&quot;Knight Tour&quot;; &quot;KT&quot;;&#10;IF([.C156]=&quot;Knight Tour With Holes&quot;; &quot;KTWH&quot;;&#10;IF([.C156]=&quot;Labyrinth&quot;; &quot;L&quot;;&#10;IF([.C156]=&quot;Maximal Clique Problem&quot;; &quot;MCP&quot;;&#10;IF([.C156]=&quot;Nomystery&quot;; &quot;NM&quot;;&#10;IF([.C156]=&quot;Partner Units&quot;; &quot;PU&quot;;&#10;IF([.C156]=&quot;Permutation Pattern Matching&quot;; &quot;PPM&quot;;&#10;IF([.C156]=&quot;Ricochet Robots&quot;; &quot;RR&quot;;&#10;IF([.C156]=&quot;Sokoban&quot;; &quot;S&quot;;&#10;IF([.C156]=&quot;Stable Marriage&quot;; &quot;SM&quot;;&#10;IF([.C156]=&quot;Valves Location Problem&quot;; &quot;VLP&quot;;&#10;IF([.C156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157]=&quot;Connected Maximum-density Still Life&quot;; &quot;CMSL&quot;;&#10;IF([.C157]=&quot;Crossing Minimization&quot;; &quot;CM&quot;;&#10;IF([.C157]=&quot;Graceful Graphs&quot;; &quot;GG&quot;;&#10;IF([.C157]=&quot;Graph Colouring&quot;; &quot;GC&quot;;&#10;IF([.C157]=&quot;Incremental Scheduling&quot;; &quot;IS&quot;;&#10;IF([.C157]=&quot;Knight Tour&quot;; &quot;KT&quot;;&#10;IF([.C157]=&quot;Knight Tour With Holes&quot;; &quot;KTWH&quot;;&#10;IF([.C157]=&quot;Labyrinth&quot;; &quot;L&quot;;&#10;IF([.C157]=&quot;Maximal Clique Problem&quot;; &quot;MCP&quot;;&#10;IF([.C157]=&quot;Nomystery&quot;; &quot;NM&quot;;&#10;IF([.C157]=&quot;Partner Units&quot;; &quot;PU&quot;;&#10;IF([.C157]=&quot;Permutation Pattern Matching&quot;; &quot;PPM&quot;;&#10;IF([.C157]=&quot;Ricochet Robots&quot;; &quot;RR&quot;;&#10;IF([.C157]=&quot;Sokoban&quot;; &quot;S&quot;;&#10;IF([.C157]=&quot;Stable Marriage&quot;; &quot;SM&quot;;&#10;IF([.C157]=&quot;Valves Location Problem&quot;; &quot;VLP&quot;;&#10;IF([.C157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77" calcext:value-type="float">
            <text:p>0.7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58]=&quot;Connected Maximum-density Still Life&quot;; &quot;CMSL&quot;;&#10;IF([.C158]=&quot;Crossing Minimization&quot;; &quot;CM&quot;;&#10;IF([.C158]=&quot;Graceful Graphs&quot;; &quot;GG&quot;;&#10;IF([.C158]=&quot;Graph Colouring&quot;; &quot;GC&quot;;&#10;IF([.C158]=&quot;Incremental Scheduling&quot;; &quot;IS&quot;;&#10;IF([.C158]=&quot;Knight Tour&quot;; &quot;KT&quot;;&#10;IF([.C158]=&quot;Knight Tour With Holes&quot;; &quot;KTWH&quot;;&#10;IF([.C158]=&quot;Labyrinth&quot;; &quot;L&quot;;&#10;IF([.C158]=&quot;Maximal Clique Problem&quot;; &quot;MCP&quot;;&#10;IF([.C158]=&quot;Nomystery&quot;; &quot;NM&quot;;&#10;IF([.C158]=&quot;Partner Units&quot;; &quot;PU&quot;;&#10;IF([.C158]=&quot;Permutation Pattern Matching&quot;; &quot;PPM&quot;;&#10;IF([.C158]=&quot;Ricochet Robots&quot;; &quot;RR&quot;;&#10;IF([.C158]=&quot;Sokoban&quot;; &quot;S&quot;;&#10;IF([.C158]=&quot;Stable Marriage&quot;; &quot;SM&quot;;&#10;IF([.C158]=&quot;Valves Location Problem&quot;; &quot;VLP&quot;;&#10;IF([.C158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59]=&quot;Connected Maximum-density Still Life&quot;; &quot;CMSL&quot;;&#10;IF([.C159]=&quot;Crossing Minimization&quot;; &quot;CM&quot;;&#10;IF([.C159]=&quot;Graceful Graphs&quot;; &quot;GG&quot;;&#10;IF([.C159]=&quot;Graph Colouring&quot;; &quot;GC&quot;;&#10;IF([.C159]=&quot;Incremental Scheduling&quot;; &quot;IS&quot;;&#10;IF([.C159]=&quot;Knight Tour&quot;; &quot;KT&quot;;&#10;IF([.C159]=&quot;Knight Tour With Holes&quot;; &quot;KTWH&quot;;&#10;IF([.C159]=&quot;Labyrinth&quot;; &quot;L&quot;;&#10;IF([.C159]=&quot;Maximal Clique Problem&quot;; &quot;MCP&quot;;&#10;IF([.C159]=&quot;Nomystery&quot;; &quot;NM&quot;;&#10;IF([.C159]=&quot;Partner Units&quot;; &quot;PU&quot;;&#10;IF([.C159]=&quot;Permutation Pattern Matching&quot;; &quot;PPM&quot;;&#10;IF([.C159]=&quot;Ricochet Robots&quot;; &quot;RR&quot;;&#10;IF([.C159]=&quot;Sokoban&quot;; &quot;S&quot;;&#10;IF([.C159]=&quot;Stable Marriage&quot;; &quot;SM&quot;;&#10;IF([.C159]=&quot;Valves Location Problem&quot;; &quot;VLP&quot;;&#10;IF([.C159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160]=&quot;Connected Maximum-density Still Life&quot;; &quot;CMSL&quot;;&#10;IF([.C160]=&quot;Crossing Minimization&quot;; &quot;CM&quot;;&#10;IF([.C160]=&quot;Graceful Graphs&quot;; &quot;GG&quot;;&#10;IF([.C160]=&quot;Graph Colouring&quot;; &quot;GC&quot;;&#10;IF([.C160]=&quot;Incremental Scheduling&quot;; &quot;IS&quot;;&#10;IF([.C160]=&quot;Knight Tour&quot;; &quot;KT&quot;;&#10;IF([.C160]=&quot;Knight Tour With Holes&quot;; &quot;KTWH&quot;;&#10;IF([.C160]=&quot;Labyrinth&quot;; &quot;L&quot;;&#10;IF([.C160]=&quot;Maximal Clique Problem&quot;; &quot;MCP&quot;;&#10;IF([.C160]=&quot;Nomystery&quot;; &quot;NM&quot;;&#10;IF([.C160]=&quot;Partner Units&quot;; &quot;PU&quot;;&#10;IF([.C160]=&quot;Permutation Pattern Matching&quot;; &quot;PPM&quot;;&#10;IF([.C160]=&quot;Ricochet Robots&quot;; &quot;RR&quot;;&#10;IF([.C160]=&quot;Sokoban&quot;; &quot;S&quot;;&#10;IF([.C160]=&quot;Stable Marriage&quot;; &quot;SM&quot;;&#10;IF([.C160]=&quot;Valves Location Problem&quot;; &quot;VLP&quot;;&#10;IF([.C160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89" calcext:value-type="float">
            <text:p>0.8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161]=&quot;Connected Maximum-density Still Life&quot;; &quot;CMSL&quot;;&#10;IF([.C161]=&quot;Crossing Minimization&quot;; &quot;CM&quot;;&#10;IF([.C161]=&quot;Graceful Graphs&quot;; &quot;GG&quot;;&#10;IF([.C161]=&quot;Graph Colouring&quot;; &quot;GC&quot;;&#10;IF([.C161]=&quot;Incremental Scheduling&quot;; &quot;IS&quot;;&#10;IF([.C161]=&quot;Knight Tour&quot;; &quot;KT&quot;;&#10;IF([.C161]=&quot;Knight Tour With Holes&quot;; &quot;KTWH&quot;;&#10;IF([.C161]=&quot;Labyrinth&quot;; &quot;L&quot;;&#10;IF([.C161]=&quot;Maximal Clique Problem&quot;; &quot;MCP&quot;;&#10;IF([.C161]=&quot;Nomystery&quot;; &quot;NM&quot;;&#10;IF([.C161]=&quot;Partner Units&quot;; &quot;PU&quot;;&#10;IF([.C161]=&quot;Permutation Pattern Matching&quot;; &quot;PPM&quot;;&#10;IF([.C161]=&quot;Ricochet Robots&quot;; &quot;RR&quot;;&#10;IF([.C161]=&quot;Sokoban&quot;; &quot;S&quot;;&#10;IF([.C161]=&quot;Stable Marriage&quot;; &quot;SM&quot;;&#10;IF([.C161]=&quot;Valves Location Problem&quot;; &quot;VLP&quot;;&#10;IF([.C161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1-score" table:style-name="ta1">
        <table:shapes>
          <draw:frame draw:z-index="0" draw:style-name="gr1" draw:text-style-name="P1" svg:width="22.633cm" svg:height="10.55cm" svg:x="1.191cm" svg:y="10.961cm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30"/>
        <table:table-column table:style-name="co8" table:default-cell-style-name="ce36"/>
        <table:table-column table:style-name="co8" table:default-cell-style-name="ce41"/>
        <table:table-column table:style-name="co8" table:default-cell-style-name="ce36"/>
        <table:table-column table:style-name="co8" table:default-cell-style-name="ce41"/>
        <table:table-column table:style-name="co8" table:default-cell-style-name="ce36"/>
        <table:table-column table:style-name="co8" table:default-cell-style-name="ce41"/>
        <table:table-column table:style-name="co8" table:default-cell-style-name="ce36"/>
        <table:table-column table:style-name="co8" table:default-cell-style-name="ce41"/>
        <table:table-column table:style-name="co8" table:default-cell-style-name="ce36"/>
        <table:table-column table:style-name="co8" table:default-cell-style-name="ce41"/>
        <table:table-column table:style-name="co8" table:default-cell-style-name="ce47"/>
        <table:table-row table:style-name="ro1">
          <table:table-cell table:style-name="ce26" office:value-type="string" calcext:value-type="string">
            <text:p>Average - F1 Score</text:p>
          </table:table-cell>
          <table:table-cell table:style-name="ce32" office:value-type="string" calcext:value-type="string">
            <text:p>BEHAVIOR FILE</text:p>
          </table:table-cell>
          <table:table-cell table:style-name="ce32" office:value-type="string" calcext:value-type="string">
            <text:p>MODEL</text:p>
          </table:table-cell>
          <table:table-cell table:style-name="ce42" table:number-columns-repeated="8"/>
          <table:table-cell table:style-name="ce43"/>
        </table:table-row>
        <table:table-row table:style-name="ro1">
          <table:table-cell table:style-name="ce27"/>
          <table:table-cell table:style-name="ce33" office:value-type="string" calcext:value-type="string">
            <text:p>behavior_first_report_v1</text:p>
          </table:table-cell>
          <table:table-cell table:style-name="ce39" office:value-type="string" calcext:value-type="string">
            <text:p>behavior_first_report_v2</text:p>
          </table:table-cell>
          <table:table-cell table:style-name="ce39" office:value-type="string" calcext:value-type="string">
            <text:p>behavior_first_report_v3</text:p>
          </table:table-cell>
          <table:table-cell table:style-name="ce39" office:value-type="string" calcext:value-type="string">
            <text:p>behavior_first_report_v4</text:p>
          </table:table-cell>
          <table:table-cell table:style-name="ce39" office:value-type="string" calcext:value-type="string">
            <text:p>behavior_second_report_v1</text:p>
          </table:table-cell>
          <table:table-cell table:style-name="ce39" office:value-type="string" calcext:value-type="string">
            <text:p>behavior_second_report_v2</text:p>
          </table:table-cell>
          <table:table-cell table:style-name="ce39" office:value-type="string" calcext:value-type="string">
            <text:p>behavior_second_report_v3</text:p>
          </table:table-cell>
          <table:table-cell table:style-name="ce39" office:value-type="string" calcext:value-type="string">
            <text:p>behavior_second_report_v4</text:p>
          </table:table-cell>
          <table:table-cell table:style-name="ce39" office:value-type="string" calcext:value-type="string">
            <text:p>behavior_second_report_v5</text:p>
          </table:table-cell>
          <table:table-cell table:style-name="ce39" office:value-type="string" calcext:value-type="string">
            <text:p>behavior_second_report_v6</text:p>
          </table:table-cell>
          <table:table-cell table:style-name="ce44" office:value-type="string" calcext:value-type="string">
            <text:p>Total Result</text:p>
          </table:table-cell>
        </table:table-row>
        <table:table-row table:style-name="ro1">
          <table:table-cell table:style-name="ce28" office:value-type="string" calcext:value-type="string">
            <text:p>Short Name</text:p>
          </table:table-cell>
          <table:table-cell table:style-name="ce34" office:value-type="string" calcext:value-type="string">
            <text:p>llama3.1-8b</text:p>
          </table:table-cell>
          <table:table-cell table:number-columns-repeated="9" table:style-name="ce40" office:value-type="string" calcext:value-type="string">
            <text:p>llama3.1-8b</text:p>
          </table:table-cell>
          <table:table-cell table:style-name="ce45"/>
        </table:table-row>
        <table:table-row table:style-name="ro1">
          <table:table-cell table:style-name="ce29" office:value-type="string" calcext:value-type="string">
            <text:p>CM</text:p>
          </table:table-cell>
          <table:table-cell table:style-name="ce35"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table:style-name="ce35" office:value-type="float" office:value="0.34" calcext:value-type="float">
            <text:p>0.34</text:p>
          </table:table-cell>
          <table:table-cell office:value-type="float" office:value="0.46" calcext:value-type="float">
            <text:p>0.46</text:p>
          </table:table-cell>
          <table:table-cell table:style-name="ce35"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style-name="ce35"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table:style-name="ce35"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style-name="ce46"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CMSL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74" calcext:value-type="float">
            <text:p>0.74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  <table:table-cell office:value-type="float" office:value="0.83" calcext:value-type="float">
            <text:p>0.83</text:p>
          </table:table-cell>
          <table:table-cell office:value-type="float" office:value="0.71" calcext:value-type="float">
            <text:p>0.71</text:p>
          </table:table-cell>
          <table:table-cell office:value-type="float" office:value="0.79" calcext:value-type="float">
            <text:p>0.79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0.46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float" office:value="0.91" calcext:value-type="float">
            <text:p>0.91</text:p>
          </table:table-cell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  <table:table-cell office:value-type="float" office:value="0.76" calcext:value-type="float">
            <text:p>0.76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string" calcext:value-type="string">
            <text:p>KTWH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71" calcext:value-type="float">
            <text:p>0.71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 office:value-type="float" office:value="0.9" calcext:value-type="float">
            <text:p>0.9</text:p>
          </table:table-cell>
          <table:table-cell office:value-type="float" office:value="0.69" calcext:value-type="float">
            <text:p>0.6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29" calcext:value-type="float">
            <text:p>0.929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string" calcext:value-type="string">
            <text:p>PPM</text:p>
          </table:table-cell>
          <table:table-cell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table:number-columns-repeated="5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0.61" calcext:value-type="float">
            <text:p>0.61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float" office:value="0.72" calcext:value-type="float">
            <text:p>0.72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VLP</text:p>
          </table:table-cell>
          <table:table-cell table:style-name="ce37"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table:style-name="ce37" office:value-type="float" office:value="0.86" calcext:value-type="float">
            <text:p>0.86</text:p>
          </table:table-cell>
          <table:table-cell office:value-type="float" office:value="0.86" calcext:value-type="float">
            <text:p>0.86</text:p>
          </table:table-cell>
          <table:table-cell table:style-name="ce37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style-name="ce37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style-name="ce37"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table:style-name="ce48" office:value-type="float" office:value="0.861" calcext:value-type="float">
            <text:p>0.861</text:p>
          </table:table-cell>
        </table:table-row>
        <table:table-row table:style-name="ro1">
          <table:table-cell table:style-name="ce31" office:value-type="string" calcext:value-type="string">
            <text:p>Total Result</text:p>
          </table:table-cell>
          <table:table-cell table:style-name="ce38" office:value-type="float" office:value="0.789375" calcext:value-type="float">
            <text:p>0.789375</text:p>
          </table:table-cell>
          <table:table-cell table:style-name="ce38" office:value-type="float" office:value="0.804375" calcext:value-type="float">
            <text:p>0.804375</text:p>
          </table:table-cell>
          <table:table-cell table:style-name="ce38" office:value-type="float" office:value="0.784375" calcext:value-type="float">
            <text:p>0.784375</text:p>
          </table:table-cell>
          <table:table-cell table:style-name="ce38" office:value-type="float" office:value="0.806875" calcext:value-type="float">
            <text:p>0.806875</text:p>
          </table:table-cell>
          <table:table-cell table:style-name="ce38" office:value-type="float" office:value="0.809375" calcext:value-type="float">
            <text:p>0.809375</text:p>
          </table:table-cell>
          <table:table-cell table:style-name="ce38" office:value-type="float" office:value="0.823125" calcext:value-type="float">
            <text:p>0.823125</text:p>
          </table:table-cell>
          <table:table-cell table:style-name="ce38" office:value-type="float" office:value="0.81125" calcext:value-type="float">
            <text:p>0.81125</text:p>
          </table:table-cell>
          <table:table-cell table:style-name="ce38" office:value-type="float" office:value="0.828125" calcext:value-type="float">
            <text:p>0.828125</text:p>
          </table:table-cell>
          <table:table-cell table:style-name="ce38" office:value-type="float" office:value="0.8225" calcext:value-type="float">
            <text:p>0.8225</text:p>
          </table:table-cell>
          <table:table-cell table:style-name="ce38" office:value-type="float" office:value="0.82125" calcext:value-type="float">
            <text:p>0.82125</text:p>
          </table:table-cell>
          <table:table-cell table:style-name="ce49" office:value-type="float" office:value="0.8100625" calcext:value-type="float">
            <text:p>0.8100625</text:p>
          </table:table-cell>
        </table:table-row>
      </table:table>
      <table:named-expressions/>
      <table:database-ranges>
        <table:database-range table:name="__Anonymous_Sheet_DB__0" table:target-range-address="data.A1:data.H190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F1-score'.A1:'F1-score'.L20" table:buttons="'F1-score'.A3 'F1-score'.B1 'F1-score'.C1" table:show-filter-button="false" table:drill-down-on-double-click="false">
          <table:source-cell-range table:cell-range-address="data.A1:data.H171"/>
          <table:data-pilot-field table:source-field-name="BEHAVIOR FILE" table:orientation="column" table:used-hierarchy="0" table:function="auto">
            <table:data-pilot-level table:show-empty="false" calcext:repeat-item-labels="false">
              <table:data-pilot-members>
                <table:data-pilot-member table:name="behavior_first_report_v1" table:display="true" table:show-details="true"/>
                <table:data-pilot-member table:name="behavior_first_report_v2" table:display="true" table:show-details="true"/>
                <table:data-pilot-member table:name="behavior_first_report_v3" table:display="true" table:show-details="true"/>
                <table:data-pilot-member table:name="behavior_first_report_v4" table:display="true" table:show-details="true"/>
                <table:data-pilot-member table:name="behavior_second_report_v1" table:display="true" table:show-details="true"/>
                <table:data-pilot-member table:name="behavior_second_report_v2" table:display="true" table:show-details="true"/>
                <table:data-pilot-member table:name="behavior_second_report_v3" table:display="true" table:show-details="true"/>
                <table:data-pilot-member table:name="behavior_second_report_v4" table:display="true" table:show-details="true"/>
                <table:data-pilot-member table:name="behavior_second_report_v5" table:display="true" table:show-details="true"/>
                <table:data-pilot-member table:name="behavior_second_report_v6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EL" table:orientation="column" table:used-hierarchy="0" table:function="auto">
            <table:data-pilot-level table:show-empty="false" calcext:repeat-item-labels="false">
              <table:data-pilot-members>
                <table:data-pilot-member table:name="llama3.1-8b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hort Name" table:orientation="row" table:used-hierarchy="0" table:function="auto">
            <table:data-pilot-level table:show-empty="false" calcext:repeat-item-labels="false">
              <table:data-pilot-members>
                <table:data-pilot-member table:name="CM" table:display="true" table:show-details="true"/>
                <table:data-pilot-member table:name="CMSL" table:display="true" table:show-details="true"/>
                <table:data-pilot-member table:name="GC" table:display="true" table:show-details="true"/>
                <table:data-pilot-member table:name="GG" table:display="true" table:show-details="true"/>
                <table:data-pilot-member table:name="IS" table:display="true" table:show-details="true"/>
                <table:data-pilot-member table:name="KT" table:display="true" table:show-details="true"/>
                <table:data-pilot-member table:name="KTWH" table:display="true" table:show-details="true"/>
                <table:data-pilot-member table:name="L" table:display="true" table:show-details="true"/>
                <table:data-pilot-member table:name="MCP" table:display="true" table:show-details="true"/>
                <table:data-pilot-member table:name="PPM" table:display="true" table:show-details="true"/>
                <table:data-pilot-member table:name="PU" table:display="true" table:show-details="true"/>
                <table:data-pilot-member table:name="RR" table:display="true" table:show-details="true"/>
                <table:data-pilot-member table:name="S" table:display="true" table:show-details="true"/>
                <table:data-pilot-member table:name="SM" table:display="true" table:show-details="true"/>
                <table:data-pilot-member table:name="VLP" table:display="true" table:show-details="true"/>
                <table:data-pilot-member table:name="NM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 Score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0.23" table:display="true" table:show-details="true"/>
                <table:data-pilot-member table:name="0.34" table:display="true" table:show-details="true"/>
                <table:data-pilot-member table:name="0.39" table:display="true" table:show-details="true"/>
                <table:data-pilot-member table:name="0.46" table:display="true" table:show-details="true"/>
                <table:data-pilot-member table:name="0.47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63" table:display="true" table:show-details="true"/>
                <table:data-pilot-member table:name="0.65" table:display="true" table:show-details="true"/>
                <table:data-pilot-member table:name="0.66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" table:display="true" table:show-details="true"/>
                <table:data-pilot-member table:name="0.71" table:display="true" table:show-details="true"/>
                <table:data-pilot-member table:name="0.72" table:display="true" table:show-details="true"/>
                <table:data-pilot-member table:name="0.73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6" table:display="true" table:show-details="true"/>
                <table:data-pilot-member table:name="0.77" table:display="true" table:show-details="true"/>
                <table:data-pilot-member table:name="0.78" table:display="true" table:show-details="true"/>
                <table:data-pilot-member table:name="0.79" table:display="true" table:show-details="true"/>
                <table:data-pilot-member table:name="0.8" table:display="true" table:show-details="true"/>
                <table:data-pilot-member table:name="0.82" table:display="true" table:show-details="true"/>
                <table:data-pilot-member table:name="0.83" table:display="true" table:show-details="true"/>
                <table:data-pilot-member table:name="0.84" table:display="true" table:show-details="true"/>
                <table:data-pilot-member table:name="0.85" table:display="true" table:show-details="true"/>
                <table:data-pilot-member table:name="0.86" table:display="true" table:show-details="true"/>
                <table:data-pilot-member table:name="0.87" table:display="true" table:show-details="true"/>
                <table:data-pilot-member table:name="0.8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1" table:display="true" table:show-details="true"/>
                <table:data-pilot-member table:name="0.92" table:display="true" table:show-details="true"/>
                <table:data-pilot-member table:name="0.93" table:display="true" table:show-details="true"/>
                <table:data-pilot-member table:name="0.94" table:display="true" table:show-details="true"/>
                <table:data-pilot-member table:name="0.95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20:46:06.591289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31T15:01:02.868801407</dc:date>
    <meta:editing-duration>PT16H2M44S</meta:editing-duration>
    <meta:editing-cycles>9</meta:editing-cycles>
    <meta:generator>LibreOffice/24.8.3.2$Linux_X86_64 LibreOffice_project/480$Build-2</meta:generator>
    <meta:document-statistic meta:table-count="2" meta:cell-count="151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634cm" svg:height="10.551cm" xlink:href=".." xlink:type="simple" loext:data-pilot-source="DataPilot1" chart:class="chart:radar" chart:style-name="ch1">
        <chart:legend chart:legend-position="end" svg:x="14.923cm" svg:y="1.435cm" style:legend-expansion="high" chart:style-name="ch2"/>
        <chart:plot-area chart:style-name="ch3" table:cell-range-address="PivotChart" chart:data-source-has-labels="column" svg:x="0.452cm" svg:y="0.211cm" svg:width="14.019cm" svg:height="9.229cm">
          <chart:coordinate-region svg:x="3.773cm" svg:y="1.224cm" svg:width="7.204cm" svg:height="7.20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radar">
            <chart:data-point chart:repeated="16"/>
          </chart:series>
          <chart:series chart:style-name="ch7" chart:values-cell-range-address="PT@data 1" chart:label-cell-address="PT@label 1" chart:class="chart:radar">
            <chart:data-point chart:repeated="16"/>
          </chart:series>
          <chart:series chart:style-name="ch8" chart:values-cell-range-address="PT@data 2" chart:label-cell-address="PT@label 2" chart:class="chart:radar">
            <chart:data-point chart:repeated="16"/>
          </chart:series>
          <chart:series chart:style-name="ch9" chart:values-cell-range-address="PT@data 3" chart:label-cell-address="PT@label 3" chart:class="chart:radar">
            <chart:data-point chart:repeated="16"/>
          </chart:series>
          <chart:series chart:style-name="ch10" chart:values-cell-range-address="PT@data 4" chart:label-cell-address="PT@label 4" chart:class="chart:radar">
            <chart:data-point chart:repeated="16"/>
          </chart:series>
          <chart:series chart:style-name="ch11" chart:values-cell-range-address="PT@data 5" chart:label-cell-address="PT@label 5" chart:class="chart:radar">
            <chart:data-point chart:repeated="16"/>
          </chart:series>
          <chart:series chart:style-name="ch12" chart:values-cell-range-address="PT@data 6" chart:label-cell-address="PT@label 6" chart:class="chart:radar">
            <chart:data-point chart:repeated="16"/>
          </chart:series>
          <chart:series chart:style-name="ch13" chart:values-cell-range-address="PT@data 7" chart:label-cell-address="PT@label 7" chart:class="chart:radar">
            <chart:data-point chart:repeated="16"/>
          </chart:series>
          <chart:series chart:style-name="ch14" chart:values-cell-range-address="PT@data 8" chart:label-cell-address="PT@label 8" chart:class="chart:radar">
            <chart:data-point chart:repeated="16"/>
          </chart:series>
          <chart:series chart:style-name="ch15" chart:values-cell-range-address="PT@data 9" chart:label-cell-address="PT@label 9" chart:class="chart:radar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havior_first_report_v1 - llama3.1-8b</text:p>
                <draw:g>
                  <svg:desc>PT@label 0</svg:desc>
                </draw:g>
              </table:table-cell>
              <table:table-cell office:value-type="string">
                <text:p>behavior_first_report_v2 - llama3.1-8b</text:p>
                <draw:g>
                  <svg:desc>PT@label 1</svg:desc>
                </draw:g>
              </table:table-cell>
              <table:table-cell office:value-type="string">
                <text:p>behavior_first_report_v3 - llama3.1-8b</text:p>
                <draw:g>
                  <svg:desc>PT@label 2</svg:desc>
                </draw:g>
              </table:table-cell>
              <table:table-cell office:value-type="string">
                <text:p>behavior_first_report_v4 - llama3.1-8b</text:p>
                <draw:g>
                  <svg:desc>PT@label 3</svg:desc>
                </draw:g>
              </table:table-cell>
              <table:table-cell office:value-type="string">
                <text:p>behavior_second_report_v1 - llama3.1-8b</text:p>
                <draw:g>
                  <svg:desc>PT@label 4</svg:desc>
                </draw:g>
              </table:table-cell>
              <table:table-cell office:value-type="string">
                <text:p>behavior_second_report_v2 - llama3.1-8b</text:p>
                <draw:g>
                  <svg:desc>PT@label 5</svg:desc>
                </draw:g>
              </table:table-cell>
              <table:table-cell office:value-type="string">
                <text:p>behavior_second_report_v3 - llama3.1-8b</text:p>
                <draw:g>
                  <svg:desc>PT@label 6</svg:desc>
                </draw:g>
              </table:table-cell>
              <table:table-cell office:value-type="string">
                <text:p>behavior_second_report_v4 - llama3.1-8b</text:p>
                <draw:g>
                  <svg:desc>PT@label 7</svg:desc>
                </draw:g>
              </table:table-cell>
              <table:table-cell office:value-type="string">
                <text:p>behavior_second_report_v5 - llama3.1-8b</text:p>
                <draw:g>
                  <svg:desc>PT@label 8</svg:desc>
                </draw:g>
              </table:table-cell>
              <table:table-cell office:value-type="string">
                <text:p>behavior_second_report_v6 - llama3.1-8b</text:p>
                <draw:g>
                  <svg:desc>PT@label 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M</text:p>
                <draw:g>
                  <svg:desc>PT@categories</svg:desc>
                </draw:g>
              </table:table-cell>
              <table:table-cell office:value-type="float" office:value="0.23">
                <text:p>0.23</text:p>
                <draw:g>
                  <svg:desc>PT@data 0</svg:desc>
                </draw:g>
              </table:table-cell>
              <table:table-cell office:value-type="float" office:value="0.5">
                <text:p>0.5</text:p>
                <draw:g>
                  <svg:desc>PT@data 1</svg:desc>
                </draw:g>
              </table:table-cell>
              <table:table-cell office:value-type="float" office:value="0.34">
                <text:p>0.34</text:p>
                <draw:g>
                  <svg:desc>PT@data 2</svg:desc>
                </draw:g>
              </table:table-cell>
              <table:table-cell office:value-type="float" office:value="0.46">
                <text:p>0.46</text:p>
                <draw:g>
                  <svg:desc>PT@data 3</svg:desc>
                </draw:g>
              </table:table-cell>
              <table:table-cell office:value-type="float" office:value="0.9">
                <text:p>0.9</text:p>
                <draw:g>
                  <svg:desc>PT@data 4</svg:desc>
                </draw:g>
              </table:table-cell>
              <table:table-cell office:value-type="float" office:value="0.95">
                <text:p>0.95</text:p>
                <draw:g>
                  <svg:desc>PT@data 5</svg:desc>
                </draw:g>
              </table:table-cell>
              <table:table-cell office:value-type="float" office:value="0.9">
                <text:p>0.9</text:p>
                <draw:g>
                  <svg:desc>PT@data 6</svg:desc>
                </draw:g>
              </table:table-cell>
              <table:table-cell office:value-type="float" office:value="0.94">
                <text:p>0.94</text:p>
                <draw:g>
                  <svg:desc>PT@data 7</svg:desc>
                </draw:g>
              </table:table-cell>
              <table:table-cell office:value-type="float" office:value="0.9">
                <text:p>0.9</text:p>
                <draw:g>
                  <svg:desc>PT@data 8</svg:desc>
                </draw:g>
              </table:table-cell>
              <table:table-cell office:value-type="float" office:value="0.95">
                <text:p>0.95</text:p>
                <draw:g>
                  <svg:desc>PT@data 9</svg:desc>
                </draw:g>
              </table:table-cell>
            </table:table-row>
            <table:table-row>
              <table:table-cell office:value-type="string">
                <text:p>CMS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</text:p>
              </table:table-cell>
              <table:table-cell office:value-type="float" office:value="0.78">
                <text:p>0.78</text:p>
              </table:table-cell>
              <table:table-cell office:value-type="float" office:value="0.84">
                <text:p>0.84</text:p>
              </table:table-cell>
              <table:table-cell office:value-type="float" office:value="0.75">
                <text:p>0.75</text:p>
              </table:table-cell>
              <table:table-cell office:value-type="float" office:value="0.83">
                <text:p>0.83</text:p>
              </table:table-cell>
              <table:table-cell office:value-type="float" office:value="0.74">
                <text:p>0.74</text:p>
              </table:table-cell>
              <table:table-cell office:value-type="float" office:value="0.82">
                <text:p>0.82</text:p>
              </table:table-cell>
              <table:table-cell office:value-type="float" office:value="0.73">
                <text:p>0.73</text:p>
              </table:table-cell>
              <table:table-cell office:value-type="float" office:value="0.83">
                <text:p>0.83</text:p>
              </table:table-cell>
              <table:table-cell office:value-type="float" office:value="0.71">
                <text:p>0.7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GG</text:p>
              </table:table-cell>
              <table:table-cell office:value-type="float" office:value="0.94">
                <text:p>0.94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46">
                <text:p>0.46</text:p>
              </table:table-cell>
              <table:table-cell office:value-type="float" office:value="0.53">
                <text:p>0.53</text:p>
              </table:table-cell>
              <table:table-cell office:value-type="float" office:value="0.49">
                <text:p>0.49</text:p>
              </table:table-cell>
              <table:table-cell office:value-type="float" office:value="0.53">
                <text:p>0.53</text:p>
              </table:table-cell>
              <table:table-cell office:value-type="float" office:value="0.47">
                <text:p>0.47</text:p>
              </table:table-cell>
              <table:table-cell office:value-type="float" office:value="0.57">
                <text:p>0.57</text:p>
              </table:table-cell>
              <table:table-cell office:value-type="float" office:value="0.39">
                <text:p>0.39</text:p>
              </table:table-cell>
              <table:table-cell office:value-type="float" office:value="0.56">
                <text:p>0.56</text:p>
              </table:table-cell>
              <table:table-cell office:value-type="float" office:value="0.48">
                <text:p>0.4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KT</text:p>
              </table:table-cell>
              <table:table-cell office:value-type="float" office:value="0.91">
                <text:p>0.91</text:p>
              </table:table-cell>
              <table:table-cell office:value-type="float" office:value="0.8">
                <text:p>0.8</text:p>
              </table:table-cell>
              <table:table-cell office:value-type="float" office:value="0.91">
                <text:p>0.91</text:p>
              </table:table-cell>
              <table:table-cell office:value-type="float" office:value="0.79">
                <text:p>0.79</text:p>
              </table:table-cell>
              <table:table-cell office:value-type="float" office:value="0.77">
                <text:p>0.77</text:p>
              </table:table-cell>
              <table:table-cell office:value-type="float" office:value="0.78">
                <text:p>0.78</text:p>
              </table:table-cell>
              <table:table-cell office:value-type="float" office:value="0.84">
                <text:p>0.84</text:p>
              </table:table-cell>
              <table:table-cell office:value-type="float" office:value="0.76">
                <text:p>0.76</text:p>
              </table:table-cell>
              <table:table-cell office:value-type="float" office:value="0.99">
                <text:p>0.9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KTWH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0.94">
                <text:p>0.94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91">
                <text:p>0.91</text:p>
              </table:table-cell>
              <table:table-cell office:value-type="float" office:value="0.89">
                <text:p>0.89</text:p>
              </table:table-cell>
              <table:table-cell office:value-type="float" office:value="0.95">
                <text:p>0.95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71">
                <text:p>0.71</text:p>
              </table:table-cell>
              <table:table-cell office:value-type="float" office:value="0.91">
                <text:p>0.91</text:p>
              </table:table-cell>
              <table:table-cell office:value-type="float" office:value="0.78">
                <text:p>0.78</text:p>
              </table:table-cell>
              <table:table-cell office:value-type="float" office:value="0.9">
                <text:p>0.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MCP</text:p>
              </table:table-cell>
              <table:table-cell office:value-type="float" office:value="0.92">
                <text:p>0.92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NM</text:p>
              </table:table-cell>
              <table:table-cell office:value-type="float" office:value="0.83">
                <text:p>0.83</text:p>
              </table:table-cell>
              <table:table-cell office:value-type="float" office:value="0.91">
                <text:p>0.91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94">
                <text:p>0.94</text:p>
              </table:table-cell>
              <table:table-cell office:value-type="float" office:value="0.91">
                <text:p>0.91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PPM</text:p>
              </table:table-cell>
              <table:table-cell office:value-type="float" office:value="0.7">
                <text:p>0.7</text:p>
              </table:table-cell>
              <table:table-cell office:value-type="float" office:value="0.58">
                <text:p>0.58</text:p>
              </table:table-cell>
              <table:table-cell office:value-type="float" office:value="0.66">
                <text:p>0.66</text:p>
              </table:table-cell>
              <table:table-cell office:value-type="float" office:value="0.69">
                <text:p>0.69</text:p>
              </table:table-cell>
              <table:table-cell office:value-type="float" office:value="0.49">
                <text:p>0.49</text:p>
              </table:table-cell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  <table:table-cell office:value-type="float" office:value="0.56">
                <text:p>0.56</text:p>
              </table:table-cell>
              <table:table-cell office:value-type="float" office:value="0.48">
                <text:p>0.4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PU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0.61">
                <text:p>0.61</text:p>
              </table:table-cell>
              <table:table-cell office:value-type="float" office:value="0.58">
                <text:p>0.58</text:p>
              </table:table-cell>
              <table:table-cell office:value-type="float" office:value="0.57">
                <text:p>0.57</text:p>
              </table:table-cell>
              <table:table-cell office:value-type="float" office:value="0.59">
                <text:p>0.59</text:p>
              </table:table-cell>
              <table:table-cell office:value-type="float" office:value="0.57">
                <text:p>0.57</text:p>
              </table:table-cell>
              <table:table-cell office:value-type="float" office:value="0.6">
                <text:p>0.6</text:p>
              </table:table-cell>
              <table:table-cell office:value-type="float" office:value="0.61">
                <text:p>0.61</text:p>
              </table:table-cell>
              <table:table-cell office:value-type="float" office:value="0.59">
                <text:p>0.59</text:p>
              </table:table-cell>
              <table:table-cell office:value-type="float" office:value="0.6">
                <text:p>0.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7">
                <text:p>0.87</text:p>
              </table:table-cell>
              <table:table-cell office:value-type="float" office:value="0.82">
                <text:p>0.8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SM</text:p>
              </table:table-cell>
              <table:table-cell office:value-type="float" office:value="0.66">
                <text:p>0.66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68">
                <text:p>0.68</text:p>
              </table:table-cell>
              <table:table-cell office:value-type="float" office:value="0.69">
                <text:p>0.69</text:p>
              </table:table-cell>
              <table:table-cell office:value-type="float" office:value="0.65">
                <text:p>0.65</text:p>
              </table:table-cell>
              <table:table-cell office:value-type="float" office:value="0.72">
                <text:p>0.72</text:p>
              </table:table-cell>
              <table:table-cell office:value-type="float" office:value="0.77">
                <text:p>0.7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VLP</text:p>
              </table:table-cell>
              <table:table-cell office:value-type="float" office:value="0.88">
                <text:p>0.88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88">
                <text:p>0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